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currency_20_conversi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ransaction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IsRecurring</text:p>
          </table:table-cell>
          <table:table-cell table:style-name="ce1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00</text:p>
          </table:table-cell>
          <table:table-cell table:style-name="ce2" office:value-type="date" office:date-value="2023-01-31" calcext:value-type="date">
            <text:p>2023-01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422.93" calcext:value-type="float">
            <text:p>9422.9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01</text:p>
          </table:table-cell>
          <table:table-cell table:style-name="ce2" office:value-type="date" office:date-value="2023-12-30" calcext:value-type="date">
            <text:p>2023-12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7716.22" calcext:value-type="float">
            <text:p>7716.2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02</text:p>
          </table:table-cell>
          <table:table-cell table:style-name="ce2" office:value-type="date" office:date-value="2022-05-10" calcext:value-type="date">
            <text:p>2022-05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444.25" calcext:value-type="float">
            <text:p>-2444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03</text:p>
          </table:table-cell>
          <table:table-cell table:style-name="ce2" office:value-type="date" office:date-value="2023-07-18" calcext:value-type="date">
            <text:p>2023-07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598.09" calcext:value-type="float">
            <text:p>-5598.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04</text:p>
          </table:table-cell>
          <table:table-cell table:style-name="ce2" office:value-type="date" office:date-value="2023-02-04" calcext:value-type="date">
            <text:p>2023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704.43" calcext:value-type="float">
            <text:p>704.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05</text:p>
          </table:table-cell>
          <table:table-cell table:style-name="ce2" office:value-type="date" office:date-value="2022-12-31" calcext:value-type="date">
            <text:p>2022-12-3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842.2" calcext:value-type="float">
            <text:p>-8842.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06</text:p>
          </table:table-cell>
          <table:table-cell table:style-name="ce2" office:value-type="date" office:date-value="2022-11-10" calcext:value-type="date">
            <text:p>2022-11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615.84" calcext:value-type="float">
            <text:p>1615.8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07</text:p>
          </table:table-cell>
          <table:table-cell table:style-name="ce2" office:value-type="date" office:date-value="2020-05-01" calcext:value-type="date">
            <text:p>2020-05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738.01" calcext:value-type="float">
            <text:p>-738.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08</text:p>
          </table:table-cell>
          <table:table-cell table:style-name="ce2" office:value-type="date" office:date-value="2021-04-11" calcext:value-type="date">
            <text:p>2021-04-1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330.18" calcext:value-type="float">
            <text:p>-2330.1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09</text:p>
          </table:table-cell>
          <table:table-cell table:style-name="ce2" office:value-type="date" office:date-value="2023-05-23" calcext:value-type="date">
            <text:p>2023-05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7973.52" calcext:value-type="float">
            <text:p>-7973.5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10</text:p>
          </table:table-cell>
          <table:table-cell table:style-name="ce2" office:value-type="date" office:date-value="2020-11-26" calcext:value-type="date">
            <text:p>2020-11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568" calcext:value-type="float">
            <text:p>256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11</text:p>
          </table:table-cell>
          <table:table-cell table:style-name="ce2" office:value-type="date" office:date-value="2024-01-22" calcext:value-type="date">
            <text:p>2024-01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663.5" calcext:value-type="float">
            <text:p>-2663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12</text:p>
          </table:table-cell>
          <table:table-cell table:style-name="ce2" office:value-type="date" office:date-value="2020-03-28" calcext:value-type="date">
            <text:p>2020-03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849.58" calcext:value-type="float">
            <text:p>-5849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13</text:p>
          </table:table-cell>
          <table:table-cell table:style-name="ce2" office:value-type="date" office:date-value="2023-10-28" calcext:value-type="date">
            <text:p>2023-10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4361.31" calcext:value-type="float">
            <text:p>-14361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14</text:p>
          </table:table-cell>
          <table:table-cell table:style-name="ce2" office:value-type="date" office:date-value="2023-01-28" calcext:value-type="date">
            <text:p>2023-01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37.57" calcext:value-type="float">
            <text:p>-137.5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15</text:p>
          </table:table-cell>
          <table:table-cell table:style-name="ce2" office:value-type="date" office:date-value="2022-05-21" calcext:value-type="date">
            <text:p>2022-05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8861.26" calcext:value-type="float">
            <text:p>8861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16</text:p>
          </table:table-cell>
          <table:table-cell table:style-name="ce2" office:value-type="date" office:date-value="2020-05-10" calcext:value-type="date">
            <text:p>2020-05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8306.3" calcext:value-type="float">
            <text:p>8306.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17</text:p>
          </table:table-cell>
          <table:table-cell table:style-name="ce2" office:value-type="date" office:date-value="2023-08-25" calcext:value-type="date">
            <text:p>2023-08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285.48" calcext:value-type="float">
            <text:p>-2285.4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18</text:p>
          </table:table-cell>
          <table:table-cell table:style-name="ce2" office:value-type="date" office:date-value="2022-02-08" calcext:value-type="date">
            <text:p>2022-02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011.06" calcext:value-type="float">
            <text:p>-3011.0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19</text:p>
          </table:table-cell>
          <table:table-cell table:style-name="ce2" office:value-type="date" office:date-value="2020-12-09" calcext:value-type="date">
            <text:p>2020-12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343.87" calcext:value-type="float">
            <text:p>2343.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20</text:p>
          </table:table-cell>
          <table:table-cell table:style-name="ce2" office:value-type="date" office:date-value="2023-12-08" calcext:value-type="date">
            <text:p>2023-12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991.93" calcext:value-type="float">
            <text:p>-4991.9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21</text:p>
          </table:table-cell>
          <table:table-cell table:style-name="ce2" office:value-type="date" office:date-value="2022-03-16" calcext:value-type="date">
            <text:p>2022-03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508.96" calcext:value-type="float">
            <text:p>1508.9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22</text:p>
          </table:table-cell>
          <table:table-cell table:style-name="ce2" office:value-type="date" office:date-value="2021-01-20" calcext:value-type="date">
            <text:p>2021-01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830.4" calcext:value-type="float">
            <text:p>3830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23</text:p>
          </table:table-cell>
          <table:table-cell table:style-name="ce2" office:value-type="date" office:date-value="2023-04-30" calcext:value-type="date">
            <text:p>2023-04-3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134.67" calcext:value-type="float">
            <text:p>6134.6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24</text:p>
          </table:table-cell>
          <table:table-cell table:style-name="ce2" office:value-type="date" office:date-value="2022-08-13" calcext:value-type="date">
            <text:p>2022-08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500.77" calcext:value-type="float">
            <text:p>-500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25</text:p>
          </table:table-cell>
          <table:table-cell table:style-name="ce2" office:value-type="date" office:date-value="2020-10-03" calcext:value-type="date">
            <text:p>2020-10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018.37" calcext:value-type="float">
            <text:p>-1018.3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26</text:p>
          </table:table-cell>
          <table:table-cell table:style-name="ce2" office:value-type="date" office:date-value="2023-03-30" calcext:value-type="date">
            <text:p>2023-03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389.91" calcext:value-type="float">
            <text:p>-4389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27</text:p>
          </table:table-cell>
          <table:table-cell table:style-name="ce2" office:value-type="date" office:date-value="2021-04-04" calcext:value-type="date">
            <text:p>2021-04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134.4" calcext:value-type="float">
            <text:p>-4134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28</text:p>
          </table:table-cell>
          <table:table-cell table:style-name="ce2" office:value-type="date" office:date-value="2023-08-30" calcext:value-type="date">
            <text:p>2023-08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132.39" calcext:value-type="float">
            <text:p>-1132.3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29</text:p>
          </table:table-cell>
          <table:table-cell table:style-name="ce2" office:value-type="date" office:date-value="2020-01-22" calcext:value-type="date">
            <text:p>2020-01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836.83" calcext:value-type="float">
            <text:p>1836.8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30</text:p>
          </table:table-cell>
          <table:table-cell table:style-name="ce2" office:value-type="date" office:date-value="2020-09-09" calcext:value-type="date">
            <text:p>2020-09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567.92" calcext:value-type="float">
            <text:p>4567.9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31</text:p>
          </table:table-cell>
          <table:table-cell table:style-name="ce2" office:value-type="date" office:date-value="2022-01-17" calcext:value-type="date">
            <text:p>2022-0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015.89" calcext:value-type="float">
            <text:p>-4015.8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32</text:p>
          </table:table-cell>
          <table:table-cell table:style-name="ce2" office:value-type="date" office:date-value="2022-05-06" calcext:value-type="date">
            <text:p>2022-05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463.44" calcext:value-type="float">
            <text:p>7463.4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33</text:p>
          </table:table-cell>
          <table:table-cell table:style-name="ce2" office:value-type="date" office:date-value="2021-04-19" calcext:value-type="date">
            <text:p>2021-04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355.62" calcext:value-type="float">
            <text:p>-1355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34</text:p>
          </table:table-cell>
          <table:table-cell table:style-name="ce2" office:value-type="date" office:date-value="2022-12-18" calcext:value-type="date">
            <text:p>2022-12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06.84" calcext:value-type="float">
            <text:p>-106.8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35</text:p>
          </table:table-cell>
          <table:table-cell table:style-name="ce2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736.06" calcext:value-type="float">
            <text:p>-3736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36</text:p>
          </table:table-cell>
          <table:table-cell table:style-name="ce2" office:value-type="date" office:date-value="2024-02-08" calcext:value-type="date">
            <text:p>2024-02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121.2" calcext:value-type="float">
            <text:p>-12121.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37</text:p>
          </table:table-cell>
          <table:table-cell table:style-name="ce2" office:value-type="date" office:date-value="2021-11-30" calcext:value-type="date">
            <text:p>2021-11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420.23" calcext:value-type="float">
            <text:p>4420.2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38</text:p>
          </table:table-cell>
          <table:table-cell table:style-name="ce2" office:value-type="date" office:date-value="2022-09-02" calcext:value-type="date">
            <text:p>2022-09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684.22" calcext:value-type="float">
            <text:p>3684.2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39</text:p>
          </table:table-cell>
          <table:table-cell table:style-name="ce2" office:value-type="date" office:date-value="2020-07-08" calcext:value-type="date">
            <text:p>2020-07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406.64" calcext:value-type="float">
            <text:p>-1406.6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40</text:p>
          </table:table-cell>
          <table:table-cell table:style-name="ce2" office:value-type="date" office:date-value="2022-08-15" calcext:value-type="date">
            <text:p>2022-08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34.95" calcext:value-type="float">
            <text:p>334.9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41</text:p>
          </table:table-cell>
          <table:table-cell table:style-name="ce2" office:value-type="date" office:date-value="2021-11-17" calcext:value-type="date">
            <text:p>2021-1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579.7" calcext:value-type="float">
            <text:p>2579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42</text:p>
          </table:table-cell>
          <table:table-cell table:style-name="ce2" office:value-type="date" office:date-value="2022-08-15" calcext:value-type="date">
            <text:p>2022-08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812.73" calcext:value-type="float">
            <text:p>-7812.7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43</text:p>
          </table:table-cell>
          <table:table-cell table:style-name="ce2" office:value-type="date" office:date-value="2021-07-16" calcext:value-type="date">
            <text:p>2021-07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645.26" calcext:value-type="float">
            <text:p>-2645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44</text:p>
          </table:table-cell>
          <table:table-cell table:style-name="ce2" office:value-type="date" office:date-value="2023-06-21" calcext:value-type="date">
            <text:p>2023-06-2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971.32" calcext:value-type="float">
            <text:p>3971.3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45</text:p>
          </table:table-cell>
          <table:table-cell table:style-name="ce2" office:value-type="date" office:date-value="2022-04-11" calcext:value-type="date">
            <text:p>2022-04-1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271.45" calcext:value-type="float">
            <text:p>-6271.4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46</text:p>
          </table:table-cell>
          <table:table-cell table:style-name="ce2" office:value-type="date" office:date-value="2023-02-28" calcext:value-type="date">
            <text:p>2023-02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467.79" calcext:value-type="float">
            <text:p>1467.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47</text:p>
          </table:table-cell>
          <table:table-cell table:style-name="ce2" office:value-type="date" office:date-value="2021-10-08" calcext:value-type="date">
            <text:p>2021-10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782.91" calcext:value-type="float">
            <text:p>-6782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48</text:p>
          </table:table-cell>
          <table:table-cell table:style-name="ce2" office:value-type="date" office:date-value="2020-01-21" calcext:value-type="date">
            <text:p>2020-01-2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332.15" calcext:value-type="float">
            <text:p>2332.1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49</text:p>
          </table:table-cell>
          <table:table-cell table:style-name="ce2" office:value-type="date" office:date-value="2022-04-20" calcext:value-type="date">
            <text:p>2022-04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78.21" calcext:value-type="float">
            <text:p>-178.2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50</text:p>
          </table:table-cell>
          <table:table-cell table:style-name="ce2" office:value-type="date" office:date-value="2020-06-15" calcext:value-type="date">
            <text:p>2020-06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075.66" calcext:value-type="float">
            <text:p>-8075.6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51</text:p>
          </table:table-cell>
          <table:table-cell table:style-name="ce2" office:value-type="date" office:date-value="2023-07-21" calcext:value-type="date">
            <text:p>2023-07-2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823.7" calcext:value-type="float">
            <text:p>5823.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52</text:p>
          </table:table-cell>
          <table:table-cell table:style-name="ce2" office:value-type="date" office:date-value="2021-01-22" calcext:value-type="date">
            <text:p>2021-01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672.96" calcext:value-type="float">
            <text:p>-3672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53</text:p>
          </table:table-cell>
          <table:table-cell table:style-name="ce2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051.26" calcext:value-type="float">
            <text:p>-4051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54</text:p>
          </table:table-cell>
          <table:table-cell table:style-name="ce2" office:value-type="date" office:date-value="2020-11-11" calcext:value-type="date">
            <text:p>2020-11-1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002.85" calcext:value-type="float">
            <text:p>1002.8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55</text:p>
          </table:table-cell>
          <table:table-cell table:style-name="ce2" office:value-type="date" office:date-value="2020-01-14" calcext:value-type="date">
            <text:p>2020-01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743.19" calcext:value-type="float">
            <text:p>5743.1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56</text:p>
          </table:table-cell>
          <table:table-cell table:style-name="ce2" office:value-type="date" office:date-value="2020-08-29" calcext:value-type="date">
            <text:p>2020-08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079.11" calcext:value-type="float">
            <text:p>-5079.1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57</text:p>
          </table:table-cell>
          <table:table-cell table:style-name="ce2" office:value-type="date" office:date-value="2022-02-15" calcext:value-type="date">
            <text:p>2022-02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08.4" calcext:value-type="float">
            <text:p>308.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58</text:p>
          </table:table-cell>
          <table:table-cell table:style-name="ce2" office:value-type="date" office:date-value="2023-10-01" calcext:value-type="date">
            <text:p>2023-10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144.08" calcext:value-type="float">
            <text:p>2144.0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59</text:p>
          </table:table-cell>
          <table:table-cell table:style-name="ce2" office:value-type="date" office:date-value="2021-07-18" calcext:value-type="date">
            <text:p>2021-07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465.53" calcext:value-type="float">
            <text:p>3465.5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60</text:p>
          </table:table-cell>
          <table:table-cell table:style-name="ce2" office:value-type="date" office:date-value="2022-06-16" calcext:value-type="date">
            <text:p>2022-06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882.21" calcext:value-type="float">
            <text:p>882.2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61</text:p>
          </table:table-cell>
          <table:table-cell table:style-name="ce2" office:value-type="date" office:date-value="2023-09-25" calcext:value-type="date">
            <text:p>2023-09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835.14" calcext:value-type="float">
            <text:p>-1835.1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62</text:p>
          </table:table-cell>
          <table:table-cell table:style-name="ce2" office:value-type="date" office:date-value="2020-04-01" calcext:value-type="date">
            <text:p>2020-04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137.95" calcext:value-type="float">
            <text:p>-4137.9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63</text:p>
          </table:table-cell>
          <table:table-cell table:style-name="ce2" office:value-type="date" office:date-value="2023-10-22" calcext:value-type="date">
            <text:p>2023-10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30.72" calcext:value-type="float">
            <text:p>430.7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64</text:p>
          </table:table-cell>
          <table:table-cell table:style-name="ce2" office:value-type="date" office:date-value="2022-08-13" calcext:value-type="date">
            <text:p>2022-08-1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360.7" calcext:value-type="float">
            <text:p>-5360.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65</text:p>
          </table:table-cell>
          <table:table-cell table:style-name="ce2" office:value-type="date" office:date-value="2024-01-18" calcext:value-type="date">
            <text:p>2024-01-1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4606.75" calcext:value-type="float">
            <text:p>-14606.7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66</text:p>
          </table:table-cell>
          <table:table-cell table:style-name="ce2" office:value-type="date" office:date-value="2023-12-22" calcext:value-type="date">
            <text:p>2023-12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182.8" calcext:value-type="float">
            <text:p>2182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67</text:p>
          </table:table-cell>
          <table:table-cell table:style-name="ce2" office:value-type="date" office:date-value="2021-05-23" calcext:value-type="date">
            <text:p>2021-05-2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519.67" calcext:value-type="float">
            <text:p>4519.6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68</text:p>
          </table:table-cell>
          <table:table-cell table:style-name="ce2" office:value-type="date" office:date-value="2022-02-14" calcext:value-type="date">
            <text:p>2022-02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814.66" calcext:value-type="float">
            <text:p>-11814.6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69</text:p>
          </table:table-cell>
          <table:table-cell table:style-name="ce2" office:value-type="date" office:date-value="2020-02-04" calcext:value-type="date">
            <text:p>2020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048.65" calcext:value-type="float">
            <text:p>-5048.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0</text:p>
          </table:table-cell>
          <table:table-cell table:style-name="ce2" office:value-type="date" office:date-value="2020-07-24" calcext:value-type="date">
            <text:p>2020-07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095.77" calcext:value-type="float">
            <text:p>3095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1</text:p>
          </table:table-cell>
          <table:table-cell table:style-name="ce2" office:value-type="date" office:date-value="2023-01-09" calcext:value-type="date">
            <text:p>2023-01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0287.48" calcext:value-type="float">
            <text:p>10287.4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2</text:p>
          </table:table-cell>
          <table:table-cell table:style-name="ce2" office:value-type="date" office:date-value="2023-11-12" calcext:value-type="date">
            <text:p>2023-11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03.97" calcext:value-type="float">
            <text:p>103.9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3</text:p>
          </table:table-cell>
          <table:table-cell table:style-name="ce2" office:value-type="date" office:date-value="2022-10-22" calcext:value-type="date">
            <text:p>2022-10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640.01" calcext:value-type="float">
            <text:p>-3640.0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4</text:p>
          </table:table-cell>
          <table:table-cell table:style-name="ce2" office:value-type="date" office:date-value="2022-10-18" calcext:value-type="date">
            <text:p>2022-10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14.48" calcext:value-type="float">
            <text:p>-914.4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5</text:p>
          </table:table-cell>
          <table:table-cell table:style-name="ce2" office:value-type="date" office:date-value="2023-11-14" calcext:value-type="date">
            <text:p>2023-11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874.38" calcext:value-type="float">
            <text:p>6874.3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6</text:p>
          </table:table-cell>
          <table:table-cell table:style-name="ce2" office:value-type="date" office:date-value="2021-07-19" calcext:value-type="date">
            <text:p>2021-07-1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229.82" calcext:value-type="float">
            <text:p>-3229.8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7</text:p>
          </table:table-cell>
          <table:table-cell table:style-name="ce2" office:value-type="date" office:date-value="2023-02-03" calcext:value-type="date">
            <text:p>2023-02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995.96" calcext:value-type="float">
            <text:p>-3995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8</text:p>
          </table:table-cell>
          <table:table-cell table:style-name="ce2" office:value-type="date" office:date-value="2021-12-03" calcext:value-type="date">
            <text:p>2021-12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13.72" calcext:value-type="float">
            <text:p>-2413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79</text:p>
          </table:table-cell>
          <table:table-cell table:style-name="ce2" office:value-type="date" office:date-value="2021-02-05" calcext:value-type="date">
            <text:p>2021-02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766.64" calcext:value-type="float">
            <text:p>-4766.6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80</text:p>
          </table:table-cell>
          <table:table-cell table:style-name="ce2" office:value-type="date" office:date-value="2021-12-30" calcext:value-type="date">
            <text:p>2021-12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13.35" calcext:value-type="float">
            <text:p>613.3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81</text:p>
          </table:table-cell>
          <table:table-cell table:style-name="ce2" office:value-type="date" office:date-value="2020-06-10" calcext:value-type="date">
            <text:p>2020-06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123.39" calcext:value-type="float">
            <text:p>8123.3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82</text:p>
          </table:table-cell>
          <table:table-cell table:style-name="ce2" office:value-type="date" office:date-value="2020-07-20" calcext:value-type="date">
            <text:p>2020-07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615.4" calcext:value-type="float">
            <text:p>1615.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83</text:p>
          </table:table-cell>
          <table:table-cell table:style-name="ce2" office:value-type="date" office:date-value="2022-09-22" calcext:value-type="date">
            <text:p>2022-09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261.77" calcext:value-type="float">
            <text:p>-1261.7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84</text:p>
          </table:table-cell>
          <table:table-cell table:style-name="ce2" office:value-type="date" office:date-value="2020-09-26" calcext:value-type="date">
            <text:p>2020-09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459.06" calcext:value-type="float">
            <text:p>-1459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85</text:p>
          </table:table-cell>
          <table:table-cell table:style-name="ce2" office:value-type="date" office:date-value="2022-03-26" calcext:value-type="date">
            <text:p>2022-03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815.95" calcext:value-type="float">
            <text:p>-7815.9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86</text:p>
          </table:table-cell>
          <table:table-cell table:style-name="ce2" office:value-type="date" office:date-value="2023-07-18" calcext:value-type="date">
            <text:p>2023-07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15.55" calcext:value-type="float">
            <text:p>4415.5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87</text:p>
          </table:table-cell>
          <table:table-cell table:style-name="ce2" office:value-type="date" office:date-value="2021-03-31" calcext:value-type="date">
            <text:p>2021-03-3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89.19" calcext:value-type="float">
            <text:p>-389.1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88</text:p>
          </table:table-cell>
          <table:table-cell table:style-name="ce2" office:value-type="date" office:date-value="2024-01-25" calcext:value-type="date">
            <text:p>2024-01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02.4" calcext:value-type="float">
            <text:p>-902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89</text:p>
          </table:table-cell>
          <table:table-cell table:style-name="ce2" office:value-type="date" office:date-value="2023-06-29" calcext:value-type="date">
            <text:p>2023-06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5965.54" calcext:value-type="float">
            <text:p>15965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90</text:p>
          </table:table-cell>
          <table:table-cell table:style-name="ce2" office:value-type="date" office:date-value="2022-10-13" calcext:value-type="date">
            <text:p>2022-10-1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493.76" calcext:value-type="float">
            <text:p>1493.7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91</text:p>
          </table:table-cell>
          <table:table-cell table:style-name="ce2" office:value-type="date" office:date-value="2020-10-22" calcext:value-type="date">
            <text:p>2020-10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758.96" calcext:value-type="float">
            <text:p>-3758.9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92</text:p>
          </table:table-cell>
          <table:table-cell table:style-name="ce2" office:value-type="date" office:date-value="2021-12-20" calcext:value-type="date">
            <text:p>2021-12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131.79" calcext:value-type="float">
            <text:p>-2131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93</text:p>
          </table:table-cell>
          <table:table-cell table:style-name="ce2" office:value-type="date" office:date-value="2020-12-03" calcext:value-type="date">
            <text:p>2020-12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742.23" calcext:value-type="float">
            <text:p>5742.2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94</text:p>
          </table:table-cell>
          <table:table-cell table:style-name="ce2" office:value-type="date" office:date-value="2022-05-28" calcext:value-type="date">
            <text:p>2022-05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66.35" calcext:value-type="float">
            <text:p>566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95</text:p>
          </table:table-cell>
          <table:table-cell table:style-name="ce2" office:value-type="date" office:date-value="2022-12-12" calcext:value-type="date">
            <text:p>2022-12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191.39" calcext:value-type="float">
            <text:p>-7191.3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96</text:p>
          </table:table-cell>
          <table:table-cell table:style-name="ce2" office:value-type="date" office:date-value="2022-03-02" calcext:value-type="date">
            <text:p>2022-03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596.14" calcext:value-type="float">
            <text:p>4596.1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97</text:p>
          </table:table-cell>
          <table:table-cell table:style-name="ce2" office:value-type="date" office:date-value="2020-08-04" calcext:value-type="date">
            <text:p>2020-08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340.72" calcext:value-type="float">
            <text:p>-3340.7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098</text:p>
          </table:table-cell>
          <table:table-cell table:style-name="ce2" office:value-type="date" office:date-value="2022-02-02" calcext:value-type="date">
            <text:p>2022-02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366.49" calcext:value-type="float">
            <text:p>9366.4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099</text:p>
          </table:table-cell>
          <table:table-cell table:style-name="ce2" office:value-type="date" office:date-value="2020-07-06" calcext:value-type="date">
            <text:p>2020-07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400.24" calcext:value-type="float">
            <text:p>5400.2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00</text:p>
          </table:table-cell>
          <table:table-cell table:style-name="ce2" office:value-type="date" office:date-value="2021-01-14" calcext:value-type="date">
            <text:p>2021-01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236.61" calcext:value-type="float">
            <text:p>-2236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01</text:p>
          </table:table-cell>
          <table:table-cell table:style-name="ce2" office:value-type="date" office:date-value="2021-05-07" calcext:value-type="date">
            <text:p>2021-05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405.08" calcext:value-type="float">
            <text:p>6405.0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02</text:p>
          </table:table-cell>
          <table:table-cell table:style-name="ce2" office:value-type="date" office:date-value="2022-11-30" calcext:value-type="date">
            <text:p>2022-11-3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39.28" calcext:value-type="float">
            <text:p>339.2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03</text:p>
          </table:table-cell>
          <table:table-cell table:style-name="ce2" office:value-type="date" office:date-value="2023-03-26" calcext:value-type="date">
            <text:p>2023-03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263.87" calcext:value-type="float">
            <text:p>4263.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04</text:p>
          </table:table-cell>
          <table:table-cell table:style-name="ce2" office:value-type="date" office:date-value="2020-01-15" calcext:value-type="date">
            <text:p>2020-01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423.66" calcext:value-type="float">
            <text:p>2423.6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05</text:p>
          </table:table-cell>
          <table:table-cell table:style-name="ce2" office:value-type="date" office:date-value="2020-03-05" calcext:value-type="date">
            <text:p>2020-03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231.78" calcext:value-type="float">
            <text:p>-4231.7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06</text:p>
          </table:table-cell>
          <table:table-cell table:style-name="ce2" office:value-type="date" office:date-value="2021-06-04" calcext:value-type="date">
            <text:p>2021-06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217.75" calcext:value-type="float">
            <text:p>-3217.7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07</text:p>
          </table:table-cell>
          <table:table-cell table:style-name="ce2" office:value-type="date" office:date-value="2023-09-29" calcext:value-type="date">
            <text:p>2023-09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5149.8" calcext:value-type="float">
            <text:p>5149.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08</text:p>
          </table:table-cell>
          <table:table-cell table:style-name="ce2" office:value-type="date" office:date-value="2023-02-26" calcext:value-type="date">
            <text:p>2023-02-2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673.88" calcext:value-type="float">
            <text:p>-1673.8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09</text:p>
          </table:table-cell>
          <table:table-cell table:style-name="ce2" office:value-type="date" office:date-value="2021-10-09" calcext:value-type="date">
            <text:p>2021-10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018.24" calcext:value-type="float">
            <text:p>-2018.2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10</text:p>
          </table:table-cell>
          <table:table-cell table:style-name="ce2" office:value-type="date" office:date-value="2024-02-04" calcext:value-type="date">
            <text:p>2024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775.61" calcext:value-type="float">
            <text:p>-4775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11</text:p>
          </table:table-cell>
          <table:table-cell table:style-name="ce2" office:value-type="date" office:date-value="2022-12-22" calcext:value-type="date">
            <text:p>2022-12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12</text:p>
          </table:table-cell>
          <table:table-cell table:style-name="ce2" office:value-type="date" office:date-value="2023-03-08" calcext:value-type="date">
            <text:p>2023-03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0312.62" calcext:value-type="float">
            <text:p>10312.6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13</text:p>
          </table:table-cell>
          <table:table-cell table:style-name="ce2" office:value-type="date" office:date-value="2021-08-15" calcext:value-type="date">
            <text:p>2021-08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337.66" calcext:value-type="float">
            <text:p>-5337.6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14</text:p>
          </table:table-cell>
          <table:table-cell table:style-name="ce2" office:value-type="date" office:date-value="2021-01-26" calcext:value-type="date">
            <text:p>2021-01-2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21.1" calcext:value-type="float">
            <text:p>121.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15</text:p>
          </table:table-cell>
          <table:table-cell table:style-name="ce2" office:value-type="date" office:date-value="2021-02-22" calcext:value-type="date">
            <text:p>2021-02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061.1" calcext:value-type="float">
            <text:p>7061.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16</text:p>
          </table:table-cell>
          <table:table-cell table:style-name="ce2" office:value-type="date" office:date-value="2020-10-15" calcext:value-type="date">
            <text:p>2020-10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98.21" calcext:value-type="float">
            <text:p>-398.2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17</text:p>
          </table:table-cell>
          <table:table-cell table:style-name="ce2" office:value-type="date" office:date-value="2021-01-13" calcext:value-type="date">
            <text:p>2021-01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261.86" calcext:value-type="float">
            <text:p>2261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18</text:p>
          </table:table-cell>
          <table:table-cell table:style-name="ce2" office:value-type="date" office:date-value="2020-08-18" calcext:value-type="date">
            <text:p>2020-08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311.97" calcext:value-type="float">
            <text:p>-5311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19</text:p>
          </table:table-cell>
          <table:table-cell table:style-name="ce2" office:value-type="date" office:date-value="2022-10-14" calcext:value-type="date">
            <text:p>2022-10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141.54" calcext:value-type="float">
            <text:p>2141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20</text:p>
          </table:table-cell>
          <table:table-cell table:style-name="ce2" office:value-type="date" office:date-value="2020-02-10" calcext:value-type="date">
            <text:p>2020-02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935.72" calcext:value-type="float">
            <text:p>-935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21</text:p>
          </table:table-cell>
          <table:table-cell table:style-name="ce2" office:value-type="date" office:date-value="2022-11-17" calcext:value-type="date">
            <text:p>2022-1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928.65" calcext:value-type="float">
            <text:p>4928.6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22</text:p>
          </table:table-cell>
          <table:table-cell table:style-name="ce2" office:value-type="date" office:date-value="2020-05-14" calcext:value-type="date">
            <text:p>2020-05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936.93" calcext:value-type="float">
            <text:p>5936.9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23</text:p>
          </table:table-cell>
          <table:table-cell table:style-name="ce2" office:value-type="date" office:date-value="2020-07-19" calcext:value-type="date">
            <text:p>2020-07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2947.82" calcext:value-type="float">
            <text:p>12947.8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24</text:p>
          </table:table-cell>
          <table:table-cell table:style-name="ce2" office:value-type="date" office:date-value="2022-02-18" calcext:value-type="date">
            <text:p>2022-02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898.17" calcext:value-type="float">
            <text:p>2898.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25</text:p>
          </table:table-cell>
          <table:table-cell table:style-name="ce2" office:value-type="date" office:date-value="2022-07-18" calcext:value-type="date">
            <text:p>2022-07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628.98" calcext:value-type="float">
            <text:p>1628.9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26</text:p>
          </table:table-cell>
          <table:table-cell table:style-name="ce2" office:value-type="date" office:date-value="2022-11-22" calcext:value-type="date">
            <text:p>2022-11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971.92" calcext:value-type="float">
            <text:p>971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27</text:p>
          </table:table-cell>
          <table:table-cell table:style-name="ce2" office:value-type="date" office:date-value="2022-12-07" calcext:value-type="date">
            <text:p>2022-12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765.83" calcext:value-type="float">
            <text:p>-1765.8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28</text:p>
          </table:table-cell>
          <table:table-cell table:style-name="ce2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692.42" calcext:value-type="float">
            <text:p>1692.4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29</text:p>
          </table:table-cell>
          <table:table-cell table:style-name="ce2" office:value-type="date" office:date-value="2021-02-10" calcext:value-type="date">
            <text:p>2021-02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477.01" calcext:value-type="float">
            <text:p>-1477.0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30</text:p>
          </table:table-cell>
          <table:table-cell table:style-name="ce2" office:value-type="date" office:date-value="2022-03-15" calcext:value-type="date">
            <text:p>2022-03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842.3" calcext:value-type="float">
            <text:p>842.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31</text:p>
          </table:table-cell>
          <table:table-cell table:style-name="ce2" office:value-type="date" office:date-value="2020-04-08" calcext:value-type="date">
            <text:p>2020-04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6587.99" calcext:value-type="float">
            <text:p>6587.9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32</text:p>
          </table:table-cell>
          <table:table-cell table:style-name="ce2" office:value-type="date" office:date-value="2021-11-14" calcext:value-type="date">
            <text:p>2021-11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032.71" calcext:value-type="float">
            <text:p>-5032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33</text:p>
          </table:table-cell>
          <table:table-cell table:style-name="ce2" office:value-type="date" office:date-value="2021-12-26" calcext:value-type="date">
            <text:p>2021-12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699.39" calcext:value-type="float">
            <text:p>5699.3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34</text:p>
          </table:table-cell>
          <table:table-cell table:style-name="ce2" office:value-type="date" office:date-value="2022-08-18" calcext:value-type="date">
            <text:p>2022-08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585.58" calcext:value-type="float">
            <text:p>6585.5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35</text:p>
          </table:table-cell>
          <table:table-cell table:style-name="ce2" office:value-type="date" office:date-value="2021-09-04" calcext:value-type="date">
            <text:p>2021-09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590.34" calcext:value-type="float">
            <text:p>-590.3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36</text:p>
          </table:table-cell>
          <table:table-cell table:style-name="ce2" office:value-type="date" office:date-value="2024-01-25" calcext:value-type="date">
            <text:p>2024-01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0609.27" calcext:value-type="float">
            <text:p>-10609.2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37</text:p>
          </table:table-cell>
          <table:table-cell table:style-name="ce2" office:value-type="date" office:date-value="2021-10-04" calcext:value-type="date">
            <text:p>2021-10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039.11" calcext:value-type="float">
            <text:p>-3039.1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38</text:p>
          </table:table-cell>
          <table:table-cell table:style-name="ce2" office:value-type="date" office:date-value="2022-10-25" calcext:value-type="date">
            <text:p>2022-10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484.97" calcext:value-type="float">
            <text:p>6484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39</text:p>
          </table:table-cell>
          <table:table-cell table:style-name="ce2" office:value-type="date" office:date-value="2023-05-26" calcext:value-type="date">
            <text:p>2023-05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4.34" calcext:value-type="float">
            <text:p>-114.3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40</text:p>
          </table:table-cell>
          <table:table-cell table:style-name="ce2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996.51" calcext:value-type="float">
            <text:p>-4996.5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41</text:p>
          </table:table-cell>
          <table:table-cell table:style-name="ce2" office:value-type="date" office:date-value="2022-02-05" calcext:value-type="date">
            <text:p>2022-02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523.87" calcext:value-type="float">
            <text:p>-2523.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42</text:p>
          </table:table-cell>
          <table:table-cell table:style-name="ce2" office:value-type="date" office:date-value="2021-02-01" calcext:value-type="date">
            <text:p>2021-02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203.1" calcext:value-type="float">
            <text:p>4203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43</text:p>
          </table:table-cell>
          <table:table-cell table:style-name="ce2" office:value-type="date" office:date-value="2022-05-20" calcext:value-type="date">
            <text:p>2022-05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733.67" calcext:value-type="float">
            <text:p>2733.6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44</text:p>
          </table:table-cell>
          <table:table-cell table:style-name="ce2" office:value-type="date" office:date-value="2022-03-05" calcext:value-type="date">
            <text:p>2022-03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94.66" calcext:value-type="float">
            <text:p>-1194.6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45</text:p>
          </table:table-cell>
          <table:table-cell table:style-name="ce2" office:value-type="date" office:date-value="2021-01-27" calcext:value-type="date">
            <text:p>2021-01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834.12" calcext:value-type="float">
            <text:p>-1834.1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46</text:p>
          </table:table-cell>
          <table:table-cell table:style-name="ce2" office:value-type="date" office:date-value="2020-07-25" calcext:value-type="date">
            <text:p>2020-07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958.79" calcext:value-type="float">
            <text:p>-1958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47</text:p>
          </table:table-cell>
          <table:table-cell table:style-name="ce2" office:value-type="date" office:date-value="2022-11-04" calcext:value-type="date">
            <text:p>2022-11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612.05" calcext:value-type="float">
            <text:p>-4612.0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48</text:p>
          </table:table-cell>
          <table:table-cell table:style-name="ce2" office:value-type="date" office:date-value="2022-06-10" calcext:value-type="date">
            <text:p>2022-06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076.88" calcext:value-type="float">
            <text:p>8076.8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49</text:p>
          </table:table-cell>
          <table:table-cell table:style-name="ce2" office:value-type="date" office:date-value="2024-01-24" calcext:value-type="date">
            <text:p>2024-01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611.6" calcext:value-type="float">
            <text:p>-1611.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50</text:p>
          </table:table-cell>
          <table:table-cell table:style-name="ce2" office:value-type="date" office:date-value="2022-05-13" calcext:value-type="date">
            <text:p>2022-05-1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6085.79" calcext:value-type="float">
            <text:p>6085.7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51</text:p>
          </table:table-cell>
          <table:table-cell table:style-name="ce2" office:value-type="date" office:date-value="2022-01-12" calcext:value-type="date">
            <text:p>2022-01-1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7606.58" calcext:value-type="float">
            <text:p>7606.5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52</text:p>
          </table:table-cell>
          <table:table-cell table:style-name="ce2" office:value-type="date" office:date-value="2023-06-18" calcext:value-type="date">
            <text:p>2023-06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991.55" calcext:value-type="float">
            <text:p>4991.5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53</text:p>
          </table:table-cell>
          <table:table-cell table:style-name="ce2" office:value-type="date" office:date-value="2021-07-17" calcext:value-type="date">
            <text:p>2021-07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158.1" calcext:value-type="float">
            <text:p>-2158.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54</text:p>
          </table:table-cell>
          <table:table-cell table:style-name="ce2" office:value-type="date" office:date-value="2022-10-17" calcext:value-type="date">
            <text:p>2022-10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018.65" calcext:value-type="float">
            <text:p>2018.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55</text:p>
          </table:table-cell>
          <table:table-cell table:style-name="ce2" office:value-type="date" office:date-value="2020-04-05" calcext:value-type="date">
            <text:p>2020-04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20.98" calcext:value-type="float">
            <text:p>-120.9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56</text:p>
          </table:table-cell>
          <table:table-cell table:style-name="ce2" office:value-type="date" office:date-value="2021-04-29" calcext:value-type="date">
            <text:p>2021-04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518.51" calcext:value-type="float">
            <text:p>-4518.5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57</text:p>
          </table:table-cell>
          <table:table-cell table:style-name="ce2" office:value-type="date" office:date-value="2023-12-01" calcext:value-type="date">
            <text:p>2023-12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621.8" calcext:value-type="float">
            <text:p>1621.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58</text:p>
          </table:table-cell>
          <table:table-cell table:style-name="ce2" office:value-type="date" office:date-value="2020-08-18" calcext:value-type="date">
            <text:p>2020-08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895.2" calcext:value-type="float">
            <text:p>-5895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59</text:p>
          </table:table-cell>
          <table:table-cell table:style-name="ce2" office:value-type="date" office:date-value="2022-01-18" calcext:value-type="date">
            <text:p>2022-01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938.4" calcext:value-type="float">
            <text:p>5938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60</text:p>
          </table:table-cell>
          <table:table-cell table:style-name="ce2" office:value-type="date" office:date-value="2023-04-09" calcext:value-type="date">
            <text:p>2023-04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323.09" calcext:value-type="float">
            <text:p>-2323.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61</text:p>
          </table:table-cell>
          <table:table-cell table:style-name="ce2" office:value-type="date" office:date-value="2021-06-24" calcext:value-type="date">
            <text:p>2021-06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005.8" calcext:value-type="float">
            <text:p>1005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62</text:p>
          </table:table-cell>
          <table:table-cell table:style-name="ce2" office:value-type="date" office:date-value="2022-11-25" calcext:value-type="date">
            <text:p>2022-11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416.44" calcext:value-type="float">
            <text:p>1416.4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63</text:p>
          </table:table-cell>
          <table:table-cell table:style-name="ce2" office:value-type="date" office:date-value="2021-06-08" calcext:value-type="date">
            <text:p>2021-06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94.52" calcext:value-type="float">
            <text:p>-1294.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64</text:p>
          </table:table-cell>
          <table:table-cell table:style-name="ce2" office:value-type="date" office:date-value="2023-03-29" calcext:value-type="date">
            <text:p>2023-03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933.47" calcext:value-type="float">
            <text:p>2933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65</text:p>
          </table:table-cell>
          <table:table-cell table:style-name="ce2" office:value-type="date" office:date-value="2023-06-20" calcext:value-type="date">
            <text:p>2023-06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374.52" calcext:value-type="float">
            <text:p>-2374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66</text:p>
          </table:table-cell>
          <table:table-cell table:style-name="ce2" office:value-type="date" office:date-value="2023-01-14" calcext:value-type="date">
            <text:p>2023-01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356.49" calcext:value-type="float">
            <text:p>4356.4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67</text:p>
          </table:table-cell>
          <table:table-cell table:style-name="ce2" office:value-type="date" office:date-value="2021-07-31" calcext:value-type="date">
            <text:p>2021-07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729.9" calcext:value-type="float">
            <text:p>-6729.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68</text:p>
          </table:table-cell>
          <table:table-cell table:style-name="ce2" office:value-type="date" office:date-value="2021-11-12" calcext:value-type="date">
            <text:p>2021-11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631.9" calcext:value-type="float">
            <text:p>631.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69</text:p>
          </table:table-cell>
          <table:table-cell table:style-name="ce2" office:value-type="date" office:date-value="2021-07-10" calcext:value-type="date">
            <text:p>2021-07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694.64" calcext:value-type="float">
            <text:p>9694.6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70</text:p>
          </table:table-cell>
          <table:table-cell table:style-name="ce2" office:value-type="date" office:date-value="2022-10-09" calcext:value-type="date">
            <text:p>2022-10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001.66" calcext:value-type="float">
            <text:p>-5001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71</text:p>
          </table:table-cell>
          <table:table-cell table:style-name="ce2" office:value-type="date" office:date-value="2021-10-07" calcext:value-type="date">
            <text:p>2021-10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388.72" calcext:value-type="float">
            <text:p>-3388.7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72</text:p>
          </table:table-cell>
          <table:table-cell table:style-name="ce2" office:value-type="date" office:date-value="2022-03-06" calcext:value-type="date">
            <text:p>2022-03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569.54" calcext:value-type="float">
            <text:p>2569.5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73</text:p>
          </table:table-cell>
          <table:table-cell table:style-name="ce2" office:value-type="date" office:date-value="2022-11-17" calcext:value-type="date">
            <text:p>2022-1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97.91" calcext:value-type="float">
            <text:p>897.9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74</text:p>
          </table:table-cell>
          <table:table-cell table:style-name="ce2" office:value-type="date" office:date-value="2023-09-25" calcext:value-type="date">
            <text:p>2023-09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753.15" calcext:value-type="float">
            <text:p>1753.1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75</text:p>
          </table:table-cell>
          <table:table-cell table:style-name="ce2" office:value-type="date" office:date-value="2023-09-16" calcext:value-type="date">
            <text:p>2023-09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445.94" calcext:value-type="float">
            <text:p>2445.9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76</text:p>
          </table:table-cell>
          <table:table-cell table:style-name="ce2" office:value-type="date" office:date-value="2023-10-03" calcext:value-type="date">
            <text:p>2023-10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173.61" calcext:value-type="float">
            <text:p>3173.6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77</text:p>
          </table:table-cell>
          <table:table-cell table:style-name="ce2" office:value-type="date" office:date-value="2024-02-05" calcext:value-type="date">
            <text:p>2024-02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548.5" calcext:value-type="float">
            <text:p>5548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78</text:p>
          </table:table-cell>
          <table:table-cell table:style-name="ce2" office:value-type="date" office:date-value="2023-06-08" calcext:value-type="date">
            <text:p>2023-06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049.09" calcext:value-type="float">
            <text:p>2049.0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79</text:p>
          </table:table-cell>
          <table:table-cell table:style-name="ce2" office:value-type="date" office:date-value="2020-07-08" calcext:value-type="date">
            <text:p>2020-07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206.29" calcext:value-type="float">
            <text:p>-1206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80</text:p>
          </table:table-cell>
          <table:table-cell table:style-name="ce2" office:value-type="date" office:date-value="2023-06-02" calcext:value-type="date">
            <text:p>2023-06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362.87" calcext:value-type="float">
            <text:p>3362.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81</text:p>
          </table:table-cell>
          <table:table-cell table:style-name="ce2" office:value-type="date" office:date-value="2023-11-09" calcext:value-type="date">
            <text:p>2023-11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499.41" calcext:value-type="float">
            <text:p>9499.4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82</text:p>
          </table:table-cell>
          <table:table-cell table:style-name="ce2" office:value-type="date" office:date-value="2023-11-01" calcext:value-type="date">
            <text:p>2023-11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63.17" calcext:value-type="float">
            <text:p>-663.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83</text:p>
          </table:table-cell>
          <table:table-cell table:style-name="ce2" office:value-type="date" office:date-value="2023-07-30" calcext:value-type="date">
            <text:p>2023-07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872.65" calcext:value-type="float">
            <text:p>-4872.6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84</text:p>
          </table:table-cell>
          <table:table-cell table:style-name="ce2" office:value-type="date" office:date-value="2021-09-24" calcext:value-type="date">
            <text:p>2021-09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535.4" calcext:value-type="float">
            <text:p>5535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85</text:p>
          </table:table-cell>
          <table:table-cell table:style-name="ce2" office:value-type="date" office:date-value="2021-09-19" calcext:value-type="date">
            <text:p>2021-09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01.91" calcext:value-type="float">
            <text:p>-601.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86</text:p>
          </table:table-cell>
          <table:table-cell table:style-name="ce2" office:value-type="date" office:date-value="2022-08-30" calcext:value-type="date">
            <text:p>2022-08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0863.35" calcext:value-type="float">
            <text:p>-10863.3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87</text:p>
          </table:table-cell>
          <table:table-cell table:style-name="ce2" office:value-type="date" office:date-value="2023-07-06" calcext:value-type="date">
            <text:p>2023-07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237.11" calcext:value-type="float">
            <text:p>4237.1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88</text:p>
          </table:table-cell>
          <table:table-cell table:style-name="ce2" office:value-type="date" office:date-value="2023-10-14" calcext:value-type="date">
            <text:p>2023-10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676.64" calcext:value-type="float">
            <text:p>-2676.6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89</text:p>
          </table:table-cell>
          <table:table-cell table:style-name="ce2" office:value-type="date" office:date-value="2021-12-10" calcext:value-type="date">
            <text:p>2021-12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52.67" calcext:value-type="float">
            <text:p>-452.6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90</text:p>
          </table:table-cell>
          <table:table-cell table:style-name="ce2" office:value-type="date" office:date-value="2024-01-19" calcext:value-type="date">
            <text:p>2024-01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659.9" calcext:value-type="float">
            <text:p>1659.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91</text:p>
          </table:table-cell>
          <table:table-cell table:style-name="ce2" office:value-type="date" office:date-value="2023-12-05" calcext:value-type="date">
            <text:p>2023-12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952.5" calcext:value-type="float">
            <text:p>952.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92</text:p>
          </table:table-cell>
          <table:table-cell table:style-name="ce2" office:value-type="date" office:date-value="2021-10-10" calcext:value-type="date">
            <text:p>2021-10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547.26" calcext:value-type="float">
            <text:p>3547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93</text:p>
          </table:table-cell>
          <table:table-cell table:style-name="ce2" office:value-type="date" office:date-value="2020-11-13" calcext:value-type="date">
            <text:p>2020-11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177.43" calcext:value-type="float">
            <text:p>-2177.4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94</text:p>
          </table:table-cell>
          <table:table-cell table:style-name="ce2" office:value-type="date" office:date-value="2023-06-02" calcext:value-type="date">
            <text:p>2023-06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565.53" calcext:value-type="float">
            <text:p>2565.5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195</text:p>
          </table:table-cell>
          <table:table-cell table:style-name="ce2" office:value-type="date" office:date-value="2023-06-11" calcext:value-type="date">
            <text:p>2023-06-1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297.73" calcext:value-type="float">
            <text:p>-1297.7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96</text:p>
          </table:table-cell>
          <table:table-cell table:style-name="ce2" office:value-type="date" office:date-value="2021-11-14" calcext:value-type="date">
            <text:p>2021-11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694.05" calcext:value-type="float">
            <text:p>3694.0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97</text:p>
          </table:table-cell>
          <table:table-cell table:style-name="ce2" office:value-type="date" office:date-value="2021-10-25" calcext:value-type="date">
            <text:p>2021-10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076.84" calcext:value-type="float">
            <text:p>3076.8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98</text:p>
          </table:table-cell>
          <table:table-cell table:style-name="ce2" office:value-type="date" office:date-value="2023-10-29" calcext:value-type="date">
            <text:p>2023-10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677.19" calcext:value-type="float">
            <text:p>-4677.1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199</text:p>
          </table:table-cell>
          <table:table-cell table:style-name="ce2" office:value-type="date" office:date-value="2024-02-04" calcext:value-type="date">
            <text:p>2024-02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429.91" calcext:value-type="float">
            <text:p>5429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00</text:p>
          </table:table-cell>
          <table:table-cell table:style-name="ce2" office:value-type="date" office:date-value="2023-06-10" calcext:value-type="date">
            <text:p>2023-06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679.82" calcext:value-type="float">
            <text:p>-2679.8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01</text:p>
          </table:table-cell>
          <table:table-cell table:style-name="ce2" office:value-type="date" office:date-value="2023-02-10" calcext:value-type="date">
            <text:p>2023-02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040.29" calcext:value-type="float">
            <text:p>4040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02</text:p>
          </table:table-cell>
          <table:table-cell table:style-name="ce2" office:value-type="date" office:date-value="2021-03-17" calcext:value-type="date">
            <text:p>2021-03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836.44" calcext:value-type="float">
            <text:p>1836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03</text:p>
          </table:table-cell>
          <table:table-cell table:style-name="ce2" office:value-type="date" office:date-value="2021-07-17" calcext:value-type="date">
            <text:p>2021-07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9190.92" calcext:value-type="float">
            <text:p>9190.9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04</text:p>
          </table:table-cell>
          <table:table-cell table:style-name="ce2" office:value-type="date" office:date-value="2023-07-15" calcext:value-type="date">
            <text:p>2023-07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117.33" calcext:value-type="float">
            <text:p>-1117.3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05</text:p>
          </table:table-cell>
          <table:table-cell table:style-name="ce2" office:value-type="date" office:date-value="2023-11-10" calcext:value-type="date">
            <text:p>2023-11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746.58" calcext:value-type="float">
            <text:p>-1746.5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06</text:p>
          </table:table-cell>
          <table:table-cell table:style-name="ce2" office:value-type="date" office:date-value="2023-11-11" calcext:value-type="date">
            <text:p>2023-11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97.1" calcext:value-type="float">
            <text:p>-97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07</text:p>
          </table:table-cell>
          <table:table-cell table:style-name="ce2" office:value-type="date" office:date-value="2023-02-10" calcext:value-type="date">
            <text:p>2023-02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515.9" calcext:value-type="float">
            <text:p>-1515.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08</text:p>
          </table:table-cell>
          <table:table-cell table:style-name="ce2" office:value-type="date" office:date-value="2022-08-09" calcext:value-type="date">
            <text:p>2022-08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999.71" calcext:value-type="float">
            <text:p>3999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09</text:p>
          </table:table-cell>
          <table:table-cell table:style-name="ce2" office:value-type="date" office:date-value="2023-01-09" calcext:value-type="date">
            <text:p>2023-01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8081.55" calcext:value-type="float">
            <text:p>-8081.5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0</text:p>
          </table:table-cell>
          <table:table-cell table:style-name="ce2" office:value-type="date" office:date-value="2021-11-29" calcext:value-type="date">
            <text:p>2021-11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268.41" calcext:value-type="float">
            <text:p>-5268.4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1</text:p>
          </table:table-cell>
          <table:table-cell table:style-name="ce2" office:value-type="date" office:date-value="2020-04-22" calcext:value-type="date">
            <text:p>2020-04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339.01" calcext:value-type="float">
            <text:p>-5339.0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2</text:p>
          </table:table-cell>
          <table:table-cell table:style-name="ce2" office:value-type="date" office:date-value="2020-01-02" calcext:value-type="date">
            <text:p>2020-01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751.54" calcext:value-type="float">
            <text:p>4751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3</text:p>
          </table:table-cell>
          <table:table-cell table:style-name="ce2" office:value-type="date" office:date-value="2021-10-03" calcext:value-type="date">
            <text:p>2021-10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553.07" calcext:value-type="float">
            <text:p>8553.0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4</text:p>
          </table:table-cell>
          <table:table-cell table:style-name="ce2" office:value-type="date" office:date-value="2020-08-07" calcext:value-type="date">
            <text:p>2020-08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22.25" calcext:value-type="float">
            <text:p>-522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5</text:p>
          </table:table-cell>
          <table:table-cell table:style-name="ce2" office:value-type="date" office:date-value="2022-05-04" calcext:value-type="date">
            <text:p>2022-05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44.11" calcext:value-type="float">
            <text:p>-844.1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6</text:p>
          </table:table-cell>
          <table:table-cell table:style-name="ce2" office:value-type="date" office:date-value="2023-06-02" calcext:value-type="date">
            <text:p>2023-06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50.26" calcext:value-type="float">
            <text:p>350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7</text:p>
          </table:table-cell>
          <table:table-cell table:style-name="ce2" office:value-type="date" office:date-value="2021-01-19" calcext:value-type="date">
            <text:p>2021-01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809.39" calcext:value-type="float">
            <text:p>5809.3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8</text:p>
          </table:table-cell>
          <table:table-cell table:style-name="ce2" office:value-type="date" office:date-value="2023-11-27" calcext:value-type="date">
            <text:p>2023-1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636.77" calcext:value-type="float">
            <text:p>-4636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19</text:p>
          </table:table-cell>
          <table:table-cell table:style-name="ce2" office:value-type="date" office:date-value="2023-02-27" calcext:value-type="date">
            <text:p>2023-02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191.84" calcext:value-type="float">
            <text:p>1191.8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20</text:p>
          </table:table-cell>
          <table:table-cell table:style-name="ce2" office:value-type="date" office:date-value="2022-12-12" calcext:value-type="date">
            <text:p>2022-12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875.99" calcext:value-type="float">
            <text:p>4875.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21</text:p>
          </table:table-cell>
          <table:table-cell table:style-name="ce2" office:value-type="date" office:date-value="2021-12-30" calcext:value-type="date">
            <text:p>2021-12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505.47" calcext:value-type="float">
            <text:p>2505.4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22</text:p>
          </table:table-cell>
          <table:table-cell table:style-name="ce2" office:value-type="date" office:date-value="2023-12-10" calcext:value-type="date">
            <text:p>2023-12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47.91" calcext:value-type="float">
            <text:p>947.9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23</text:p>
          </table:table-cell>
          <table:table-cell table:style-name="ce2" office:value-type="date" office:date-value="2020-09-03" calcext:value-type="date">
            <text:p>2020-09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005.23" calcext:value-type="float">
            <text:p>5005.2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24</text:p>
          </table:table-cell>
          <table:table-cell table:style-name="ce2" office:value-type="date" office:date-value="2022-04-15" calcext:value-type="date">
            <text:p>2022-04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3516.16" calcext:value-type="float">
            <text:p>-13516.1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25</text:p>
          </table:table-cell>
          <table:table-cell table:style-name="ce2" office:value-type="date" office:date-value="2024-01-02" calcext:value-type="date">
            <text:p>2024-01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389.38" calcext:value-type="float">
            <text:p>3389.3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26</text:p>
          </table:table-cell>
          <table:table-cell table:style-name="ce2" office:value-type="date" office:date-value="2020-07-21" calcext:value-type="date">
            <text:p>2020-07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270.38" calcext:value-type="float">
            <text:p>-3270.3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27</text:p>
          </table:table-cell>
          <table:table-cell table:style-name="ce2" office:value-type="date" office:date-value="2023-04-22" calcext:value-type="date">
            <text:p>2023-04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9153.16" calcext:value-type="float">
            <text:p>-9153.1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28</text:p>
          </table:table-cell>
          <table:table-cell table:style-name="ce2" office:value-type="date" office:date-value="2020-05-02" calcext:value-type="date">
            <text:p>2020-05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556.01" calcext:value-type="float">
            <text:p>2556.0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29</text:p>
          </table:table-cell>
          <table:table-cell table:style-name="ce2" office:value-type="date" office:date-value="2021-02-04" calcext:value-type="date">
            <text:p>2021-02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868.29" calcext:value-type="float">
            <text:p>6868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30</text:p>
          </table:table-cell>
          <table:table-cell table:style-name="ce2" office:value-type="date" office:date-value="2022-02-05" calcext:value-type="date">
            <text:p>2022-02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87.24" calcext:value-type="float">
            <text:p>-687.2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31</text:p>
          </table:table-cell>
          <table:table-cell table:style-name="ce2" office:value-type="date" office:date-value="2020-10-20" calcext:value-type="date">
            <text:p>2020-10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764.37" calcext:value-type="float">
            <text:p>4764.3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32</text:p>
          </table:table-cell>
          <table:table-cell table:style-name="ce2" office:value-type="date" office:date-value="2020-10-06" calcext:value-type="date">
            <text:p>2020-10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061.39" calcext:value-type="float">
            <text:p>8061.3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33</text:p>
          </table:table-cell>
          <table:table-cell table:style-name="ce2" office:value-type="date" office:date-value="2022-06-02" calcext:value-type="date">
            <text:p>2022-06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574.57" calcext:value-type="float">
            <text:p>6574.5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34</text:p>
          </table:table-cell>
          <table:table-cell table:style-name="ce2" office:value-type="date" office:date-value="2020-07-16" calcext:value-type="date">
            <text:p>2020-07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199.82" calcext:value-type="float">
            <text:p>8199.8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35</text:p>
          </table:table-cell>
          <table:table-cell table:style-name="ce2" office:value-type="date" office:date-value="2022-09-08" calcext:value-type="date">
            <text:p>2022-09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710.64" calcext:value-type="float">
            <text:p>3710.6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36</text:p>
          </table:table-cell>
          <table:table-cell table:style-name="ce2" office:value-type="date" office:date-value="2022-01-21" calcext:value-type="date">
            <text:p>2022-01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77.17" calcext:value-type="float">
            <text:p>377.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37</text:p>
          </table:table-cell>
          <table:table-cell table:style-name="ce2" office:value-type="date" office:date-value="2020-05-23" calcext:value-type="date">
            <text:p>2020-05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009.83" calcext:value-type="float">
            <text:p>-8009.8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38</text:p>
          </table:table-cell>
          <table:table-cell table:style-name="ce2" office:value-type="date" office:date-value="2021-08-31" calcext:value-type="date">
            <text:p>2021-08-3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30.31" calcext:value-type="float">
            <text:p>-1230.3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39</text:p>
          </table:table-cell>
          <table:table-cell table:style-name="ce2" office:value-type="date" office:date-value="2023-05-09" calcext:value-type="date">
            <text:p>2023-05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216.23" calcext:value-type="float">
            <text:p>-4216.2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40</text:p>
          </table:table-cell>
          <table:table-cell table:style-name="ce2" office:value-type="date" office:date-value="2023-02-21" calcext:value-type="date">
            <text:p>2023-02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0854.71" calcext:value-type="float">
            <text:p>10854.7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41</text:p>
          </table:table-cell>
          <table:table-cell table:style-name="ce2" office:value-type="date" office:date-value="2020-07-05" calcext:value-type="date">
            <text:p>2020-07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79.43" calcext:value-type="float">
            <text:p>-879.4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42</text:p>
          </table:table-cell>
          <table:table-cell table:style-name="ce2" office:value-type="date" office:date-value="2023-09-11" calcext:value-type="date">
            <text:p>2023-09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16.02" calcext:value-type="float">
            <text:p>616.0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43</text:p>
          </table:table-cell>
          <table:table-cell table:style-name="ce2" office:value-type="date" office:date-value="2021-04-08" calcext:value-type="date">
            <text:p>2021-04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757.43" calcext:value-type="float">
            <text:p>2757.4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44</text:p>
          </table:table-cell>
          <table:table-cell table:style-name="ce2" office:value-type="date" office:date-value="2023-10-04" calcext:value-type="date">
            <text:p>2023-10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18.01" calcext:value-type="float">
            <text:p>218.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45</text:p>
          </table:table-cell>
          <table:table-cell table:style-name="ce2" office:value-type="date" office:date-value="2021-10-21" calcext:value-type="date">
            <text:p>2021-10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475.26" calcext:value-type="float">
            <text:p>8475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46</text:p>
          </table:table-cell>
          <table:table-cell table:style-name="ce2" office:value-type="date" office:date-value="2022-02-02" calcext:value-type="date">
            <text:p>2022-02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113.25" calcext:value-type="float">
            <text:p>-3113.2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47</text:p>
          </table:table-cell>
          <table:table-cell table:style-name="ce2" office:value-type="date" office:date-value="2022-08-12" calcext:value-type="date">
            <text:p>2022-08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73.04" calcext:value-type="float">
            <text:p>973.0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48</text:p>
          </table:table-cell>
          <table:table-cell table:style-name="ce2" office:value-type="date" office:date-value="2021-02-06" calcext:value-type="date">
            <text:p>2021-02-0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712.35" calcext:value-type="float">
            <text:p>-3712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49</text:p>
          </table:table-cell>
          <table:table-cell table:style-name="ce2" office:value-type="date" office:date-value="2023-10-01" calcext:value-type="date">
            <text:p>2023-10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600.11" calcext:value-type="float">
            <text:p>-6600.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50</text:p>
          </table:table-cell>
          <table:table-cell table:style-name="ce2" office:value-type="date" office:date-value="2020-05-26" calcext:value-type="date">
            <text:p>2020-05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058.85" calcext:value-type="float">
            <text:p>-3058.8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51</text:p>
          </table:table-cell>
          <table:table-cell table:style-name="ce2" office:value-type="date" office:date-value="2023-03-17" calcext:value-type="date">
            <text:p>2023-03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85.18" calcext:value-type="float">
            <text:p>-185.1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52</text:p>
          </table:table-cell>
          <table:table-cell table:style-name="ce2" office:value-type="date" office:date-value="2022-05-13" calcext:value-type="date">
            <text:p>2022-05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146.51" calcext:value-type="float">
            <text:p>-2146.5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53</text:p>
          </table:table-cell>
          <table:table-cell table:style-name="ce2" office:value-type="date" office:date-value="2021-05-03" calcext:value-type="date">
            <text:p>2021-05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462.1" calcext:value-type="float">
            <text:p>-3462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54</text:p>
          </table:table-cell>
          <table:table-cell table:style-name="ce2" office:value-type="date" office:date-value="2022-07-17" calcext:value-type="date">
            <text:p>2022-07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031.59" calcext:value-type="float">
            <text:p>-7031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55</text:p>
          </table:table-cell>
          <table:table-cell table:style-name="ce2" office:value-type="date" office:date-value="2021-07-04" calcext:value-type="date">
            <text:p>2021-07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15.53" calcext:value-type="float">
            <text:p>-415.5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56</text:p>
          </table:table-cell>
          <table:table-cell table:style-name="ce2" office:value-type="date" office:date-value="2020-12-03" calcext:value-type="date">
            <text:p>2020-12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523.6" calcext:value-type="float">
            <text:p>-7523.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57</text:p>
          </table:table-cell>
          <table:table-cell table:style-name="ce2" office:value-type="date" office:date-value="2022-05-21" calcext:value-type="date">
            <text:p>2022-05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800.28" calcext:value-type="float">
            <text:p>3800.2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58</text:p>
          </table:table-cell>
          <table:table-cell table:style-name="ce2" office:value-type="date" office:date-value="2021-10-02" calcext:value-type="date">
            <text:p>2021-10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12.2" calcext:value-type="float">
            <text:p>412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59</text:p>
          </table:table-cell>
          <table:table-cell table:style-name="ce2" office:value-type="date" office:date-value="2021-04-17" calcext:value-type="date">
            <text:p>2021-04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287.76" calcext:value-type="float">
            <text:p>-7287.7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60</text:p>
          </table:table-cell>
          <table:table-cell table:style-name="ce2" office:value-type="date" office:date-value="2020-05-30" calcext:value-type="date">
            <text:p>2020-05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546.05" calcext:value-type="float">
            <text:p>-1546.0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61</text:p>
          </table:table-cell>
          <table:table-cell table:style-name="ce2" office:value-type="date" office:date-value="2023-12-09" calcext:value-type="date">
            <text:p>2023-12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760.78" calcext:value-type="float">
            <text:p>-3760.7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62</text:p>
          </table:table-cell>
          <table:table-cell table:style-name="ce2" office:value-type="date" office:date-value="2023-08-14" calcext:value-type="date">
            <text:p>2023-08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595.87" calcext:value-type="float">
            <text:p>1595.8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63</text:p>
          </table:table-cell>
          <table:table-cell table:style-name="ce2" office:value-type="date" office:date-value="2020-09-19" calcext:value-type="date">
            <text:p>2020-09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6702.25" calcext:value-type="float">
            <text:p>6702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64</text:p>
          </table:table-cell>
          <table:table-cell table:style-name="ce2" office:value-type="date" office:date-value="2020-05-23" calcext:value-type="date">
            <text:p>2020-05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375.86" calcext:value-type="float">
            <text:p>-9375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65</text:p>
          </table:table-cell>
          <table:table-cell table:style-name="ce2" office:value-type="date" office:date-value="2020-12-11" calcext:value-type="date">
            <text:p>2020-12-1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75.13" calcext:value-type="float">
            <text:p>575.1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66</text:p>
          </table:table-cell>
          <table:table-cell table:style-name="ce2" office:value-type="date" office:date-value="2021-09-15" calcext:value-type="date">
            <text:p>2021-09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800.66" calcext:value-type="float">
            <text:p>-800.6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67</text:p>
          </table:table-cell>
          <table:table-cell table:style-name="ce2" office:value-type="date" office:date-value="2022-10-13" calcext:value-type="date">
            <text:p>2022-10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356.7" calcext:value-type="float">
            <text:p>3356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68</text:p>
          </table:table-cell>
          <table:table-cell table:style-name="ce2" office:value-type="date" office:date-value="2022-05-30" calcext:value-type="date">
            <text:p>2022-05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065.98" calcext:value-type="float">
            <text:p>1065.9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69</text:p>
          </table:table-cell>
          <table:table-cell table:style-name="ce2" office:value-type="date" office:date-value="2020-01-02" calcext:value-type="date">
            <text:p>2020-01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759.85" calcext:value-type="float">
            <text:p>-3759.8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70</text:p>
          </table:table-cell>
          <table:table-cell table:style-name="ce2" office:value-type="date" office:date-value="2022-06-15" calcext:value-type="date">
            <text:p>2022-06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595.27" calcext:value-type="float">
            <text:p>-1595.2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71</text:p>
          </table:table-cell>
          <table:table-cell table:style-name="ce2" office:value-type="date" office:date-value="2023-08-20" calcext:value-type="date">
            <text:p>2023-08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980.13" calcext:value-type="float">
            <text:p>-3980.1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72</text:p>
          </table:table-cell>
          <table:table-cell table:style-name="ce2" office:value-type="date" office:date-value="2020-09-10" calcext:value-type="date">
            <text:p>2020-09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380.04" calcext:value-type="float">
            <text:p>5380.0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73</text:p>
          </table:table-cell>
          <table:table-cell table:style-name="ce2" office:value-type="date" office:date-value="2021-03-28" calcext:value-type="date">
            <text:p>2021-03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06.56" calcext:value-type="float">
            <text:p>106.5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74</text:p>
          </table:table-cell>
          <table:table-cell table:style-name="ce2" office:value-type="date" office:date-value="2022-11-26" calcext:value-type="date">
            <text:p>2022-11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9505.95" calcext:value-type="float">
            <text:p>9505.9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75</text:p>
          </table:table-cell>
          <table:table-cell table:style-name="ce2" office:value-type="date" office:date-value="2023-03-29" calcext:value-type="date">
            <text:p>2023-03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03.3" calcext:value-type="float">
            <text:p>-303.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76</text:p>
          </table:table-cell>
          <table:table-cell table:style-name="ce2" office:value-type="date" office:date-value="2022-10-11" calcext:value-type="date">
            <text:p>2022-10-1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542.03" calcext:value-type="float">
            <text:p>-3542.0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77</text:p>
          </table:table-cell>
          <table:table-cell table:style-name="ce2" office:value-type="date" office:date-value="2020-01-09" calcext:value-type="date">
            <text:p>2020-01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7568.57" calcext:value-type="float">
            <text:p>-7568.5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78</text:p>
          </table:table-cell>
          <table:table-cell table:style-name="ce2" office:value-type="date" office:date-value="2023-06-10" calcext:value-type="date">
            <text:p>2023-06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9015.7" calcext:value-type="float">
            <text:p>-9015.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79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920.68" calcext:value-type="float">
            <text:p>-7920.6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80</text:p>
          </table:table-cell>
          <table:table-cell table:style-name="ce2" office:value-type="date" office:date-value="2022-03-26" calcext:value-type="date">
            <text:p>2022-03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335.63" calcext:value-type="float">
            <text:p>1335.6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81</text:p>
          </table:table-cell>
          <table:table-cell table:style-name="ce2" office:value-type="date" office:date-value="2020-07-26" calcext:value-type="date">
            <text:p>2020-07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543.63" calcext:value-type="float">
            <text:p>2543.6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82</text:p>
          </table:table-cell>
          <table:table-cell table:style-name="ce2" office:value-type="date" office:date-value="2023-02-28" calcext:value-type="date">
            <text:p>2023-02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7905.95" calcext:value-type="float">
            <text:p>-7905.9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83</text:p>
          </table:table-cell>
          <table:table-cell table:style-name="ce2" office:value-type="date" office:date-value="2021-02-07" calcext:value-type="date">
            <text:p>2021-02-0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75.19" calcext:value-type="float">
            <text:p>4475.1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84</text:p>
          </table:table-cell>
          <table:table-cell table:style-name="ce2" office:value-type="date" office:date-value="2020-05-31" calcext:value-type="date">
            <text:p>2020-05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15.31" calcext:value-type="float">
            <text:p>-2415.3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85</text:p>
          </table:table-cell>
          <table:table-cell table:style-name="ce2" office:value-type="date" office:date-value="2020-02-23" calcext:value-type="date">
            <text:p>2020-02-2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733.97" calcext:value-type="float">
            <text:p>733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286</text:p>
          </table:table-cell>
          <table:table-cell table:style-name="ce2" office:value-type="date" office:date-value="2023-02-17" calcext:value-type="date">
            <text:p>2023-02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061.1" calcext:value-type="float">
            <text:p>8061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87</text:p>
          </table:table-cell>
          <table:table-cell table:style-name="ce2" office:value-type="date" office:date-value="2021-09-19" calcext:value-type="date">
            <text:p>2021-09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84.2" calcext:value-type="float">
            <text:p>4484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88</text:p>
          </table:table-cell>
          <table:table-cell table:style-name="ce2" office:value-type="date" office:date-value="2021-08-09" calcext:value-type="date">
            <text:p>2021-08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342.65" calcext:value-type="float">
            <text:p>-1342.6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89</text:p>
          </table:table-cell>
          <table:table-cell table:style-name="ce2" office:value-type="date" office:date-value="2023-12-14" calcext:value-type="date">
            <text:p>2023-12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455.96" calcext:value-type="float">
            <text:p>-4455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0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0759.08" calcext:value-type="float">
            <text:p>-10759.0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1</text:p>
          </table:table-cell>
          <table:table-cell table:style-name="ce2" office:value-type="date" office:date-value="2020-04-13" calcext:value-type="date">
            <text:p>2020-04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595.77" calcext:value-type="float">
            <text:p>-3595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2</text:p>
          </table:table-cell>
          <table:table-cell table:style-name="ce2" office:value-type="date" office:date-value="2020-09-10" calcext:value-type="date">
            <text:p>2020-09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055.65" calcext:value-type="float">
            <text:p>-1055.6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3</text:p>
          </table:table-cell>
          <table:table-cell table:style-name="ce2" office:value-type="date" office:date-value="2023-06-04" calcext:value-type="date">
            <text:p>2023-06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935.9" calcext:value-type="float">
            <text:p>-4935.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4</text:p>
          </table:table-cell>
          <table:table-cell table:style-name="ce2" office:value-type="date" office:date-value="2023-02-09" calcext:value-type="date">
            <text:p>2023-02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656.28" calcext:value-type="float">
            <text:p>-656.2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5</text:p>
          </table:table-cell>
          <table:table-cell table:style-name="ce2" office:value-type="date" office:date-value="2021-05-24" calcext:value-type="date">
            <text:p>2021-05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84.26" calcext:value-type="float">
            <text:p>384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6</text:p>
          </table:table-cell>
          <table:table-cell table:style-name="ce2" office:value-type="date" office:date-value="2024-02-05" calcext:value-type="date">
            <text:p>2024-02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124.28" calcext:value-type="float">
            <text:p>-1124.2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7</text:p>
          </table:table-cell>
          <table:table-cell table:style-name="ce2" office:value-type="date" office:date-value="2020-04-08" calcext:value-type="date">
            <text:p>2020-04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250.01" calcext:value-type="float">
            <text:p>-3250.0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8</text:p>
          </table:table-cell>
          <table:table-cell table:style-name="ce2" office:value-type="date" office:date-value="2020-06-01" calcext:value-type="date">
            <text:p>2020-06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43.27" calcext:value-type="float">
            <text:p>843.2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299</text:p>
          </table:table-cell>
          <table:table-cell table:style-name="ce2" office:value-type="date" office:date-value="2022-07-02" calcext:value-type="date">
            <text:p>2022-07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209.7" calcext:value-type="float">
            <text:p>2209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00</text:p>
          </table:table-cell>
          <table:table-cell table:style-name="ce2" office:value-type="date" office:date-value="2022-05-27" calcext:value-type="date">
            <text:p>2022-05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452" calcext:value-type="float">
            <text:p>-54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01</text:p>
          </table:table-cell>
          <table:table-cell table:style-name="ce2" office:value-type="date" office:date-value="2020-12-03" calcext:value-type="date">
            <text:p>2020-12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7054.66" calcext:value-type="float">
            <text:p>7054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02</text:p>
          </table:table-cell>
          <table:table-cell table:style-name="ce2" office:value-type="date" office:date-value="2022-04-01" calcext:value-type="date">
            <text:p>2022-04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92.94" calcext:value-type="float">
            <text:p>-492.9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03</text:p>
          </table:table-cell>
          <table:table-cell table:style-name="ce2" office:value-type="date" office:date-value="2023-04-01" calcext:value-type="date">
            <text:p>2023-04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4.25" calcext:value-type="float">
            <text:p>94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04</text:p>
          </table:table-cell>
          <table:table-cell table:style-name="ce2" office:value-type="date" office:date-value="2022-08-14" calcext:value-type="date">
            <text:p>2022-08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541.07" calcext:value-type="float">
            <text:p>3541.0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05</text:p>
          </table:table-cell>
          <table:table-cell table:style-name="ce2" office:value-type="date" office:date-value="2020-06-09" calcext:value-type="date">
            <text:p>2020-06-0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166.08" calcext:value-type="float">
            <text:p>1166.0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06</text:p>
          </table:table-cell>
          <table:table-cell table:style-name="ce2" office:value-type="date" office:date-value="2022-03-11" calcext:value-type="date">
            <text:p>2022-03-1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765.68" calcext:value-type="float">
            <text:p>4765.6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07</text:p>
          </table:table-cell>
          <table:table-cell table:style-name="ce2" office:value-type="date" office:date-value="2021-02-01" calcext:value-type="date">
            <text:p>2021-02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435.62" calcext:value-type="float">
            <text:p>1435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08</text:p>
          </table:table-cell>
          <table:table-cell table:style-name="ce2" office:value-type="date" office:date-value="2023-07-24" calcext:value-type="date">
            <text:p>2023-07-2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062.19" calcext:value-type="float">
            <text:p>-3062.1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09</text:p>
          </table:table-cell>
          <table:table-cell table:style-name="ce2" office:value-type="date" office:date-value="2022-03-26" calcext:value-type="date">
            <text:p>2022-03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807.52" calcext:value-type="float">
            <text:p>1807.5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10</text:p>
          </table:table-cell>
          <table:table-cell table:style-name="ce2" office:value-type="date" office:date-value="2023-11-16" calcext:value-type="date">
            <text:p>2023-11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718.63" calcext:value-type="float">
            <text:p>-5718.6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11</text:p>
          </table:table-cell>
          <table:table-cell table:style-name="ce2" office:value-type="date" office:date-value="2023-03-04" calcext:value-type="date">
            <text:p>2023-03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542.8" calcext:value-type="float">
            <text:p>542.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12</text:p>
          </table:table-cell>
          <table:table-cell table:style-name="ce2" office:value-type="date" office:date-value="2023-05-03" calcext:value-type="date">
            <text:p>2023-05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66.15" calcext:value-type="float">
            <text:p>-166.1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13</text:p>
          </table:table-cell>
          <table:table-cell table:style-name="ce2" office:value-type="date" office:date-value="2021-02-04" calcext:value-type="date">
            <text:p>2021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040.58" calcext:value-type="float">
            <text:p>-1040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14</text:p>
          </table:table-cell>
          <table:table-cell table:style-name="ce2" office:value-type="date" office:date-value="2021-10-01" calcext:value-type="date">
            <text:p>2021-10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42.69" calcext:value-type="float">
            <text:p>-642.6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15</text:p>
          </table:table-cell>
          <table:table-cell table:style-name="ce2" office:value-type="date" office:date-value="2022-11-22" calcext:value-type="date">
            <text:p>2022-11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409.25" calcext:value-type="float">
            <text:p>-9409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16</text:p>
          </table:table-cell>
          <table:table-cell table:style-name="ce2" office:value-type="date" office:date-value="2021-11-18" calcext:value-type="date">
            <text:p>2021-11-1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743.62" calcext:value-type="float">
            <text:p>-2743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17</text:p>
          </table:table-cell>
          <table:table-cell table:style-name="ce2" office:value-type="date" office:date-value="2021-04-04" calcext:value-type="date">
            <text:p>2021-04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64.22" calcext:value-type="float">
            <text:p>464.2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18</text:p>
          </table:table-cell>
          <table:table-cell table:style-name="ce2" office:value-type="date" office:date-value="2022-08-12" calcext:value-type="date">
            <text:p>2022-08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799.28" calcext:value-type="float">
            <text:p>799.2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19</text:p>
          </table:table-cell>
          <table:table-cell table:style-name="ce2" office:value-type="date" office:date-value="2021-04-14" calcext:value-type="date">
            <text:p>2021-04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138.38" calcext:value-type="float">
            <text:p>-5138.3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20</text:p>
          </table:table-cell>
          <table:table-cell table:style-name="ce2" office:value-type="date" office:date-value="2023-10-30" calcext:value-type="date">
            <text:p>2023-10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6328.54" calcext:value-type="float">
            <text:p>6328.5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21</text:p>
          </table:table-cell>
          <table:table-cell table:style-name="ce2" office:value-type="date" office:date-value="2022-11-11" calcext:value-type="date">
            <text:p>2022-11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330.87" calcext:value-type="float">
            <text:p>-4330.8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22</text:p>
          </table:table-cell>
          <table:table-cell table:style-name="ce2" office:value-type="date" office:date-value="2022-01-19" calcext:value-type="date">
            <text:p>2022-01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847.29" calcext:value-type="float">
            <text:p>4847.2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23</text:p>
          </table:table-cell>
          <table:table-cell table:style-name="ce2" office:value-type="date" office:date-value="2020-02-07" calcext:value-type="date">
            <text:p>2020-02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135.97" calcext:value-type="float">
            <text:p>2135.9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24</text:p>
          </table:table-cell>
          <table:table-cell table:style-name="ce2" office:value-type="date" office:date-value="2020-08-17" calcext:value-type="date">
            <text:p>2020-08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231.14" calcext:value-type="float">
            <text:p>-3231.1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25</text:p>
          </table:table-cell>
          <table:table-cell table:style-name="ce2" office:value-type="date" office:date-value="2023-10-20" calcext:value-type="date">
            <text:p>2023-10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8876.55" calcext:value-type="float">
            <text:p>8876.5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26</text:p>
          </table:table-cell>
          <table:table-cell table:style-name="ce2" office:value-type="date" office:date-value="2021-07-16" calcext:value-type="date">
            <text:p>2021-07-1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968.18" calcext:value-type="float">
            <text:p>-5968.1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27</text:p>
          </table:table-cell>
          <table:table-cell table:style-name="ce2" office:value-type="date" office:date-value="2021-03-13" calcext:value-type="date">
            <text:p>2021-03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595.77" calcext:value-type="float">
            <text:p>4595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28</text:p>
          </table:table-cell>
          <table:table-cell table:style-name="ce2" office:value-type="date" office:date-value="2023-07-30" calcext:value-type="date">
            <text:p>2023-07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002.91" calcext:value-type="float">
            <text:p>5002.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29</text:p>
          </table:table-cell>
          <table:table-cell table:style-name="ce2" office:value-type="date" office:date-value="2020-01-27" calcext:value-type="date">
            <text:p>2020-0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353.1" calcext:value-type="float">
            <text:p>-3353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30</text:p>
          </table:table-cell>
          <table:table-cell table:style-name="ce2" office:value-type="date" office:date-value="2020-08-13" calcext:value-type="date">
            <text:p>2020-08-1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962.33" calcext:value-type="float">
            <text:p>6962.3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31</text:p>
          </table:table-cell>
          <table:table-cell table:style-name="ce2" office:value-type="date" office:date-value="2023-07-24" calcext:value-type="date">
            <text:p>2023-07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250.23" calcext:value-type="float">
            <text:p>-1250.2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32</text:p>
          </table:table-cell>
          <table:table-cell table:style-name="ce2" office:value-type="date" office:date-value="2022-03-08" calcext:value-type="date">
            <text:p>2022-03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443.47" calcext:value-type="float">
            <text:p>1443.4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33</text:p>
          </table:table-cell>
          <table:table-cell table:style-name="ce2" office:value-type="date" office:date-value="2020-10-10" calcext:value-type="date">
            <text:p>2020-10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301.61" calcext:value-type="float">
            <text:p>1301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34</text:p>
          </table:table-cell>
          <table:table-cell table:style-name="ce2" office:value-type="date" office:date-value="2022-05-28" calcext:value-type="date">
            <text:p>2022-05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71.54" calcext:value-type="float">
            <text:p>-671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35</text:p>
          </table:table-cell>
          <table:table-cell table:style-name="ce2" office:value-type="date" office:date-value="2022-08-17" calcext:value-type="date">
            <text:p>2022-08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054.04" calcext:value-type="float">
            <text:p>4054.0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36</text:p>
          </table:table-cell>
          <table:table-cell table:style-name="ce2" office:value-type="date" office:date-value="2021-03-28" calcext:value-type="date">
            <text:p>2021-03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967.44" calcext:value-type="float">
            <text:p>3967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37</text:p>
          </table:table-cell>
          <table:table-cell table:style-name="ce2" office:value-type="date" office:date-value="2022-10-16" calcext:value-type="date">
            <text:p>2022-10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742.66" calcext:value-type="float">
            <text:p>-8742.6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38</text:p>
          </table:table-cell>
          <table:table-cell table:style-name="ce2" office:value-type="date" office:date-value="2022-03-26" calcext:value-type="date">
            <text:p>2022-03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521.7" calcext:value-type="float">
            <text:p>6521.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39</text:p>
          </table:table-cell>
          <table:table-cell table:style-name="ce2" office:value-type="date" office:date-value="2021-10-20" calcext:value-type="date">
            <text:p>2021-10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8312.46" calcext:value-type="float">
            <text:p>-8312.4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40</text:p>
          </table:table-cell>
          <table:table-cell table:style-name="ce2" office:value-type="date" office:date-value="2021-06-30" calcext:value-type="date">
            <text:p>2021-06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162.73" calcext:value-type="float">
            <text:p>5162.7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41</text:p>
          </table:table-cell>
          <table:table-cell table:style-name="ce2" office:value-type="date" office:date-value="2023-04-30" calcext:value-type="date">
            <text:p>2023-04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633.53" calcext:value-type="float">
            <text:p>5633.5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42</text:p>
          </table:table-cell>
          <table:table-cell table:style-name="ce2" office:value-type="date" office:date-value="2022-12-08" calcext:value-type="date">
            <text:p>2022-12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454.83" calcext:value-type="float">
            <text:p>-5454.8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43</text:p>
          </table:table-cell>
          <table:table-cell table:style-name="ce2" office:value-type="date" office:date-value="2020-01-17" calcext:value-type="date">
            <text:p>2020-01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054.07" calcext:value-type="float">
            <text:p>-2054.0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44</text:p>
          </table:table-cell>
          <table:table-cell table:style-name="ce2" office:value-type="date" office:date-value="2023-04-10" calcext:value-type="date">
            <text:p>2023-04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528.52" calcext:value-type="float">
            <text:p>-5528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45</text:p>
          </table:table-cell>
          <table:table-cell table:style-name="ce2" office:value-type="date" office:date-value="2023-05-28" calcext:value-type="date">
            <text:p>2023-05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074.61" calcext:value-type="float">
            <text:p>-1074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46</text:p>
          </table:table-cell>
          <table:table-cell table:style-name="ce2" office:value-type="date" office:date-value="2020-06-06" calcext:value-type="date">
            <text:p>2020-06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540.17" calcext:value-type="float">
            <text:p>-1540.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47</text:p>
          </table:table-cell>
          <table:table-cell table:style-name="ce2" office:value-type="date" office:date-value="2021-04-21" calcext:value-type="date">
            <text:p>2021-04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898.3" calcext:value-type="float">
            <text:p>3898.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48</text:p>
          </table:table-cell>
          <table:table-cell table:style-name="ce2" office:value-type="date" office:date-value="2022-12-05" calcext:value-type="date">
            <text:p>2022-12-0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6551.54" calcext:value-type="float">
            <text:p>6551.5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49</text:p>
          </table:table-cell>
          <table:table-cell table:style-name="ce2" office:value-type="date" office:date-value="2023-10-28" calcext:value-type="date">
            <text:p>2023-10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978.42" calcext:value-type="float">
            <text:p>6978.4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0</text:p>
          </table:table-cell>
          <table:table-cell table:style-name="ce2" office:value-type="date" office:date-value="2021-06-01" calcext:value-type="date">
            <text:p>2021-06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810.84" calcext:value-type="float">
            <text:p>-2810.8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1</text:p>
          </table:table-cell>
          <table:table-cell table:style-name="ce2" office:value-type="date" office:date-value="2020-04-08" calcext:value-type="date">
            <text:p>2020-04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046.11" calcext:value-type="float">
            <text:p>-1046.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2</text:p>
          </table:table-cell>
          <table:table-cell table:style-name="ce2" office:value-type="date" office:date-value="2022-11-26" calcext:value-type="date">
            <text:p>2022-11-2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8417.19" calcext:value-type="float">
            <text:p>-8417.1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3</text:p>
          </table:table-cell>
          <table:table-cell table:style-name="ce2" office:value-type="date" office:date-value="2020-10-06" calcext:value-type="date">
            <text:p>2020-10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029.35" calcext:value-type="float">
            <text:p>-4029.3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4</text:p>
          </table:table-cell>
          <table:table-cell table:style-name="ce2" office:value-type="date" office:date-value="2023-10-04" calcext:value-type="date">
            <text:p>2023-10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824.26" calcext:value-type="float">
            <text:p>4824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5</text:p>
          </table:table-cell>
          <table:table-cell table:style-name="ce2" office:value-type="date" office:date-value="2021-05-11" calcext:value-type="date">
            <text:p>2021-05-1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077.91" calcext:value-type="float">
            <text:p>8077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6</text:p>
          </table:table-cell>
          <table:table-cell table:style-name="ce2" office:value-type="date" office:date-value="2020-10-28" calcext:value-type="date">
            <text:p>2020-10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171.74" calcext:value-type="float">
            <text:p>-6171.7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7</text:p>
          </table:table-cell>
          <table:table-cell table:style-name="ce2" office:value-type="date" office:date-value="2020-06-29" calcext:value-type="date">
            <text:p>2020-06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962.32" calcext:value-type="float">
            <text:p>-2962.3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8</text:p>
          </table:table-cell>
          <table:table-cell table:style-name="ce2" office:value-type="date" office:date-value="2021-08-29" calcext:value-type="date">
            <text:p>2021-08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32.03" calcext:value-type="float">
            <text:p>-132.0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59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400.81" calcext:value-type="float">
            <text:p>1400.8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60</text:p>
          </table:table-cell>
          <table:table-cell table:style-name="ce2" office:value-type="date" office:date-value="2021-11-30" calcext:value-type="date">
            <text:p>2021-11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048.02" calcext:value-type="float">
            <text:p>-4048.0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61</text:p>
          </table:table-cell>
          <table:table-cell table:style-name="ce2" office:value-type="date" office:date-value="2022-09-19" calcext:value-type="date">
            <text:p>2022-09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120.31" calcext:value-type="float">
            <text:p>2120.3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62</text:p>
          </table:table-cell>
          <table:table-cell table:style-name="ce2" office:value-type="date" office:date-value="2023-02-13" calcext:value-type="date">
            <text:p>2023-02-1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369.2" calcext:value-type="float">
            <text:p>-2369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63</text:p>
          </table:table-cell>
          <table:table-cell table:style-name="ce2" office:value-type="date" office:date-value="2020-07-09" calcext:value-type="date">
            <text:p>2020-07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72.26" calcext:value-type="float">
            <text:p>-72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64</text:p>
          </table:table-cell>
          <table:table-cell table:style-name="ce2" office:value-type="date" office:date-value="2020-09-09" calcext:value-type="date">
            <text:p>2020-09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731.42" calcext:value-type="float">
            <text:p>2731.4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65</text:p>
          </table:table-cell>
          <table:table-cell table:style-name="ce2" office:value-type="date" office:date-value="2022-09-07" calcext:value-type="date">
            <text:p>2022-09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2.11" calcext:value-type="float">
            <text:p>32.1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66</text:p>
          </table:table-cell>
          <table:table-cell table:style-name="ce2" office:value-type="date" office:date-value="2022-07-16" calcext:value-type="date">
            <text:p>2022-07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181.93" calcext:value-type="float">
            <text:p>-2181.9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67</text:p>
          </table:table-cell>
          <table:table-cell table:style-name="ce2" office:value-type="date" office:date-value="2023-03-30" calcext:value-type="date">
            <text:p>2023-03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48.05" calcext:value-type="float">
            <text:p>-548.0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68</text:p>
          </table:table-cell>
          <table:table-cell table:style-name="ce2" office:value-type="date" office:date-value="2023-07-03" calcext:value-type="date">
            <text:p>2023-07-0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41.81" calcext:value-type="float">
            <text:p>-441.8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69</text:p>
          </table:table-cell>
          <table:table-cell table:style-name="ce2" office:value-type="date" office:date-value="2023-09-08" calcext:value-type="date">
            <text:p>2023-09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850.06" calcext:value-type="float">
            <text:p>-1850.0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70</text:p>
          </table:table-cell>
          <table:table-cell table:style-name="ce2" office:value-type="date" office:date-value="2020-05-07" calcext:value-type="date">
            <text:p>2020-05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293.98" calcext:value-type="float">
            <text:p>-1293.9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71</text:p>
          </table:table-cell>
          <table:table-cell table:style-name="ce2" office:value-type="date" office:date-value="2020-01-18" calcext:value-type="date">
            <text:p>2020-01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993.24" calcext:value-type="float">
            <text:p>7993.2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72</text:p>
          </table:table-cell>
          <table:table-cell table:style-name="ce2" office:value-type="date" office:date-value="2021-07-19" calcext:value-type="date">
            <text:p>2021-07-1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804.6" calcext:value-type="float">
            <text:p>2804.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73</text:p>
          </table:table-cell>
          <table:table-cell table:style-name="ce2" office:value-type="date" office:date-value="2021-07-23" calcext:value-type="date">
            <text:p>2021-07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477.4" calcext:value-type="float">
            <text:p>-1477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74</text:p>
          </table:table-cell>
          <table:table-cell table:style-name="ce2" office:value-type="date" office:date-value="2023-09-08" calcext:value-type="date">
            <text:p>2023-09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484.77" calcext:value-type="float">
            <text:p>3484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75</text:p>
          </table:table-cell>
          <table:table-cell table:style-name="ce2" office:value-type="date" office:date-value="2021-11-16" calcext:value-type="date">
            <text:p>2021-11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669.1" calcext:value-type="float">
            <text:p>-1669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76</text:p>
          </table:table-cell>
          <table:table-cell table:style-name="ce2" office:value-type="date" office:date-value="2021-09-17" calcext:value-type="date">
            <text:p>2021-09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865.62" calcext:value-type="float">
            <text:p>5865.6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77</text:p>
          </table:table-cell>
          <table:table-cell table:style-name="ce2" office:value-type="date" office:date-value="2023-08-04" calcext:value-type="date">
            <text:p>2023-08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848.21" calcext:value-type="float">
            <text:p>1848.2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78</text:p>
          </table:table-cell>
          <table:table-cell table:style-name="ce2" office:value-type="date" office:date-value="2022-05-03" calcext:value-type="date">
            <text:p>2022-05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36.51" calcext:value-type="float">
            <text:p>-536.5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79</text:p>
          </table:table-cell>
          <table:table-cell table:style-name="ce2" office:value-type="date" office:date-value="2022-08-19" calcext:value-type="date">
            <text:p>2022-08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238.58" calcext:value-type="float">
            <text:p>2238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80</text:p>
          </table:table-cell>
          <table:table-cell table:style-name="ce2" office:value-type="date" office:date-value="2020-06-03" calcext:value-type="date">
            <text:p>2020-06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7854.38" calcext:value-type="float">
            <text:p>-7854.3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81</text:p>
          </table:table-cell>
          <table:table-cell table:style-name="ce2" office:value-type="date" office:date-value="2021-05-04" calcext:value-type="date">
            <text:p>2021-05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633.84" calcext:value-type="float">
            <text:p>-5633.8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82</text:p>
          </table:table-cell>
          <table:table-cell table:style-name="ce2" office:value-type="date" office:date-value="2023-11-10" calcext:value-type="date">
            <text:p>2023-11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969.63" calcext:value-type="float">
            <text:p>-5969.6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83</text:p>
          </table:table-cell>
          <table:table-cell table:style-name="ce2" office:value-type="date" office:date-value="2022-02-23" calcext:value-type="date">
            <text:p>2022-02-2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714.72" calcext:value-type="float">
            <text:p>714.7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84</text:p>
          </table:table-cell>
          <table:table-cell table:style-name="ce2" office:value-type="date" office:date-value="2023-02-01" calcext:value-type="date">
            <text:p>2023-02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8662.57" calcext:value-type="float">
            <text:p>8662.5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85</text:p>
          </table:table-cell>
          <table:table-cell table:style-name="ce2" office:value-type="date" office:date-value="2023-11-17" calcext:value-type="date">
            <text:p>2023-1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1156.5" calcext:value-type="float">
            <text:p>11156.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86</text:p>
          </table:table-cell>
          <table:table-cell table:style-name="ce2" office:value-type="date" office:date-value="2020-09-02" calcext:value-type="date">
            <text:p>2020-09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190.26" calcext:value-type="float">
            <text:p>3190.2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87</text:p>
          </table:table-cell>
          <table:table-cell table:style-name="ce2" office:value-type="date" office:date-value="2023-04-14" calcext:value-type="date">
            <text:p>2023-04-1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504.22" calcext:value-type="float">
            <text:p>2504.2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88</text:p>
          </table:table-cell>
          <table:table-cell table:style-name="ce2" office:value-type="date" office:date-value="2022-11-28" calcext:value-type="date">
            <text:p>2022-11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9005.29" calcext:value-type="float">
            <text:p>-9005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89</text:p>
          </table:table-cell>
          <table:table-cell table:style-name="ce2" office:value-type="date" office:date-value="2022-01-28" calcext:value-type="date">
            <text:p>2022-01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713.37" calcext:value-type="float">
            <text:p>-2713.3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90</text:p>
          </table:table-cell>
          <table:table-cell table:style-name="ce2" office:value-type="date" office:date-value="2021-06-21" calcext:value-type="date">
            <text:p>2021-06-2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938.92" calcext:value-type="float">
            <text:p>-3938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91</text:p>
          </table:table-cell>
          <table:table-cell table:style-name="ce2" office:value-type="date" office:date-value="2022-07-09" calcext:value-type="date">
            <text:p>2022-07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104.24" calcext:value-type="float">
            <text:p>-3104.2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92</text:p>
          </table:table-cell>
          <table:table-cell table:style-name="ce2" office:value-type="date" office:date-value="2021-02-11" calcext:value-type="date">
            <text:p>2021-02-1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840.72" calcext:value-type="float">
            <text:p>-840.7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93</text:p>
          </table:table-cell>
          <table:table-cell table:style-name="ce2" office:value-type="date" office:date-value="2021-06-08" calcext:value-type="date">
            <text:p>2021-06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360.45" calcext:value-type="float">
            <text:p>-2360.4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394</text:p>
          </table:table-cell>
          <table:table-cell table:style-name="ce2" office:value-type="date" office:date-value="2022-04-07" calcext:value-type="date">
            <text:p>2022-04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896.5" calcext:value-type="float">
            <text:p>-9896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95</text:p>
          </table:table-cell>
          <table:table-cell table:style-name="ce2" office:value-type="date" office:date-value="2022-06-21" calcext:value-type="date">
            <text:p>2022-06-2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739.55" calcext:value-type="float">
            <text:p>3739.5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96</text:p>
          </table:table-cell>
          <table:table-cell table:style-name="ce2" office:value-type="date" office:date-value="2020-02-05" calcext:value-type="date">
            <text:p>2020-02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363.72" calcext:value-type="float">
            <text:p>-5363.7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97</text:p>
          </table:table-cell>
          <table:table-cell table:style-name="ce2" office:value-type="date" office:date-value="2021-11-15" calcext:value-type="date">
            <text:p>2021-11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196.23" calcext:value-type="float">
            <text:p>1196.2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98</text:p>
          </table:table-cell>
          <table:table-cell table:style-name="ce2" office:value-type="date" office:date-value="2020-01-20" calcext:value-type="date">
            <text:p>2020-01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0370.41" calcext:value-type="float">
            <text:p>10370.4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399</text:p>
          </table:table-cell>
          <table:table-cell table:style-name="ce2" office:value-type="date" office:date-value="2020-11-16" calcext:value-type="date">
            <text:p>2020-11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596.92" calcext:value-type="float">
            <text:p>-4596.9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0</text:p>
          </table:table-cell>
          <table:table-cell table:style-name="ce2" office:value-type="date" office:date-value="2021-05-26" calcext:value-type="date">
            <text:p>2021-05-2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651.44" calcext:value-type="float">
            <text:p>-12651.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1</text:p>
          </table:table-cell>
          <table:table-cell table:style-name="ce2" office:value-type="date" office:date-value="2021-02-03" calcext:value-type="date">
            <text:p>2021-02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430.02" calcext:value-type="float">
            <text:p>-1430.0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2</text:p>
          </table:table-cell>
          <table:table-cell table:style-name="ce2" office:value-type="date" office:date-value="2021-10-15" calcext:value-type="date">
            <text:p>2021-10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504.8" calcext:value-type="float">
            <text:p>5504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3</text:p>
          </table:table-cell>
          <table:table-cell table:style-name="ce2" office:value-type="date" office:date-value="2022-08-29" calcext:value-type="date">
            <text:p>2022-08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9791.74" calcext:value-type="float">
            <text:p>9791.7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4</text:p>
          </table:table-cell>
          <table:table-cell table:style-name="ce2" office:value-type="date" office:date-value="2021-04-15" calcext:value-type="date">
            <text:p>2021-04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6147.75" calcext:value-type="float">
            <text:p>-6147.7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5</text:p>
          </table:table-cell>
          <table:table-cell table:style-name="ce2" office:value-type="date" office:date-value="2023-03-12" calcext:value-type="date">
            <text:p>2023-03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483.5" calcext:value-type="float">
            <text:p>2483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6</text:p>
          </table:table-cell>
          <table:table-cell table:style-name="ce2" office:value-type="date" office:date-value="2023-01-20" calcext:value-type="date">
            <text:p>2023-01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326.55" calcext:value-type="float">
            <text:p>-2326.5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7</text:p>
          </table:table-cell>
          <table:table-cell table:style-name="ce2" office:value-type="date" office:date-value="2023-10-09" calcext:value-type="date">
            <text:p>2023-10-0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29.74" calcext:value-type="float">
            <text:p>-529.7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8</text:p>
          </table:table-cell>
          <table:table-cell table:style-name="ce2" office:value-type="date" office:date-value="2022-04-13" calcext:value-type="date">
            <text:p>2022-04-1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3221.72" calcext:value-type="float">
            <text:p>13221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09</text:p>
          </table:table-cell>
          <table:table-cell table:style-name="ce2" office:value-type="date" office:date-value="2021-12-27" calcext:value-type="date">
            <text:p>2021-12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7514.85" calcext:value-type="float">
            <text:p>-7514.8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10</text:p>
          </table:table-cell>
          <table:table-cell table:style-name="ce2" office:value-type="date" office:date-value="2022-05-03" calcext:value-type="date">
            <text:p>2022-05-0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268.7" calcext:value-type="float">
            <text:p>1268.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11</text:p>
          </table:table-cell>
          <table:table-cell table:style-name="ce2" office:value-type="date" office:date-value="2020-02-20" calcext:value-type="date">
            <text:p>2020-02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338.47" calcext:value-type="float">
            <text:p>2338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12</text:p>
          </table:table-cell>
          <table:table-cell table:style-name="ce2" office:value-type="date" office:date-value="2021-07-28" calcext:value-type="date">
            <text:p>2021-07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428.93" calcext:value-type="float">
            <text:p>5428.9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13</text:p>
          </table:table-cell>
          <table:table-cell table:style-name="ce2" office:value-type="date" office:date-value="2023-04-28" calcext:value-type="date">
            <text:p>2023-04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89.92" calcext:value-type="float">
            <text:p>489.9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14</text:p>
          </table:table-cell>
          <table:table-cell table:style-name="ce2" office:value-type="date" office:date-value="2023-02-22" calcext:value-type="date">
            <text:p>2023-02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540.25" calcext:value-type="float">
            <text:p>1540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15</text:p>
          </table:table-cell>
          <table:table-cell table:style-name="ce2" office:value-type="date" office:date-value="2020-05-29" calcext:value-type="date">
            <text:p>2020-05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958.24" calcext:value-type="float">
            <text:p>-1958.2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16</text:p>
          </table:table-cell>
          <table:table-cell table:style-name="ce2" office:value-type="date" office:date-value="2020-11-09" calcext:value-type="date">
            <text:p>2020-11-0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345.63" calcext:value-type="float">
            <text:p>1345.6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17</text:p>
          </table:table-cell>
          <table:table-cell table:style-name="ce2" office:value-type="date" office:date-value="2021-07-23" calcext:value-type="date">
            <text:p>2021-07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715.96" calcext:value-type="float">
            <text:p>-1715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18</text:p>
          </table:table-cell>
          <table:table-cell table:style-name="ce2" office:value-type="date" office:date-value="2023-09-27" calcext:value-type="date">
            <text:p>2023-09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107.86" calcext:value-type="float">
            <text:p>3107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19</text:p>
          </table:table-cell>
          <table:table-cell table:style-name="ce2" office:value-type="date" office:date-value="2020-10-31" calcext:value-type="date">
            <text:p>2020-10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848.05" calcext:value-type="float">
            <text:p>-1848.0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20</text:p>
          </table:table-cell>
          <table:table-cell table:style-name="ce2" office:value-type="date" office:date-value="2021-11-12" calcext:value-type="date">
            <text:p>2021-11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885.5" calcext:value-type="float">
            <text:p>1885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21</text:p>
          </table:table-cell>
          <table:table-cell table:style-name="ce2" office:value-type="date" office:date-value="2022-04-17" calcext:value-type="date">
            <text:p>2022-04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46.31" calcext:value-type="float">
            <text:p>-146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22</text:p>
          </table:table-cell>
          <table:table-cell table:style-name="ce2" office:value-type="date" office:date-value="2022-12-13" calcext:value-type="date">
            <text:p>2022-12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630.25" calcext:value-type="float">
            <text:p>5630.2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23</text:p>
          </table:table-cell>
          <table:table-cell table:style-name="ce2" office:value-type="date" office:date-value="2022-09-29" calcext:value-type="date">
            <text:p>2022-09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56.97" calcext:value-type="float">
            <text:p>-256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24</text:p>
          </table:table-cell>
          <table:table-cell table:style-name="ce2" office:value-type="date" office:date-value="2021-03-19" calcext:value-type="date">
            <text:p>2021-03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865.16" calcext:value-type="float">
            <text:p>-8865.1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25</text:p>
          </table:table-cell>
          <table:table-cell table:style-name="ce2" office:value-type="date" office:date-value="2021-09-04" calcext:value-type="date">
            <text:p>2021-09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309.61" calcext:value-type="float">
            <text:p>6309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26</text:p>
          </table:table-cell>
          <table:table-cell table:style-name="ce2" office:value-type="date" office:date-value="2022-09-19" calcext:value-type="date">
            <text:p>2022-09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528.66" calcext:value-type="float">
            <text:p>-4528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27</text:p>
          </table:table-cell>
          <table:table-cell table:style-name="ce2" office:value-type="date" office:date-value="2020-09-20" calcext:value-type="date">
            <text:p>2020-09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268.83" calcext:value-type="float">
            <text:p>-3268.8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28</text:p>
          </table:table-cell>
          <table:table-cell table:style-name="ce2" office:value-type="date" office:date-value="2022-12-12" calcext:value-type="date">
            <text:p>2022-12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978.31" calcext:value-type="float">
            <text:p>-2978.3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29</text:p>
          </table:table-cell>
          <table:table-cell table:style-name="ce2" office:value-type="date" office:date-value="2022-09-30" calcext:value-type="date">
            <text:p>2022-09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872.19" calcext:value-type="float">
            <text:p>6872.1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30</text:p>
          </table:table-cell>
          <table:table-cell table:style-name="ce2" office:value-type="date" office:date-value="2020-01-05" calcext:value-type="date">
            <text:p>2020-01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0678.37" calcext:value-type="float">
            <text:p>-10678.3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31</text:p>
          </table:table-cell>
          <table:table-cell table:style-name="ce2" office:value-type="date" office:date-value="2023-01-31" calcext:value-type="date">
            <text:p>2023-01-3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5688.74" calcext:value-type="float">
            <text:p>15688.7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32</text:p>
          </table:table-cell>
          <table:table-cell table:style-name="ce2" office:value-type="date" office:date-value="2023-05-04" calcext:value-type="date">
            <text:p>2023-05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280.28" calcext:value-type="float">
            <text:p>5280.2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33</text:p>
          </table:table-cell>
          <table:table-cell table:style-name="ce2" office:value-type="date" office:date-value="2022-02-12" calcext:value-type="date">
            <text:p>2022-02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116.19" calcext:value-type="float">
            <text:p>1116.1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34</text:p>
          </table:table-cell>
          <table:table-cell table:style-name="ce2" office:value-type="date" office:date-value="2022-05-26" calcext:value-type="date">
            <text:p>2022-05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74.47" calcext:value-type="float">
            <text:p>-274.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35</text:p>
          </table:table-cell>
          <table:table-cell table:style-name="ce2" office:value-type="date" office:date-value="2022-09-18" calcext:value-type="date">
            <text:p>2022-09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427.77" calcext:value-type="float">
            <text:p>1427.7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36</text:p>
          </table:table-cell>
          <table:table-cell table:style-name="ce2" office:value-type="date" office:date-value="2022-06-02" calcext:value-type="date">
            <text:p>2022-06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605.61" calcext:value-type="float">
            <text:p>2605.6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37</text:p>
          </table:table-cell>
          <table:table-cell table:style-name="ce2" office:value-type="date" office:date-value="2023-10-05" calcext:value-type="date">
            <text:p>2023-10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226.08" calcext:value-type="float">
            <text:p>3226.0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38</text:p>
          </table:table-cell>
          <table:table-cell table:style-name="ce2" office:value-type="date" office:date-value="2020-02-16" calcext:value-type="date">
            <text:p>2020-0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778.02" calcext:value-type="float">
            <text:p>2778.0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39</text:p>
          </table:table-cell>
          <table:table-cell table:style-name="ce2" office:value-type="date" office:date-value="2022-05-16" calcext:value-type="date">
            <text:p>2022-05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47.9" calcext:value-type="float">
            <text:p>447.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40</text:p>
          </table:table-cell>
          <table:table-cell table:style-name="ce2" office:value-type="date" office:date-value="2022-04-02" calcext:value-type="date">
            <text:p>2022-04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986.69" calcext:value-type="float">
            <text:p>-986.6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41</text:p>
          </table:table-cell>
          <table:table-cell table:style-name="ce2" office:value-type="date" office:date-value="2022-07-24" calcext:value-type="date">
            <text:p>2022-07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756.37" calcext:value-type="float">
            <text:p>-756.3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42</text:p>
          </table:table-cell>
          <table:table-cell table:style-name="ce2" office:value-type="date" office:date-value="2021-10-17" calcext:value-type="date">
            <text:p>2021-10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74.54" calcext:value-type="float">
            <text:p>-974.5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43</text:p>
          </table:table-cell>
          <table:table-cell table:style-name="ce2" office:value-type="date" office:date-value="2020-09-25" calcext:value-type="date">
            <text:p>2020-09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668.85" calcext:value-type="float">
            <text:p>5668.8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44</text:p>
          </table:table-cell>
          <table:table-cell table:style-name="ce2" office:value-type="date" office:date-value="2021-01-04" calcext:value-type="date">
            <text:p>2021-01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967.78" calcext:value-type="float">
            <text:p>2967.7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45</text:p>
          </table:table-cell>
          <table:table-cell table:style-name="ce2" office:value-type="date" office:date-value="2021-09-27" calcext:value-type="date">
            <text:p>2021-09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4701.94" calcext:value-type="float">
            <text:p>-14701.9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46</text:p>
          </table:table-cell>
          <table:table-cell table:style-name="ce2" office:value-type="date" office:date-value="2023-02-03" calcext:value-type="date">
            <text:p>2023-02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279.5" calcext:value-type="float">
            <text:p>3279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47</text:p>
          </table:table-cell>
          <table:table-cell table:style-name="ce2" office:value-type="date" office:date-value="2021-10-18" calcext:value-type="date">
            <text:p>2021-10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73.68" calcext:value-type="float">
            <text:p>973.6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48</text:p>
          </table:table-cell>
          <table:table-cell table:style-name="ce2" office:value-type="date" office:date-value="2020-04-29" calcext:value-type="date">
            <text:p>2020-04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3.54" calcext:value-type="float">
            <text:p>-93.5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49</text:p>
          </table:table-cell>
          <table:table-cell table:style-name="ce2" office:value-type="date" office:date-value="2022-04-10" calcext:value-type="date">
            <text:p>2022-04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942.59" calcext:value-type="float">
            <text:p>-1942.5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50</text:p>
          </table:table-cell>
          <table:table-cell table:style-name="ce2" office:value-type="date" office:date-value="2022-12-17" calcext:value-type="date">
            <text:p>2022-12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620.56" calcext:value-type="float">
            <text:p>5620.5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51</text:p>
          </table:table-cell>
          <table:table-cell table:style-name="ce2" office:value-type="date" office:date-value="2023-10-01" calcext:value-type="date">
            <text:p>2023-10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737.63" calcext:value-type="float">
            <text:p>4737.6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52</text:p>
          </table:table-cell>
          <table:table-cell table:style-name="ce2" office:value-type="date" office:date-value="2022-01-10" calcext:value-type="date">
            <text:p>2022-01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864.39" calcext:value-type="float">
            <text:p>-3864.3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53</text:p>
          </table:table-cell>
          <table:table-cell table:style-name="ce2" office:value-type="date" office:date-value="2024-02-06" calcext:value-type="date">
            <text:p>2024-02-0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035.26" calcext:value-type="float">
            <text:p>2035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54</text:p>
          </table:table-cell>
          <table:table-cell table:style-name="ce2" office:value-type="date" office:date-value="2020-04-26" calcext:value-type="date">
            <text:p>2020-04-2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858.28" calcext:value-type="float">
            <text:p>-4858.2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55</text:p>
          </table:table-cell>
          <table:table-cell table:style-name="ce2" office:value-type="date" office:date-value="2022-03-01" calcext:value-type="date">
            <text:p>2022-03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898.09" calcext:value-type="float">
            <text:p>-6898.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56</text:p>
          </table:table-cell>
          <table:table-cell table:style-name="ce2" office:value-type="date" office:date-value="2023-02-24" calcext:value-type="date">
            <text:p>2023-02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133.59" calcext:value-type="float">
            <text:p>-3133.5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57</text:p>
          </table:table-cell>
          <table:table-cell table:style-name="ce2" office:value-type="date" office:date-value="2023-11-17" calcext:value-type="date">
            <text:p>2023-11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311.97" calcext:value-type="float">
            <text:p>4311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58</text:p>
          </table:table-cell>
          <table:table-cell table:style-name="ce2" office:value-type="date" office:date-value="2022-10-09" calcext:value-type="date">
            <text:p>2022-10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765.63" calcext:value-type="float">
            <text:p>4765.6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59</text:p>
          </table:table-cell>
          <table:table-cell table:style-name="ce2" office:value-type="date" office:date-value="2022-12-17" calcext:value-type="date">
            <text:p>2022-12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565.43" calcext:value-type="float">
            <text:p>2565.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60</text:p>
          </table:table-cell>
          <table:table-cell table:style-name="ce2" office:value-type="date" office:date-value="2021-09-25" calcext:value-type="date">
            <text:p>2021-09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625.48" calcext:value-type="float">
            <text:p>3625.4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61</text:p>
          </table:table-cell>
          <table:table-cell table:style-name="ce2" office:value-type="date" office:date-value="2021-05-27" calcext:value-type="date">
            <text:p>2021-05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580.89" calcext:value-type="float">
            <text:p>2580.8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62</text:p>
          </table:table-cell>
          <table:table-cell table:style-name="ce2" office:value-type="date" office:date-value="2022-03-12" calcext:value-type="date">
            <text:p>2022-03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207.41" calcext:value-type="float">
            <text:p>-3207.4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63</text:p>
          </table:table-cell>
          <table:table-cell table:style-name="ce2" office:value-type="date" office:date-value="2023-01-24" calcext:value-type="date">
            <text:p>2023-01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159.61" calcext:value-type="float">
            <text:p>2159.6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64</text:p>
          </table:table-cell>
          <table:table-cell table:style-name="ce2" office:value-type="date" office:date-value="2023-02-15" calcext:value-type="date">
            <text:p>2023-02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002.05" calcext:value-type="float">
            <text:p>4002.0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65</text:p>
          </table:table-cell>
          <table:table-cell table:style-name="ce2" office:value-type="date" office:date-value="2021-07-13" calcext:value-type="date">
            <text:p>2021-07-1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771.46" calcext:value-type="float">
            <text:p>3771.4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66</text:p>
          </table:table-cell>
          <table:table-cell table:style-name="ce2" office:value-type="date" office:date-value="2021-05-02" calcext:value-type="date">
            <text:p>2021-05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944.57" calcext:value-type="float">
            <text:p>5944.5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67</text:p>
          </table:table-cell>
          <table:table-cell table:style-name="ce2" office:value-type="date" office:date-value="2023-06-14" calcext:value-type="date">
            <text:p>2023-06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541.52" calcext:value-type="float">
            <text:p>3541.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68</text:p>
          </table:table-cell>
          <table:table-cell table:style-name="ce2" office:value-type="date" office:date-value="2022-06-15" calcext:value-type="date">
            <text:p>2022-06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757.24" calcext:value-type="float">
            <text:p>1757.2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69</text:p>
          </table:table-cell>
          <table:table-cell table:style-name="ce2" office:value-type="date" office:date-value="2023-07-19" calcext:value-type="date">
            <text:p>2023-07-1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350.75" calcext:value-type="float">
            <text:p>5350.7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0</text:p>
          </table:table-cell>
          <table:table-cell table:style-name="ce2" office:value-type="date" office:date-value="2023-04-27" calcext:value-type="date">
            <text:p>2023-04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32.61" calcext:value-type="float">
            <text:p>-132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1</text:p>
          </table:table-cell>
          <table:table-cell table:style-name="ce2" office:value-type="date" office:date-value="2021-12-04" calcext:value-type="date">
            <text:p>2021-12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409.37" calcext:value-type="float">
            <text:p>-4409.3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2</text:p>
          </table:table-cell>
          <table:table-cell table:style-name="ce2" office:value-type="date" office:date-value="2024-01-10" calcext:value-type="date">
            <text:p>2024-01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15.33" calcext:value-type="float">
            <text:p>-815.3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3</text:p>
          </table:table-cell>
          <table:table-cell table:style-name="ce2" office:value-type="date" office:date-value="2021-08-03" calcext:value-type="date">
            <text:p>2021-08-0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724.51" calcext:value-type="float">
            <text:p>-3724.5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4</text:p>
          </table:table-cell>
          <table:table-cell table:style-name="ce2" office:value-type="date" office:date-value="2022-02-28" calcext:value-type="date">
            <text:p>2022-02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375.89" calcext:value-type="float">
            <text:p>-3375.8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5</text:p>
          </table:table-cell>
          <table:table-cell table:style-name="ce2" office:value-type="date" office:date-value="2022-05-10" calcext:value-type="date">
            <text:p>2022-05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22.59" calcext:value-type="float">
            <text:p>-722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6</text:p>
          </table:table-cell>
          <table:table-cell table:style-name="ce2" office:value-type="date" office:date-value="2020-09-03" calcext:value-type="date">
            <text:p>2020-09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962.1" calcext:value-type="float">
            <text:p>-3962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7</text:p>
          </table:table-cell>
          <table:table-cell table:style-name="ce2" office:value-type="date" office:date-value="2023-01-04" calcext:value-type="date">
            <text:p>2023-01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539.81" calcext:value-type="float">
            <text:p>-1539.8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8</text:p>
          </table:table-cell>
          <table:table-cell table:style-name="ce2" office:value-type="date" office:date-value="2020-06-02" calcext:value-type="date">
            <text:p>2020-06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468.07" calcext:value-type="float">
            <text:p>-9468.0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79</text:p>
          </table:table-cell>
          <table:table-cell table:style-name="ce2" office:value-type="date" office:date-value="2023-12-29" calcext:value-type="date">
            <text:p>2023-12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066.47" calcext:value-type="float">
            <text:p>1066.4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80</text:p>
          </table:table-cell>
          <table:table-cell table:style-name="ce2" office:value-type="date" office:date-value="2022-09-23" calcext:value-type="date">
            <text:p>2022-09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6.03" calcext:value-type="float">
            <text:p>6.0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81</text:p>
          </table:table-cell>
          <table:table-cell table:style-name="ce2" office:value-type="date" office:date-value="2023-01-14" calcext:value-type="date">
            <text:p>2023-01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085.44" calcext:value-type="float">
            <text:p>-4085.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82</text:p>
          </table:table-cell>
          <table:table-cell table:style-name="ce2" office:value-type="date" office:date-value="2021-11-27" calcext:value-type="date">
            <text:p>2021-11-2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296.23" calcext:value-type="float">
            <text:p>3296.2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83</text:p>
          </table:table-cell>
          <table:table-cell table:style-name="ce2" office:value-type="date" office:date-value="2023-08-01" calcext:value-type="date">
            <text:p>2023-08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687.85" calcext:value-type="float">
            <text:p>4687.8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84</text:p>
          </table:table-cell>
          <table:table-cell table:style-name="ce2" office:value-type="date" office:date-value="2023-05-28" calcext:value-type="date">
            <text:p>2023-05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8037.8" calcext:value-type="float">
            <text:p>-8037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85</text:p>
          </table:table-cell>
          <table:table-cell table:style-name="ce2" office:value-type="date" office:date-value="2022-12-28" calcext:value-type="date">
            <text:p>2022-12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813.62" calcext:value-type="float">
            <text:p>-3813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86</text:p>
          </table:table-cell>
          <table:table-cell table:style-name="ce2" office:value-type="date" office:date-value="2022-12-06" calcext:value-type="date">
            <text:p>2022-12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845.71" calcext:value-type="float">
            <text:p>-3845.7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87</text:p>
          </table:table-cell>
          <table:table-cell table:style-name="ce2" office:value-type="date" office:date-value="2022-10-05" calcext:value-type="date">
            <text:p>2022-10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699.52" calcext:value-type="float">
            <text:p>-4699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88</text:p>
          </table:table-cell>
          <table:table-cell table:style-name="ce2" office:value-type="date" office:date-value="2020-04-03" calcext:value-type="date">
            <text:p>2020-04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147.37" calcext:value-type="float">
            <text:p>4147.3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89</text:p>
          </table:table-cell>
          <table:table-cell table:style-name="ce2" office:value-type="date" office:date-value="2022-08-15" calcext:value-type="date">
            <text:p>2022-08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969.13" calcext:value-type="float">
            <text:p>-969.1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90</text:p>
          </table:table-cell>
          <table:table-cell table:style-name="ce2" office:value-type="date" office:date-value="2022-10-08" calcext:value-type="date">
            <text:p>2022-10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322.57" calcext:value-type="float">
            <text:p>-1322.5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91</text:p>
          </table:table-cell>
          <table:table-cell table:style-name="ce2" office:value-type="date" office:date-value="2021-03-28" calcext:value-type="date">
            <text:p>2021-03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0019.31" calcext:value-type="float">
            <text:p>-10019.3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92</text:p>
          </table:table-cell>
          <table:table-cell table:style-name="ce2" office:value-type="date" office:date-value="2023-05-12" calcext:value-type="date">
            <text:p>2023-05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177.09" calcext:value-type="float">
            <text:p>3177.0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93</text:p>
          </table:table-cell>
          <table:table-cell table:style-name="ce2" office:value-type="date" office:date-value="2022-06-30" calcext:value-type="date">
            <text:p>2022-06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196.29" calcext:value-type="float">
            <text:p>-6196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94</text:p>
          </table:table-cell>
          <table:table-cell table:style-name="ce2" office:value-type="date" office:date-value="2020-08-05" calcext:value-type="date">
            <text:p>2020-08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99.66" calcext:value-type="float">
            <text:p>299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95</text:p>
          </table:table-cell>
          <table:table-cell table:style-name="ce2" office:value-type="date" office:date-value="2021-04-18" calcext:value-type="date">
            <text:p>2021-04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386.88" calcext:value-type="float">
            <text:p>1386.8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96</text:p>
          </table:table-cell>
          <table:table-cell table:style-name="ce2" office:value-type="date" office:date-value="2021-03-07" calcext:value-type="date">
            <text:p>2021-03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803.29" calcext:value-type="float">
            <text:p>6803.2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97</text:p>
          </table:table-cell>
          <table:table-cell table:style-name="ce2" office:value-type="date" office:date-value="2020-12-06" calcext:value-type="date">
            <text:p>2020-12-0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6544.1" calcext:value-type="float">
            <text:p>-6544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498</text:p>
          </table:table-cell>
          <table:table-cell table:style-name="ce2" office:value-type="date" office:date-value="2021-07-04" calcext:value-type="date">
            <text:p>2021-07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5097.56" calcext:value-type="float">
            <text:p>-15097.5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499</text:p>
          </table:table-cell>
          <table:table-cell table:style-name="ce2" office:value-type="date" office:date-value="2023-08-05" calcext:value-type="date">
            <text:p>2023-08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19.25" calcext:value-type="float">
            <text:p>919.2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00</text:p>
          </table:table-cell>
          <table:table-cell table:style-name="ce2" office:value-type="date" office:date-value="2023-07-01" calcext:value-type="date">
            <text:p>2023-07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002.56" calcext:value-type="float">
            <text:p>9002.5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01</text:p>
          </table:table-cell>
          <table:table-cell table:style-name="ce2" office:value-type="date" office:date-value="2020-12-22" calcext:value-type="date">
            <text:p>2020-12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6194.73" calcext:value-type="float">
            <text:p>6194.7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02</text:p>
          </table:table-cell>
          <table:table-cell table:style-name="ce2" office:value-type="date" office:date-value="2020-01-23" calcext:value-type="date">
            <text:p>2020-01-2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048.3" calcext:value-type="float">
            <text:p>1048.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03</text:p>
          </table:table-cell>
          <table:table-cell table:style-name="ce2" office:value-type="date" office:date-value="2021-06-05" calcext:value-type="date">
            <text:p>2021-06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58.18" calcext:value-type="float">
            <text:p>-2458.1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04</text:p>
          </table:table-cell>
          <table:table-cell table:style-name="ce2" office:value-type="date" office:date-value="2023-01-28" calcext:value-type="date">
            <text:p>2023-01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035.61" calcext:value-type="float">
            <text:p>4035.6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05</text:p>
          </table:table-cell>
          <table:table-cell table:style-name="ce2" office:value-type="date" office:date-value="2022-03-12" calcext:value-type="date">
            <text:p>2022-03-1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867.73" calcext:value-type="float">
            <text:p>-4867.7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06</text:p>
          </table:table-cell>
          <table:table-cell table:style-name="ce2" office:value-type="date" office:date-value="2023-04-18" calcext:value-type="date">
            <text:p>2023-04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381.79" calcext:value-type="float">
            <text:p>2381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07</text:p>
          </table:table-cell>
          <table:table-cell table:style-name="ce2" office:value-type="date" office:date-value="2023-05-31" calcext:value-type="date">
            <text:p>2023-05-3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527.35" calcext:value-type="float">
            <text:p>2527.3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08</text:p>
          </table:table-cell>
          <table:table-cell table:style-name="ce2" office:value-type="date" office:date-value="2022-01-31" calcext:value-type="date">
            <text:p>2022-01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301.05" calcext:value-type="float">
            <text:p>5301.0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09</text:p>
          </table:table-cell>
          <table:table-cell table:style-name="ce2" office:value-type="date" office:date-value="2021-03-17" calcext:value-type="date">
            <text:p>2021-03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3798.3" calcext:value-type="float">
            <text:p>13798.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10</text:p>
          </table:table-cell>
          <table:table-cell table:style-name="ce2" office:value-type="date" office:date-value="2022-02-07" calcext:value-type="date">
            <text:p>2022-02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962.08" calcext:value-type="float">
            <text:p>1962.0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11</text:p>
          </table:table-cell>
          <table:table-cell table:style-name="ce2" office:value-type="date" office:date-value="2022-10-12" calcext:value-type="date">
            <text:p>2022-10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544.82" calcext:value-type="float">
            <text:p>-2544.8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12</text:p>
          </table:table-cell>
          <table:table-cell table:style-name="ce2" office:value-type="date" office:date-value="2023-09-10" calcext:value-type="date">
            <text:p>2023-09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27.87" calcext:value-type="float">
            <text:p>-127.8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13</text:p>
          </table:table-cell>
          <table:table-cell table:style-name="ce2" office:value-type="date" office:date-value="2021-05-30" calcext:value-type="date">
            <text:p>2021-05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8845.38" calcext:value-type="float">
            <text:p>-8845.3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14</text:p>
          </table:table-cell>
          <table:table-cell table:style-name="ce2" office:value-type="date" office:date-value="2022-11-05" calcext:value-type="date">
            <text:p>2022-11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473.57" calcext:value-type="float">
            <text:p>-3473.5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15</text:p>
          </table:table-cell>
          <table:table-cell table:style-name="ce2" office:value-type="date" office:date-value="2022-03-02" calcext:value-type="date">
            <text:p>2022-03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046.41" calcext:value-type="float">
            <text:p>-2046.4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16</text:p>
          </table:table-cell>
          <table:table-cell table:style-name="ce2" office:value-type="date" office:date-value="2020-12-01" calcext:value-type="date">
            <text:p>2020-12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620.44" calcext:value-type="float">
            <text:p>-2620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17</text:p>
          </table:table-cell>
          <table:table-cell table:style-name="ce2" office:value-type="date" office:date-value="2020-09-14" calcext:value-type="date">
            <text:p>2020-09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761.77" calcext:value-type="float">
            <text:p>761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18</text:p>
          </table:table-cell>
          <table:table-cell table:style-name="ce2" office:value-type="date" office:date-value="2021-05-11" calcext:value-type="date">
            <text:p>2021-05-1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112.1" calcext:value-type="float">
            <text:p>-4112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19</text:p>
          </table:table-cell>
          <table:table-cell table:style-name="ce2" office:value-type="date" office:date-value="2022-06-14" calcext:value-type="date">
            <text:p>2022-06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5605.15" calcext:value-type="float">
            <text:p>5605.1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20</text:p>
          </table:table-cell>
          <table:table-cell table:style-name="ce2" office:value-type="date" office:date-value="2020-06-08" calcext:value-type="date">
            <text:p>2020-06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21</text:p>
          </table:table-cell>
          <table:table-cell table:style-name="ce2" office:value-type="date" office:date-value="2024-02-07" calcext:value-type="date">
            <text:p>2024-02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6.5" calcext:value-type="float">
            <text:p>-46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22</text:p>
          </table:table-cell>
          <table:table-cell table:style-name="ce2" office:value-type="date" office:date-value="2022-05-01" calcext:value-type="date">
            <text:p>2022-05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639.47" calcext:value-type="float">
            <text:p>-1639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23</text:p>
          </table:table-cell>
          <table:table-cell table:style-name="ce2" office:value-type="date" office:date-value="2021-11-20" calcext:value-type="date">
            <text:p>2021-11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775.95" calcext:value-type="float">
            <text:p>775.9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24</text:p>
          </table:table-cell>
          <table:table-cell table:style-name="ce2" office:value-type="date" office:date-value="2021-01-14" calcext:value-type="date">
            <text:p>2021-01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125.49" calcext:value-type="float">
            <text:p>4125.4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25</text:p>
          </table:table-cell>
          <table:table-cell table:style-name="ce2" office:value-type="date" office:date-value="2022-08-14" calcext:value-type="date">
            <text:p>2022-08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335.65" calcext:value-type="float">
            <text:p>-4335.6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26</text:p>
          </table:table-cell>
          <table:table-cell table:style-name="ce2" office:value-type="date" office:date-value="2021-11-21" calcext:value-type="date">
            <text:p>2021-11-2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290.58" calcext:value-type="float">
            <text:p>-3290.5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27</text:p>
          </table:table-cell>
          <table:table-cell table:style-name="ce2" office:value-type="date" office:date-value="2023-12-21" calcext:value-type="date">
            <text:p>2023-12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518.63" calcext:value-type="float">
            <text:p>-1518.6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28</text:p>
          </table:table-cell>
          <table:table-cell table:style-name="ce2" office:value-type="date" office:date-value="2023-07-15" calcext:value-type="date">
            <text:p>2023-07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729.35" calcext:value-type="float">
            <text:p>-6729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29</text:p>
          </table:table-cell>
          <table:table-cell table:style-name="ce2" office:value-type="date" office:date-value="2023-12-11" calcext:value-type="date">
            <text:p>2023-12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096.29" calcext:value-type="float">
            <text:p>-4096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30</text:p>
          </table:table-cell>
          <table:table-cell table:style-name="ce2" office:value-type="date" office:date-value="2023-04-06" calcext:value-type="date">
            <text:p>2023-04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381.1" calcext:value-type="float">
            <text:p>-2381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31</text:p>
          </table:table-cell>
          <table:table-cell table:style-name="ce2" office:value-type="date" office:date-value="2022-12-02" calcext:value-type="date">
            <text:p>2022-12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371.95" calcext:value-type="float">
            <text:p>4371.9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32</text:p>
          </table:table-cell>
          <table:table-cell table:style-name="ce2" office:value-type="date" office:date-value="2020-10-11" calcext:value-type="date">
            <text:p>2020-10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312.81" calcext:value-type="float">
            <text:p>1312.8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33</text:p>
          </table:table-cell>
          <table:table-cell table:style-name="ce2" office:value-type="date" office:date-value="2021-01-31" calcext:value-type="date">
            <text:p>2021-01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67.95" calcext:value-type="float">
            <text:p>967.9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34</text:p>
          </table:table-cell>
          <table:table-cell table:style-name="ce2" office:value-type="date" office:date-value="2020-01-12" calcext:value-type="date">
            <text:p>2020-01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254.49" calcext:value-type="float">
            <text:p>4254.4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35</text:p>
          </table:table-cell>
          <table:table-cell table:style-name="ce2" office:value-type="date" office:date-value="2023-08-18" calcext:value-type="date">
            <text:p>2023-08-1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86.86" calcext:value-type="float">
            <text:p>-686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36</text:p>
          </table:table-cell>
          <table:table-cell table:style-name="ce2" office:value-type="date" office:date-value="2023-06-30" calcext:value-type="date">
            <text:p>2023-06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952.32" calcext:value-type="float">
            <text:p>1952.3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37</text:p>
          </table:table-cell>
          <table:table-cell table:style-name="ce2" office:value-type="date" office:date-value="2021-05-13" calcext:value-type="date">
            <text:p>2021-05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516.11" calcext:value-type="float">
            <text:p>-516.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38</text:p>
          </table:table-cell>
          <table:table-cell table:style-name="ce2" office:value-type="date" office:date-value="2022-01-23" calcext:value-type="date">
            <text:p>2022-01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326.81" calcext:value-type="float">
            <text:p>1326.8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39</text:p>
          </table:table-cell>
          <table:table-cell table:style-name="ce2" office:value-type="date" office:date-value="2020-02-04" calcext:value-type="date">
            <text:p>2020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913.79" calcext:value-type="float">
            <text:p>-2913.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40</text:p>
          </table:table-cell>
          <table:table-cell table:style-name="ce2" office:value-type="date" office:date-value="2021-12-27" calcext:value-type="date">
            <text:p>2021-12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2194.09" calcext:value-type="float">
            <text:p>-12194.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41</text:p>
          </table:table-cell>
          <table:table-cell table:style-name="ce2" office:value-type="date" office:date-value="2022-04-28" calcext:value-type="date">
            <text:p>2022-04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71.4" calcext:value-type="float">
            <text:p>-671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42</text:p>
          </table:table-cell>
          <table:table-cell table:style-name="ce2" office:value-type="date" office:date-value="2020-03-30" calcext:value-type="date">
            <text:p>2020-03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7113.74" calcext:value-type="float">
            <text:p>7113.7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43</text:p>
          </table:table-cell>
          <table:table-cell table:style-name="ce2" office:value-type="date" office:date-value="2022-02-14" calcext:value-type="date">
            <text:p>2022-02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631.08" calcext:value-type="float">
            <text:p>4631.0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44</text:p>
          </table:table-cell>
          <table:table-cell table:style-name="ce2" office:value-type="date" office:date-value="2021-08-27" calcext:value-type="date">
            <text:p>2021-08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826.99" calcext:value-type="float">
            <text:p>4826.9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45</text:p>
          </table:table-cell>
          <table:table-cell table:style-name="ce2" office:value-type="date" office:date-value="2022-08-27" calcext:value-type="date">
            <text:p>2022-08-2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6180.65" calcext:value-type="float">
            <text:p>6180.6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46</text:p>
          </table:table-cell>
          <table:table-cell table:style-name="ce2" office:value-type="date" office:date-value="2022-10-18" calcext:value-type="date">
            <text:p>2022-10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43.29" calcext:value-type="float">
            <text:p>443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47</text:p>
          </table:table-cell>
          <table:table-cell table:style-name="ce2" office:value-type="date" office:date-value="2021-02-21" calcext:value-type="date">
            <text:p>2021-02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986.58" calcext:value-type="float">
            <text:p>986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48</text:p>
          </table:table-cell>
          <table:table-cell table:style-name="ce2" office:value-type="date" office:date-value="2020-04-24" calcext:value-type="date">
            <text:p>2020-04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088.26" calcext:value-type="float">
            <text:p>-3088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49</text:p>
          </table:table-cell>
          <table:table-cell table:style-name="ce2" office:value-type="date" office:date-value="2021-09-08" calcext:value-type="date">
            <text:p>2021-09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580.36" calcext:value-type="float">
            <text:p>-1580.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50</text:p>
          </table:table-cell>
          <table:table-cell table:style-name="ce2" office:value-type="date" office:date-value="2023-05-04" calcext:value-type="date">
            <text:p>2023-05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078.86" calcext:value-type="float">
            <text:p>3078.8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51</text:p>
          </table:table-cell>
          <table:table-cell table:style-name="ce2" office:value-type="date" office:date-value="2022-04-05" calcext:value-type="date">
            <text:p>2022-04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6019.42" calcext:value-type="float">
            <text:p>6019.4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52</text:p>
          </table:table-cell>
          <table:table-cell table:style-name="ce2" office:value-type="date" office:date-value="2023-01-03" calcext:value-type="date">
            <text:p>2023-01-0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97.23" calcext:value-type="float">
            <text:p>-697.2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53</text:p>
          </table:table-cell>
          <table:table-cell table:style-name="ce2" office:value-type="date" office:date-value="2021-02-16" calcext:value-type="date">
            <text:p>2021-02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250.95" calcext:value-type="float">
            <text:p>-2250.9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54</text:p>
          </table:table-cell>
          <table:table-cell table:style-name="ce2" office:value-type="date" office:date-value="2023-10-31" calcext:value-type="date">
            <text:p>2023-10-3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55</text:p>
          </table:table-cell>
          <table:table-cell table:style-name="ce2" office:value-type="date" office:date-value="2023-12-14" calcext:value-type="date">
            <text:p>2023-12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006.03" calcext:value-type="float">
            <text:p>3006.0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56</text:p>
          </table:table-cell>
          <table:table-cell table:style-name="ce2" office:value-type="date" office:date-value="2021-12-29" calcext:value-type="date">
            <text:p>2021-12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7219.27" calcext:value-type="float">
            <text:p>-7219.2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57</text:p>
          </table:table-cell>
          <table:table-cell table:style-name="ce2" office:value-type="date" office:date-value="2023-07-24" calcext:value-type="date">
            <text:p>2023-07-2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480.9" calcext:value-type="float">
            <text:p>-11480.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58</text:p>
          </table:table-cell>
          <table:table-cell table:style-name="ce2" office:value-type="date" office:date-value="2022-10-17" calcext:value-type="date">
            <text:p>2022-10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752.68" calcext:value-type="float">
            <text:p>-2752.6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59</text:p>
          </table:table-cell>
          <table:table-cell table:style-name="ce2" office:value-type="date" office:date-value="2022-01-30" calcext:value-type="date">
            <text:p>2022-01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103.56" calcext:value-type="float">
            <text:p>-6103.5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60</text:p>
          </table:table-cell>
          <table:table-cell table:style-name="ce2" office:value-type="date" office:date-value="2021-11-06" calcext:value-type="date">
            <text:p>2021-11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540.7" calcext:value-type="float">
            <text:p>-2540.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61</text:p>
          </table:table-cell>
          <table:table-cell table:style-name="ce2" office:value-type="date" office:date-value="2023-11-18" calcext:value-type="date">
            <text:p>2023-11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738.9" calcext:value-type="float">
            <text:p>-738.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62</text:p>
          </table:table-cell>
          <table:table-cell table:style-name="ce2" office:value-type="date" office:date-value="2021-04-01" calcext:value-type="date">
            <text:p>2021-04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266.24" calcext:value-type="float">
            <text:p>-2266.2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63</text:p>
          </table:table-cell>
          <table:table-cell table:style-name="ce2" office:value-type="date" office:date-value="2022-07-08" calcext:value-type="date">
            <text:p>2022-07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262.34" calcext:value-type="float">
            <text:p>7262.3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64</text:p>
          </table:table-cell>
          <table:table-cell table:style-name="ce2" office:value-type="date" office:date-value="2020-07-10" calcext:value-type="date">
            <text:p>2020-07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633.72" calcext:value-type="float">
            <text:p>1633.7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65</text:p>
          </table:table-cell>
          <table:table-cell table:style-name="ce2" office:value-type="date" office:date-value="2022-01-08" calcext:value-type="date">
            <text:p>2022-01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502.37" calcext:value-type="float">
            <text:p>1502.3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66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111.04" calcext:value-type="float">
            <text:p>3111.0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67</text:p>
          </table:table-cell>
          <table:table-cell table:style-name="ce2" office:value-type="date" office:date-value="2022-09-04" calcext:value-type="date">
            <text:p>2022-09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694.17" calcext:value-type="float">
            <text:p>-5694.1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68</text:p>
          </table:table-cell>
          <table:table-cell table:style-name="ce2" office:value-type="date" office:date-value="2022-10-05" calcext:value-type="date">
            <text:p>2022-10-0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195.56" calcext:value-type="float">
            <text:p>5195.5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69</text:p>
          </table:table-cell>
          <table:table-cell table:style-name="ce2" office:value-type="date" office:date-value="2020-04-05" calcext:value-type="date">
            <text:p>2020-04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78.82" calcext:value-type="float">
            <text:p>-378.8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70</text:p>
          </table:table-cell>
          <table:table-cell table:style-name="ce2" office:value-type="date" office:date-value="2021-10-24" calcext:value-type="date">
            <text:p>2021-10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352.4" calcext:value-type="float">
            <text:p>3352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71</text:p>
          </table:table-cell>
          <table:table-cell table:style-name="ce2" office:value-type="date" office:date-value="2023-04-28" calcext:value-type="date">
            <text:p>2023-04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359.29" calcext:value-type="float">
            <text:p>-5359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72</text:p>
          </table:table-cell>
          <table:table-cell table:style-name="ce2" office:value-type="date" office:date-value="2020-02-06" calcext:value-type="date">
            <text:p>2020-02-0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768.79" calcext:value-type="float">
            <text:p>-7768.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73</text:p>
          </table:table-cell>
          <table:table-cell table:style-name="ce2" office:value-type="date" office:date-value="2023-10-24" calcext:value-type="date">
            <text:p>2023-10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089.45" calcext:value-type="float">
            <text:p>4089.4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74</text:p>
          </table:table-cell>
          <table:table-cell table:style-name="ce2" office:value-type="date" office:date-value="2020-10-05" calcext:value-type="date">
            <text:p>2020-10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882.05" calcext:value-type="float">
            <text:p>1882.0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75</text:p>
          </table:table-cell>
          <table:table-cell table:style-name="ce2" office:value-type="date" office:date-value="2020-08-04" calcext:value-type="date">
            <text:p>2020-08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510.26" calcext:value-type="float">
            <text:p>-4510.2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76</text:p>
          </table:table-cell>
          <table:table-cell table:style-name="ce2" office:value-type="date" office:date-value="2022-05-16" calcext:value-type="date">
            <text:p>2022-05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348.32" calcext:value-type="float">
            <text:p>-4348.3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77</text:p>
          </table:table-cell>
          <table:table-cell table:style-name="ce2" office:value-type="date" office:date-value="2022-05-22" calcext:value-type="date">
            <text:p>2022-05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627.17" calcext:value-type="float">
            <text:p>5627.1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78</text:p>
          </table:table-cell>
          <table:table-cell table:style-name="ce2" office:value-type="date" office:date-value="2023-07-20" calcext:value-type="date">
            <text:p>2023-07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947.06" calcext:value-type="float">
            <text:p>-5947.0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79</text:p>
          </table:table-cell>
          <table:table-cell table:style-name="ce2" office:value-type="date" office:date-value="2020-03-02" calcext:value-type="date">
            <text:p>2020-03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213.36" calcext:value-type="float">
            <text:p>8213.3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80</text:p>
          </table:table-cell>
          <table:table-cell table:style-name="ce2" office:value-type="date" office:date-value="2021-08-18" calcext:value-type="date">
            <text:p>2021-08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503.1" calcext:value-type="float">
            <text:p>-4503.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81</text:p>
          </table:table-cell>
          <table:table-cell table:style-name="ce2" office:value-type="date" office:date-value="2021-12-29" calcext:value-type="date">
            <text:p>2021-12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191.96" calcext:value-type="float">
            <text:p>3191.9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82</text:p>
          </table:table-cell>
          <table:table-cell table:style-name="ce2" office:value-type="date" office:date-value="2023-09-27" calcext:value-type="date">
            <text:p>2023-09-2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643.09" calcext:value-type="float">
            <text:p>-1643.0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83</text:p>
          </table:table-cell>
          <table:table-cell table:style-name="ce2" office:value-type="date" office:date-value="2021-01-31" calcext:value-type="date">
            <text:p>2021-01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015.94" calcext:value-type="float">
            <text:p>3015.9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84</text:p>
          </table:table-cell>
          <table:table-cell table:style-name="ce2" office:value-type="date" office:date-value="2021-11-29" calcext:value-type="date">
            <text:p>2021-11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720.57" calcext:value-type="float">
            <text:p>-2720.5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85</text:p>
          </table:table-cell>
          <table:table-cell table:style-name="ce2" office:value-type="date" office:date-value="2022-11-08" calcext:value-type="date">
            <text:p>2022-11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13.96" calcext:value-type="float">
            <text:p>-813.9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86</text:p>
          </table:table-cell>
          <table:table-cell table:style-name="ce2" office:value-type="date" office:date-value="2020-06-25" calcext:value-type="date">
            <text:p>2020-06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04.6" calcext:value-type="float">
            <text:p>204.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87</text:p>
          </table:table-cell>
          <table:table-cell table:style-name="ce2" office:value-type="date" office:date-value="2021-01-30" calcext:value-type="date">
            <text:p>2021-01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010.94" calcext:value-type="float">
            <text:p>-5010.9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88</text:p>
          </table:table-cell>
          <table:table-cell table:style-name="ce2" office:value-type="date" office:date-value="2021-03-20" calcext:value-type="date">
            <text:p>2021-03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704.12" calcext:value-type="float">
            <text:p>3704.1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89</text:p>
          </table:table-cell>
          <table:table-cell table:style-name="ce2" office:value-type="date" office:date-value="2023-06-10" calcext:value-type="date">
            <text:p>2023-06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566.07" calcext:value-type="float">
            <text:p>-2566.0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90</text:p>
          </table:table-cell>
          <table:table-cell table:style-name="ce2" office:value-type="date" office:date-value="2020-03-16" calcext:value-type="date">
            <text:p>2020-03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143" calcext:value-type="float">
            <text:p>-114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91</text:p>
          </table:table-cell>
          <table:table-cell table:style-name="ce2" office:value-type="date" office:date-value="2020-09-21" calcext:value-type="date">
            <text:p>2020-09-2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971.75" calcext:value-type="float">
            <text:p>-4971.7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92</text:p>
          </table:table-cell>
          <table:table-cell table:style-name="ce2" office:value-type="date" office:date-value="2021-03-30" calcext:value-type="date">
            <text:p>2021-03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2811.67" calcext:value-type="float">
            <text:p>-12811.6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93</text:p>
          </table:table-cell>
          <table:table-cell table:style-name="ce2" office:value-type="date" office:date-value="2021-12-18" calcext:value-type="date">
            <text:p>2021-12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955.14" calcext:value-type="float">
            <text:p>-955.1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94</text:p>
          </table:table-cell>
          <table:table-cell table:style-name="ce2" office:value-type="date" office:date-value="2022-01-04" calcext:value-type="date">
            <text:p>2022-01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2063.08" calcext:value-type="float">
            <text:p>12063.0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95</text:p>
          </table:table-cell>
          <table:table-cell table:style-name="ce2" office:value-type="date" office:date-value="2023-11-08" calcext:value-type="date">
            <text:p>2023-11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923.02" calcext:value-type="float">
            <text:p>3923.0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96</text:p>
          </table:table-cell>
          <table:table-cell table:style-name="ce2" office:value-type="date" office:date-value="2022-04-30" calcext:value-type="date">
            <text:p>2022-04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6.3" calcext:value-type="float">
            <text:p>-96.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97</text:p>
          </table:table-cell>
          <table:table-cell table:style-name="ce2" office:value-type="date" office:date-value="2023-10-22" calcext:value-type="date">
            <text:p>2023-10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314.45" calcext:value-type="float">
            <text:p>-1314.4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598</text:p>
          </table:table-cell>
          <table:table-cell table:style-name="ce2" office:value-type="date" office:date-value="2020-05-23" calcext:value-type="date">
            <text:p>2020-05-2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12.33" calcext:value-type="float">
            <text:p>112.3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599</text:p>
          </table:table-cell>
          <table:table-cell table:style-name="ce2" office:value-type="date" office:date-value="2022-06-03" calcext:value-type="date">
            <text:p>2022-06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735.6" calcext:value-type="float">
            <text:p>2735.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00</text:p>
          </table:table-cell>
          <table:table-cell table:style-name="ce2" office:value-type="date" office:date-value="2022-12-28" calcext:value-type="date">
            <text:p>2022-12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904.06" calcext:value-type="float">
            <text:p>-5904.0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01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571.61" calcext:value-type="float">
            <text:p>5571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02</text:p>
          </table:table-cell>
          <table:table-cell table:style-name="ce2" office:value-type="date" office:date-value="2021-01-30" calcext:value-type="date">
            <text:p>2021-01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576.91" calcext:value-type="float">
            <text:p>3576.9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03</text:p>
          </table:table-cell>
          <table:table-cell table:style-name="ce2" office:value-type="date" office:date-value="2022-11-14" calcext:value-type="date">
            <text:p>2022-11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590.93" calcext:value-type="float">
            <text:p>3590.9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04</text:p>
          </table:table-cell>
          <table:table-cell table:style-name="ce2" office:value-type="date" office:date-value="2022-08-05" calcext:value-type="date">
            <text:p>2022-08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192.38" calcext:value-type="float">
            <text:p>2192.3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05</text:p>
          </table:table-cell>
          <table:table-cell table:style-name="ce2" office:value-type="date" office:date-value="2022-06-09" calcext:value-type="date">
            <text:p>2022-06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8.08" calcext:value-type="float">
            <text:p>98.0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06</text:p>
          </table:table-cell>
          <table:table-cell table:style-name="ce2" office:value-type="date" office:date-value="2024-02-01" calcext:value-type="date">
            <text:p>2024-02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364.31" calcext:value-type="float">
            <text:p>3364.3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07</text:p>
          </table:table-cell>
          <table:table-cell table:style-name="ce2" office:value-type="date" office:date-value="2023-03-20" calcext:value-type="date">
            <text:p>2023-03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959.07" calcext:value-type="float">
            <text:p>2959.0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08</text:p>
          </table:table-cell>
          <table:table-cell table:style-name="ce2" office:value-type="date" office:date-value="2023-03-13" calcext:value-type="date">
            <text:p>2023-03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770.2" calcext:value-type="float">
            <text:p>-1770.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09</text:p>
          </table:table-cell>
          <table:table-cell table:style-name="ce2" office:value-type="date" office:date-value="2021-07-22" calcext:value-type="date">
            <text:p>2021-07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868.01" calcext:value-type="float">
            <text:p>-2868.0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10</text:p>
          </table:table-cell>
          <table:table-cell table:style-name="ce2" office:value-type="date" office:date-value="2022-11-28" calcext:value-type="date">
            <text:p>2022-11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09.28" calcext:value-type="float">
            <text:p>509.2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11</text:p>
          </table:table-cell>
          <table:table-cell table:style-name="ce2" office:value-type="date" office:date-value="2020-04-18" calcext:value-type="date">
            <text:p>2020-04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745.1" calcext:value-type="float">
            <text:p>7745.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12</text:p>
          </table:table-cell>
          <table:table-cell table:style-name="ce2" office:value-type="date" office:date-value="2022-12-01" calcext:value-type="date">
            <text:p>2022-12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195.54" calcext:value-type="float">
            <text:p>-6195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13</text:p>
          </table:table-cell>
          <table:table-cell table:style-name="ce2" office:value-type="date" office:date-value="2023-04-24" calcext:value-type="date">
            <text:p>2023-04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7337.63" calcext:value-type="float">
            <text:p>-7337.6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14</text:p>
          </table:table-cell>
          <table:table-cell table:style-name="ce2" office:value-type="date" office:date-value="2022-07-23" calcext:value-type="date">
            <text:p>2022-07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23.8" calcext:value-type="float">
            <text:p>823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15</text:p>
          </table:table-cell>
          <table:table-cell table:style-name="ce2" office:value-type="date" office:date-value="2021-02-01" calcext:value-type="date">
            <text:p>2021-02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54.44" calcext:value-type="float">
            <text:p>254.4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16</text:p>
          </table:table-cell>
          <table:table-cell table:style-name="ce2" office:value-type="date" office:date-value="2023-05-31" calcext:value-type="date">
            <text:p>2023-05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66.71" calcext:value-type="float">
            <text:p>866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17</text:p>
          </table:table-cell>
          <table:table-cell table:style-name="ce2" office:value-type="date" office:date-value="2021-09-25" calcext:value-type="date">
            <text:p>2021-09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219.77" calcext:value-type="float">
            <text:p>1219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18</text:p>
          </table:table-cell>
          <table:table-cell table:style-name="ce2" office:value-type="date" office:date-value="2023-03-02" calcext:value-type="date">
            <text:p>2023-03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116.01" calcext:value-type="float">
            <text:p>-1116.0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19</text:p>
          </table:table-cell>
          <table:table-cell table:style-name="ce2" office:value-type="date" office:date-value="2023-04-01" calcext:value-type="date">
            <text:p>2023-04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7449.32" calcext:value-type="float">
            <text:p>7449.3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20</text:p>
          </table:table-cell>
          <table:table-cell table:style-name="ce2" office:value-type="date" office:date-value="2023-05-23" calcext:value-type="date">
            <text:p>2023-05-2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004.52" calcext:value-type="float">
            <text:p>-8004.5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21</text:p>
          </table:table-cell>
          <table:table-cell table:style-name="ce2" office:value-type="date" office:date-value="2022-01-02" calcext:value-type="date">
            <text:p>2022-01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142.49" calcext:value-type="float">
            <text:p>-4142.4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22</text:p>
          </table:table-cell>
          <table:table-cell table:style-name="ce2" office:value-type="date" office:date-value="2020-08-22" calcext:value-type="date">
            <text:p>2020-08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16.27" calcext:value-type="float">
            <text:p>-516.2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23</text:p>
          </table:table-cell>
          <table:table-cell table:style-name="ce2" office:value-type="date" office:date-value="2021-10-19" calcext:value-type="date">
            <text:p>2021-10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215.94" calcext:value-type="float">
            <text:p>-8215.9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24</text:p>
          </table:table-cell>
          <table:table-cell table:style-name="ce2" office:value-type="date" office:date-value="2022-01-20" calcext:value-type="date">
            <text:p>2022-01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79.27" calcext:value-type="float">
            <text:p>-879.2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25</text:p>
          </table:table-cell>
          <table:table-cell table:style-name="ce2" office:value-type="date" office:date-value="2021-08-10" calcext:value-type="date">
            <text:p>2021-08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307.35" calcext:value-type="float">
            <text:p>8307.3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26</text:p>
          </table:table-cell>
          <table:table-cell table:style-name="ce2" office:value-type="date" office:date-value="2022-10-29" calcext:value-type="date">
            <text:p>2022-10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04.43" calcext:value-type="float">
            <text:p>104.4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27</text:p>
          </table:table-cell>
          <table:table-cell table:style-name="ce2" office:value-type="date" office:date-value="2023-01-02" calcext:value-type="date">
            <text:p>2023-01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153.5" calcext:value-type="float">
            <text:p>1153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28</text:p>
          </table:table-cell>
          <table:table-cell table:style-name="ce2" office:value-type="date" office:date-value="2022-08-11" calcext:value-type="date">
            <text:p>2022-08-1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300.82" calcext:value-type="float">
            <text:p>-6300.8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29</text:p>
          </table:table-cell>
          <table:table-cell table:style-name="ce2" office:value-type="date" office:date-value="2021-05-06" calcext:value-type="date">
            <text:p>2021-05-0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081.81" calcext:value-type="float">
            <text:p>-3081.8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30</text:p>
          </table:table-cell>
          <table:table-cell table:style-name="ce2" office:value-type="date" office:date-value="2022-07-01" calcext:value-type="date">
            <text:p>2022-07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875.98" calcext:value-type="float">
            <text:p>-1875.9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31</text:p>
          </table:table-cell>
          <table:table-cell table:style-name="ce2" office:value-type="date" office:date-value="2023-06-30" calcext:value-type="date">
            <text:p>2023-06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588.58" calcext:value-type="float">
            <text:p>-1588.5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32</text:p>
          </table:table-cell>
          <table:table-cell table:style-name="ce2" office:value-type="date" office:date-value="2023-06-07" calcext:value-type="date">
            <text:p>2023-06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6408.22" calcext:value-type="float">
            <text:p>6408.2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33</text:p>
          </table:table-cell>
          <table:table-cell table:style-name="ce2" office:value-type="date" office:date-value="2023-04-12" calcext:value-type="date">
            <text:p>2023-04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788.46" calcext:value-type="float">
            <text:p>2788.4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34</text:p>
          </table:table-cell>
          <table:table-cell table:style-name="ce2" office:value-type="date" office:date-value="2023-04-06" calcext:value-type="date">
            <text:p>2023-04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557.29" calcext:value-type="float">
            <text:p>-5557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35</text:p>
          </table:table-cell>
          <table:table-cell table:style-name="ce2" office:value-type="date" office:date-value="2020-06-18" calcext:value-type="date">
            <text:p>2020-06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232.52" calcext:value-type="float">
            <text:p>1232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36</text:p>
          </table:table-cell>
          <table:table-cell table:style-name="ce2" office:value-type="date" office:date-value="2023-11-17" calcext:value-type="date">
            <text:p>2023-11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491.11" calcext:value-type="float">
            <text:p>2491.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37</text:p>
          </table:table-cell>
          <table:table-cell table:style-name="ce2" office:value-type="date" office:date-value="2022-08-03" calcext:value-type="date">
            <text:p>2022-08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700.75" calcext:value-type="float">
            <text:p>5700.7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38</text:p>
          </table:table-cell>
          <table:table-cell table:style-name="ce2" office:value-type="date" office:date-value="2022-03-05" calcext:value-type="date">
            <text:p>2022-03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902.7" calcext:value-type="float">
            <text:p>7902.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39</text:p>
          </table:table-cell>
          <table:table-cell table:style-name="ce2" office:value-type="date" office:date-value="2021-09-25" calcext:value-type="date">
            <text:p>2021-09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075.47" calcext:value-type="float">
            <text:p>-5075.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40</text:p>
          </table:table-cell>
          <table:table-cell table:style-name="ce2" office:value-type="date" office:date-value="2023-05-02" calcext:value-type="date">
            <text:p>2023-05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054.29" calcext:value-type="float">
            <text:p>-4054.2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41</text:p>
          </table:table-cell>
          <table:table-cell table:style-name="ce2" office:value-type="date" office:date-value="2020-01-29" calcext:value-type="date">
            <text:p>2020-01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287.89" calcext:value-type="float">
            <text:p>-6287.8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42</text:p>
          </table:table-cell>
          <table:table-cell table:style-name="ce2" office:value-type="date" office:date-value="2023-04-03" calcext:value-type="date">
            <text:p>2023-04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70.1" calcext:value-type="float">
            <text:p>-1170.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43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331.79" calcext:value-type="float">
            <text:p>2331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44</text:p>
          </table:table-cell>
          <table:table-cell table:style-name="ce2" office:value-type="date" office:date-value="2020-12-04" calcext:value-type="date">
            <text:p>2020-1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936.67" calcext:value-type="float">
            <text:p>4936.6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45</text:p>
          </table:table-cell>
          <table:table-cell table:style-name="ce2" office:value-type="date" office:date-value="2023-10-20" calcext:value-type="date">
            <text:p>2023-10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79.76" calcext:value-type="float">
            <text:p>-379.7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46</text:p>
          </table:table-cell>
          <table:table-cell table:style-name="ce2" office:value-type="date" office:date-value="2023-09-27" calcext:value-type="date">
            <text:p>2023-09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599.24" calcext:value-type="float">
            <text:p>-1599.2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47</text:p>
          </table:table-cell>
          <table:table-cell table:style-name="ce2" office:value-type="date" office:date-value="2021-05-14" calcext:value-type="date">
            <text:p>2021-05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758.79" calcext:value-type="float">
            <text:p>758.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48</text:p>
          </table:table-cell>
          <table:table-cell table:style-name="ce2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175.71" calcext:value-type="float">
            <text:p>-4175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49</text:p>
          </table:table-cell>
          <table:table-cell table:style-name="ce2" office:value-type="date" office:date-value="2023-09-12" calcext:value-type="date">
            <text:p>2023-09-1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0447.69" calcext:value-type="float">
            <text:p>10447.6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50</text:p>
          </table:table-cell>
          <table:table-cell table:style-name="ce2" office:value-type="date" office:date-value="2020-08-04" calcext:value-type="date">
            <text:p>2020-08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038.31" calcext:value-type="float">
            <text:p>-8038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51</text:p>
          </table:table-cell>
          <table:table-cell table:style-name="ce2" office:value-type="date" office:date-value="2023-08-17" calcext:value-type="date">
            <text:p>2023-08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23.7" calcext:value-type="float">
            <text:p>923.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52</text:p>
          </table:table-cell>
          <table:table-cell table:style-name="ce2" office:value-type="date" office:date-value="2023-03-01" calcext:value-type="date">
            <text:p>2023-03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0118.03" calcext:value-type="float">
            <text:p>10118.0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53</text:p>
          </table:table-cell>
          <table:table-cell table:style-name="ce2" office:value-type="date" office:date-value="2022-12-29" calcext:value-type="date">
            <text:p>2022-12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54</text:p>
          </table:table-cell>
          <table:table-cell table:style-name="ce2" office:value-type="date" office:date-value="2023-06-29" calcext:value-type="date">
            <text:p>2023-06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950.2" calcext:value-type="float">
            <text:p>-950.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55</text:p>
          </table:table-cell>
          <table:table-cell table:style-name="ce2" office:value-type="date" office:date-value="2023-12-09" calcext:value-type="date">
            <text:p>2023-12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787.23" calcext:value-type="float">
            <text:p>-1787.2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56</text:p>
          </table:table-cell>
          <table:table-cell table:style-name="ce2" office:value-type="date" office:date-value="2021-03-20" calcext:value-type="date">
            <text:p>2021-03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901.96" calcext:value-type="float">
            <text:p>-901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57</text:p>
          </table:table-cell>
          <table:table-cell table:style-name="ce2" office:value-type="date" office:date-value="2022-05-25" calcext:value-type="date">
            <text:p>2022-05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864.24" calcext:value-type="float">
            <text:p>6864.2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58</text:p>
          </table:table-cell>
          <table:table-cell table:style-name="ce2" office:value-type="date" office:date-value="2023-04-20" calcext:value-type="date">
            <text:p>2023-04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059.31" calcext:value-type="float">
            <text:p>-11059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59</text:p>
          </table:table-cell>
          <table:table-cell table:style-name="ce2" office:value-type="date" office:date-value="2020-06-15" calcext:value-type="date">
            <text:p>2020-06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7667.17" calcext:value-type="float">
            <text:p>7667.1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0</text:p>
          </table:table-cell>
          <table:table-cell table:style-name="ce2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7119.79" calcext:value-type="float">
            <text:p>-7119.7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1</text:p>
          </table:table-cell>
          <table:table-cell table:style-name="ce2" office:value-type="date" office:date-value="2021-12-14" calcext:value-type="date">
            <text:p>2021-12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333.26" calcext:value-type="float">
            <text:p>-1333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2</text:p>
          </table:table-cell>
          <table:table-cell table:style-name="ce2" office:value-type="date" office:date-value="2020-02-08" calcext:value-type="date">
            <text:p>2020-02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146.22" calcext:value-type="float">
            <text:p>-2146.2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3</text:p>
          </table:table-cell>
          <table:table-cell table:style-name="ce2" office:value-type="date" office:date-value="2023-02-23" calcext:value-type="date">
            <text:p>2023-02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942.77" calcext:value-type="float">
            <text:p>2942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4</text:p>
          </table:table-cell>
          <table:table-cell table:style-name="ce2" office:value-type="date" office:date-value="2024-01-14" calcext:value-type="date">
            <text:p>2024-01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7990.62" calcext:value-type="float">
            <text:p>-7990.6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5</text:p>
          </table:table-cell>
          <table:table-cell table:style-name="ce2" office:value-type="date" office:date-value="2020-06-21" calcext:value-type="date">
            <text:p>2020-06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310.86" calcext:value-type="float">
            <text:p>2310.8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6</text:p>
          </table:table-cell>
          <table:table-cell table:style-name="ce2" office:value-type="date" office:date-value="2021-10-14" calcext:value-type="date">
            <text:p>2021-10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0121.55" calcext:value-type="float">
            <text:p>10121.5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7</text:p>
          </table:table-cell>
          <table:table-cell table:style-name="ce2" office:value-type="date" office:date-value="2022-01-23" calcext:value-type="date">
            <text:p>2022-01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815.87" calcext:value-type="float">
            <text:p>-6815.8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8</text:p>
          </table:table-cell>
          <table:table-cell table:style-name="ce2" office:value-type="date" office:date-value="2023-05-28" calcext:value-type="date">
            <text:p>2023-05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948.53" calcext:value-type="float">
            <text:p>948.5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69</text:p>
          </table:table-cell>
          <table:table-cell table:style-name="ce2" office:value-type="date" office:date-value="2022-12-17" calcext:value-type="date">
            <text:p>2022-12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309.91" calcext:value-type="float">
            <text:p>-3309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0</text:p>
          </table:table-cell>
          <table:table-cell table:style-name="ce2" office:value-type="date" office:date-value="2021-04-20" calcext:value-type="date">
            <text:p>2021-04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129.44" calcext:value-type="float">
            <text:p>2129.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1</text:p>
          </table:table-cell>
          <table:table-cell table:style-name="ce2" office:value-type="date" office:date-value="2021-03-31" calcext:value-type="date">
            <text:p>2021-03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5.74" calcext:value-type="float">
            <text:p>95.7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2</text:p>
          </table:table-cell>
          <table:table-cell table:style-name="ce2" office:value-type="date" office:date-value="2022-04-08" calcext:value-type="date">
            <text:p>2022-04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207.43" calcext:value-type="float">
            <text:p>-3207.4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3</text:p>
          </table:table-cell>
          <table:table-cell table:style-name="ce2" office:value-type="date" office:date-value="2022-06-13" calcext:value-type="date">
            <text:p>2022-06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439.36" calcext:value-type="float">
            <text:p>2439.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4</text:p>
          </table:table-cell>
          <table:table-cell table:style-name="ce2" office:value-type="date" office:date-value="2023-10-16" calcext:value-type="date">
            <text:p>2023-10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021.74" calcext:value-type="float">
            <text:p>9021.7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5</text:p>
          </table:table-cell>
          <table:table-cell table:style-name="ce2" office:value-type="date" office:date-value="2022-10-21" calcext:value-type="date">
            <text:p>2022-10-2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954.52" calcext:value-type="float">
            <text:p>-954.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6</text:p>
          </table:table-cell>
          <table:table-cell table:style-name="ce2" office:value-type="date" office:date-value="2021-01-21" calcext:value-type="date">
            <text:p>2021-01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598.79" calcext:value-type="float">
            <text:p>3598.7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7</text:p>
          </table:table-cell>
          <table:table-cell table:style-name="ce2" office:value-type="date" office:date-value="2020-12-13" calcext:value-type="date">
            <text:p>2020-12-1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466.36" calcext:value-type="float">
            <text:p>-6466.3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8</text:p>
          </table:table-cell>
          <table:table-cell table:style-name="ce2" office:value-type="date" office:date-value="2020-07-08" calcext:value-type="date">
            <text:p>2020-07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782.18" calcext:value-type="float">
            <text:p>-4782.1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79</text:p>
          </table:table-cell>
          <table:table-cell table:style-name="ce2" office:value-type="date" office:date-value="2021-05-19" calcext:value-type="date">
            <text:p>2021-05-1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362.03" calcext:value-type="float">
            <text:p>2362.0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80</text:p>
          </table:table-cell>
          <table:table-cell table:style-name="ce2" office:value-type="date" office:date-value="2023-04-29" calcext:value-type="date">
            <text:p>2023-04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420.58" calcext:value-type="float">
            <text:p>7420.5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81</text:p>
          </table:table-cell>
          <table:table-cell table:style-name="ce2" office:value-type="date" office:date-value="2023-10-24" calcext:value-type="date">
            <text:p>2023-10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778.07" calcext:value-type="float">
            <text:p>1778.0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82</text:p>
          </table:table-cell>
          <table:table-cell table:style-name="ce2" office:value-type="date" office:date-value="2023-12-03" calcext:value-type="date">
            <text:p>2023-12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565.29" calcext:value-type="float">
            <text:p>-1565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83</text:p>
          </table:table-cell>
          <table:table-cell table:style-name="ce2" office:value-type="date" office:date-value="2022-04-03" calcext:value-type="date">
            <text:p>2022-04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.54" calcext:value-type="float">
            <text:p>-3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84</text:p>
          </table:table-cell>
          <table:table-cell table:style-name="ce2" office:value-type="date" office:date-value="2022-07-17" calcext:value-type="date">
            <text:p>2022-07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252.04" calcext:value-type="float">
            <text:p>-6252.0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85</text:p>
          </table:table-cell>
          <table:table-cell table:style-name="ce2" office:value-type="date" office:date-value="2022-07-22" calcext:value-type="date">
            <text:p>2022-07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022.58" calcext:value-type="float">
            <text:p>3022.5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86</text:p>
          </table:table-cell>
          <table:table-cell table:style-name="ce2" office:value-type="date" office:date-value="2023-02-14" calcext:value-type="date">
            <text:p>2023-02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11.67" calcext:value-type="float">
            <text:p>4411.6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87</text:p>
          </table:table-cell>
          <table:table-cell table:style-name="ce2" office:value-type="date" office:date-value="2020-05-13" calcext:value-type="date">
            <text:p>2020-05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260.45" calcext:value-type="float">
            <text:p>-2260.4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88</text:p>
          </table:table-cell>
          <table:table-cell table:style-name="ce2" office:value-type="date" office:date-value="2020-02-27" calcext:value-type="date">
            <text:p>2020-02-2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350.21" calcext:value-type="float">
            <text:p>-2350.2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89</text:p>
          </table:table-cell>
          <table:table-cell table:style-name="ce2" office:value-type="date" office:date-value="2021-11-15" calcext:value-type="date">
            <text:p>2021-11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329.39" calcext:value-type="float">
            <text:p>1329.3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90</text:p>
          </table:table-cell>
          <table:table-cell table:style-name="ce2" office:value-type="date" office:date-value="2021-11-02" calcext:value-type="date">
            <text:p>2021-11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183.6" calcext:value-type="float">
            <text:p>-2183.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91</text:p>
          </table:table-cell>
          <table:table-cell table:style-name="ce2" office:value-type="date" office:date-value="2020-06-21" calcext:value-type="date">
            <text:p>2020-06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30.66" calcext:value-type="float">
            <text:p>-330.6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92</text:p>
          </table:table-cell>
          <table:table-cell table:style-name="ce2" office:value-type="date" office:date-value="2022-03-25" calcext:value-type="date">
            <text:p>2022-03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0498.61" calcext:value-type="float">
            <text:p>10498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93</text:p>
          </table:table-cell>
          <table:table-cell table:style-name="ce2" office:value-type="date" office:date-value="2023-03-18" calcext:value-type="date">
            <text:p>2023-03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35.13" calcext:value-type="float">
            <text:p>-1235.1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94</text:p>
          </table:table-cell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791.7" calcext:value-type="float">
            <text:p>-1791.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95</text:p>
          </table:table-cell>
          <table:table-cell table:style-name="ce2" office:value-type="date" office:date-value="2022-06-04" calcext:value-type="date">
            <text:p>2022-06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237.71" calcext:value-type="float">
            <text:p>-3237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96</text:p>
          </table:table-cell>
          <table:table-cell table:style-name="ce2" office:value-type="date" office:date-value="2023-05-21" calcext:value-type="date">
            <text:p>2023-05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720.96" calcext:value-type="float">
            <text:p>3720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697</text:p>
          </table:table-cell>
          <table:table-cell table:style-name="ce2" office:value-type="date" office:date-value="2020-07-21" calcext:value-type="date">
            <text:p>2020-07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906.12" calcext:value-type="float">
            <text:p>-906.1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98</text:p>
          </table:table-cell>
          <table:table-cell table:style-name="ce2" office:value-type="date" office:date-value="2022-02-02" calcext:value-type="date">
            <text:p>2022-02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246.87" calcext:value-type="float">
            <text:p>-3246.8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699</text:p>
          </table:table-cell>
          <table:table-cell table:style-name="ce2" office:value-type="date" office:date-value="2023-06-06" calcext:value-type="date">
            <text:p>2023-06-0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606.52" calcext:value-type="float">
            <text:p>6606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00</text:p>
          </table:table-cell>
          <table:table-cell table:style-name="ce2" office:value-type="date" office:date-value="2023-06-04" calcext:value-type="date">
            <text:p>2023-06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7098.02" calcext:value-type="float">
            <text:p>7098.0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01</text:p>
          </table:table-cell>
          <table:table-cell table:style-name="ce2" office:value-type="date" office:date-value="2024-01-04" calcext:value-type="date">
            <text:p>2024-01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002.12" calcext:value-type="float">
            <text:p>-3002.1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02</text:p>
          </table:table-cell>
          <table:table-cell table:style-name="ce2" office:value-type="date" office:date-value="2023-11-26" calcext:value-type="date">
            <text:p>2023-11-2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9332.7" calcext:value-type="float">
            <text:p>-9332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03</text:p>
          </table:table-cell>
          <table:table-cell table:style-name="ce2" office:value-type="date" office:date-value="2020-02-16" calcext:value-type="date">
            <text:p>2020-0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037.57" calcext:value-type="float">
            <text:p>5037.5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04</text:p>
          </table:table-cell>
          <table:table-cell table:style-name="ce2" office:value-type="date" office:date-value="2023-06-10" calcext:value-type="date">
            <text:p>2023-06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423.15" calcext:value-type="float">
            <text:p>-3423.1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05</text:p>
          </table:table-cell>
          <table:table-cell table:style-name="ce2" office:value-type="date" office:date-value="2023-08-21" calcext:value-type="date">
            <text:p>2023-08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953.13" calcext:value-type="float">
            <text:p>3953.1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06</text:p>
          </table:table-cell>
          <table:table-cell table:style-name="ce2" office:value-type="date" office:date-value="2023-03-12" calcext:value-type="date">
            <text:p>2023-03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9850.52" calcext:value-type="float">
            <text:p>-9850.5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07</text:p>
          </table:table-cell>
          <table:table-cell table:style-name="ce2" office:value-type="date" office:date-value="2023-12-09" calcext:value-type="date">
            <text:p>2023-12-0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462.99" calcext:value-type="float">
            <text:p>4462.9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08</text:p>
          </table:table-cell>
          <table:table-cell table:style-name="ce2" office:value-type="date" office:date-value="2023-10-28" calcext:value-type="date">
            <text:p>2023-10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055.86" calcext:value-type="float">
            <text:p>-6055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09</text:p>
          </table:table-cell>
          <table:table-cell table:style-name="ce2" office:value-type="date" office:date-value="2023-07-06" calcext:value-type="date">
            <text:p>2023-07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653.82" calcext:value-type="float">
            <text:p>3653.8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10</text:p>
          </table:table-cell>
          <table:table-cell table:style-name="ce2" office:value-type="date" office:date-value="2021-10-17" calcext:value-type="date">
            <text:p>2021-10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71.37" calcext:value-type="float">
            <text:p>71.3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11</text:p>
          </table:table-cell>
          <table:table-cell table:style-name="ce2" office:value-type="date" office:date-value="2021-04-15" calcext:value-type="date">
            <text:p>2021-04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769.7" calcext:value-type="float">
            <text:p>-4769.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12</text:p>
          </table:table-cell>
          <table:table-cell table:style-name="ce2" office:value-type="date" office:date-value="2022-08-28" calcext:value-type="date">
            <text:p>2022-08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035.18" calcext:value-type="float">
            <text:p>-2035.1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13</text:p>
          </table:table-cell>
          <table:table-cell table:style-name="ce2" office:value-type="date" office:date-value="2022-11-01" calcext:value-type="date">
            <text:p>2022-11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431.59" calcext:value-type="float">
            <text:p>3431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14</text:p>
          </table:table-cell>
          <table:table-cell table:style-name="ce2" office:value-type="date" office:date-value="2023-09-15" calcext:value-type="date">
            <text:p>2023-09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29.47" calcext:value-type="float">
            <text:p>529.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15</text:p>
          </table:table-cell>
          <table:table-cell table:style-name="ce2" office:value-type="date" office:date-value="2022-01-05" calcext:value-type="date">
            <text:p>2022-01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922.06" calcext:value-type="float">
            <text:p>2922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16</text:p>
          </table:table-cell>
          <table:table-cell table:style-name="ce2" office:value-type="date" office:date-value="2022-02-22" calcext:value-type="date">
            <text:p>2022-02-2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9882.2" calcext:value-type="float">
            <text:p>9882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17</text:p>
          </table:table-cell>
          <table:table-cell table:style-name="ce2" office:value-type="date" office:date-value="2022-08-25" calcext:value-type="date">
            <text:p>2022-08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821.21" calcext:value-type="float">
            <text:p>-7821.2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18</text:p>
          </table:table-cell>
          <table:table-cell table:style-name="ce2" office:value-type="date" office:date-value="2020-12-23" calcext:value-type="date">
            <text:p>2020-12-2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086.06" calcext:value-type="float">
            <text:p>8086.0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19</text:p>
          </table:table-cell>
          <table:table-cell table:style-name="ce2" office:value-type="date" office:date-value="2022-08-29" calcext:value-type="date">
            <text:p>2022-08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21.78" calcext:value-type="float">
            <text:p>521.7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20</text:p>
          </table:table-cell>
          <table:table-cell table:style-name="ce2" office:value-type="date" office:date-value="2023-12-02" calcext:value-type="date">
            <text:p>2023-12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493.92" calcext:value-type="float">
            <text:p>-4493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21</text:p>
          </table:table-cell>
          <table:table-cell table:style-name="ce2" office:value-type="date" office:date-value="2021-10-29" calcext:value-type="date">
            <text:p>2021-10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651.57" calcext:value-type="float">
            <text:p>-6651.5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22</text:p>
          </table:table-cell>
          <table:table-cell table:style-name="ce2" office:value-type="date" office:date-value="2021-01-07" calcext:value-type="date">
            <text:p>2021-01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945.6" calcext:value-type="float">
            <text:p>-945.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23</text:p>
          </table:table-cell>
          <table:table-cell table:style-name="ce2" office:value-type="date" office:date-value="2022-10-28" calcext:value-type="date">
            <text:p>2022-10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608.25" calcext:value-type="float">
            <text:p>4608.2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24</text:p>
          </table:table-cell>
          <table:table-cell table:style-name="ce2" office:value-type="date" office:date-value="2023-02-19" calcext:value-type="date">
            <text:p>2023-02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37.75" calcext:value-type="float">
            <text:p>-637.7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25</text:p>
          </table:table-cell>
          <table:table-cell table:style-name="ce2" office:value-type="date" office:date-value="2023-10-03" calcext:value-type="date">
            <text:p>2023-10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7555.77" calcext:value-type="float">
            <text:p>7555.7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26</text:p>
          </table:table-cell>
          <table:table-cell table:style-name="ce2" office:value-type="date" office:date-value="2021-11-06" calcext:value-type="date">
            <text:p>2021-11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7255.88" calcext:value-type="float">
            <text:p>-7255.8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27</text:p>
          </table:table-cell>
          <table:table-cell table:style-name="ce2" office:value-type="date" office:date-value="2020-03-30" calcext:value-type="date">
            <text:p>2020-03-3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60.44" calcext:value-type="float">
            <text:p>-60.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28</text:p>
          </table:table-cell>
          <table:table-cell table:style-name="ce2" office:value-type="date" office:date-value="2021-11-28" calcext:value-type="date">
            <text:p>2021-11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261.97" calcext:value-type="float">
            <text:p>-6261.9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29</text:p>
          </table:table-cell>
          <table:table-cell table:style-name="ce2" office:value-type="date" office:date-value="2023-09-01" calcext:value-type="date">
            <text:p>2023-09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818.16" calcext:value-type="float">
            <text:p>1818.1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30</text:p>
          </table:table-cell>
          <table:table-cell table:style-name="ce2" office:value-type="date" office:date-value="2023-04-16" calcext:value-type="date">
            <text:p>2023-04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34.44" calcext:value-type="float">
            <text:p>4434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31</text:p>
          </table:table-cell>
          <table:table-cell table:style-name="ce2" office:value-type="date" office:date-value="2021-06-23" calcext:value-type="date">
            <text:p>2021-06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103.81" calcext:value-type="float">
            <text:p>-2103.8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32</text:p>
          </table:table-cell>
          <table:table-cell table:style-name="ce2" office:value-type="date" office:date-value="2022-01-01" calcext:value-type="date">
            <text:p>2022-01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3021.07" calcext:value-type="float">
            <text:p>-13021.0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33</text:p>
          </table:table-cell>
          <table:table-cell table:style-name="ce2" office:value-type="date" office:date-value="2022-05-18" calcext:value-type="date">
            <text:p>2022-05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94.74" calcext:value-type="float">
            <text:p>994.7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34</text:p>
          </table:table-cell>
          <table:table-cell table:style-name="ce2" office:value-type="date" office:date-value="2020-02-10" calcext:value-type="date">
            <text:p>2020-02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183.69" calcext:value-type="float">
            <text:p>2183.6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35</text:p>
          </table:table-cell>
          <table:table-cell table:style-name="ce2" office:value-type="date" office:date-value="2022-01-09" calcext:value-type="date">
            <text:p>2022-01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021.47" calcext:value-type="float">
            <text:p>2021.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36</text:p>
          </table:table-cell>
          <table:table-cell table:style-name="ce2" office:value-type="date" office:date-value="2021-05-16" calcext:value-type="date">
            <text:p>2021-05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6178.91" calcext:value-type="float">
            <text:p>6178.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37</text:p>
          </table:table-cell>
          <table:table-cell table:style-name="ce2" office:value-type="date" office:date-value="2022-08-16" calcext:value-type="date">
            <text:p>2022-08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355.27" calcext:value-type="float">
            <text:p>-5355.2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38</text:p>
          </table:table-cell>
          <table:table-cell table:style-name="ce2" office:value-type="date" office:date-value="2023-03-14" calcext:value-type="date">
            <text:p>2023-03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401.08" calcext:value-type="float">
            <text:p>3401.0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39</text:p>
          </table:table-cell>
          <table:table-cell table:style-name="ce2" office:value-type="date" office:date-value="2023-05-09" calcext:value-type="date">
            <text:p>2023-05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962.54" calcext:value-type="float">
            <text:p>5962.5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40</text:p>
          </table:table-cell>
          <table:table-cell table:style-name="ce2" office:value-type="date" office:date-value="2022-07-17" calcext:value-type="date">
            <text:p>2022-07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892.94" calcext:value-type="float">
            <text:p>-8892.9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41</text:p>
          </table:table-cell>
          <table:table-cell table:style-name="ce2" office:value-type="date" office:date-value="2021-04-05" calcext:value-type="date">
            <text:p>2021-04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598.26" calcext:value-type="float">
            <text:p>1598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42</text:p>
          </table:table-cell>
          <table:table-cell table:style-name="ce2" office:value-type="date" office:date-value="2022-01-01" calcext:value-type="date">
            <text:p>2022-01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520.9" calcext:value-type="float">
            <text:p>-2520.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43</text:p>
          </table:table-cell>
          <table:table-cell table:style-name="ce2" office:value-type="date" office:date-value="2022-01-21" calcext:value-type="date">
            <text:p>2022-01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07.61" calcext:value-type="float">
            <text:p>-407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44</text:p>
          </table:table-cell>
          <table:table-cell table:style-name="ce2" office:value-type="date" office:date-value="2022-07-13" calcext:value-type="date">
            <text:p>2022-07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738.38" calcext:value-type="float">
            <text:p>1738.3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45</text:p>
          </table:table-cell>
          <table:table-cell table:style-name="ce2" office:value-type="date" office:date-value="2022-06-27" calcext:value-type="date">
            <text:p>2022-06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36.14" calcext:value-type="float">
            <text:p>-2436.1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46</text:p>
          </table:table-cell>
          <table:table-cell table:style-name="ce2" office:value-type="date" office:date-value="2023-06-30" calcext:value-type="date">
            <text:p>2023-06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378.54" calcext:value-type="float">
            <text:p>-3378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47</text:p>
          </table:table-cell>
          <table:table-cell table:style-name="ce2" office:value-type="date" office:date-value="2021-01-24" calcext:value-type="date">
            <text:p>2021-01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70.76" calcext:value-type="float">
            <text:p>170.7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48</text:p>
          </table:table-cell>
          <table:table-cell table:style-name="ce2" office:value-type="date" office:date-value="2022-06-01" calcext:value-type="date">
            <text:p>2022-06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436.23" calcext:value-type="float">
            <text:p>-5436.2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49</text:p>
          </table:table-cell>
          <table:table-cell table:style-name="ce2" office:value-type="date" office:date-value="2020-09-12" calcext:value-type="date">
            <text:p>2020-09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429.13" calcext:value-type="float">
            <text:p>-5429.1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50</text:p>
          </table:table-cell>
          <table:table-cell table:style-name="ce2" office:value-type="date" office:date-value="2021-12-09" calcext:value-type="date">
            <text:p>2021-12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396.87" calcext:value-type="float">
            <text:p>3396.8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51</text:p>
          </table:table-cell>
          <table:table-cell table:style-name="ce2" office:value-type="date" office:date-value="2021-03-25" calcext:value-type="date">
            <text:p>2021-03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743.97" calcext:value-type="float">
            <text:p>-5743.9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52</text:p>
          </table:table-cell>
          <table:table-cell table:style-name="ce2" office:value-type="date" office:date-value="2020-01-10" calcext:value-type="date">
            <text:p>2020-01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331.56" calcext:value-type="float">
            <text:p>3331.5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53</text:p>
          </table:table-cell>
          <table:table-cell table:style-name="ce2" office:value-type="date" office:date-value="2022-04-03" calcext:value-type="date">
            <text:p>2022-04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312.96" calcext:value-type="float">
            <text:p>2312.9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54</text:p>
          </table:table-cell>
          <table:table-cell table:style-name="ce2" office:value-type="date" office:date-value="2022-03-08" calcext:value-type="date">
            <text:p>2022-03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8629.03" calcext:value-type="float">
            <text:p>-8629.0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55</text:p>
          </table:table-cell>
          <table:table-cell table:style-name="ce2" office:value-type="date" office:date-value="2023-06-19" calcext:value-type="date">
            <text:p>2023-06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387.82" calcext:value-type="float">
            <text:p>-3387.8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56</text:p>
          </table:table-cell>
          <table:table-cell table:style-name="ce2" office:value-type="date" office:date-value="2023-06-28" calcext:value-type="date">
            <text:p>2023-06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970.55" calcext:value-type="float">
            <text:p>5970.5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57</text:p>
          </table:table-cell>
          <table:table-cell table:style-name="ce2" office:value-type="date" office:date-value="2022-05-26" calcext:value-type="date">
            <text:p>2022-05-2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905.83" calcext:value-type="float">
            <text:p>-4905.8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58</text:p>
          </table:table-cell>
          <table:table-cell table:style-name="ce2" office:value-type="date" office:date-value="2022-10-25" calcext:value-type="date">
            <text:p>2022-10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322.02" calcext:value-type="float">
            <text:p>-2322.0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59</text:p>
          </table:table-cell>
          <table:table-cell table:style-name="ce2" office:value-type="date" office:date-value="2023-02-16" calcext:value-type="date">
            <text:p>2023-0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310.3" calcext:value-type="float">
            <text:p>2310.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60</text:p>
          </table:table-cell>
          <table:table-cell table:style-name="ce2" office:value-type="date" office:date-value="2022-10-12" calcext:value-type="date">
            <text:p>2022-10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916.95" calcext:value-type="float">
            <text:p>3916.9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61</text:p>
          </table:table-cell>
          <table:table-cell table:style-name="ce2" office:value-type="date" office:date-value="2021-01-08" calcext:value-type="date">
            <text:p>2021-01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257.69" calcext:value-type="float">
            <text:p>-1257.6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62</text:p>
          </table:table-cell>
          <table:table-cell table:style-name="ce2" office:value-type="date" office:date-value="2022-12-24" calcext:value-type="date">
            <text:p>2022-12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987.55" calcext:value-type="float">
            <text:p>-2987.5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63</text:p>
          </table:table-cell>
          <table:table-cell table:style-name="ce2" office:value-type="date" office:date-value="2020-05-25" calcext:value-type="date">
            <text:p>2020-05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7111.85" calcext:value-type="float">
            <text:p>7111.8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64</text:p>
          </table:table-cell>
          <table:table-cell table:style-name="ce2" office:value-type="date" office:date-value="2020-08-11" calcext:value-type="date">
            <text:p>2020-08-1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694.5" calcext:value-type="float">
            <text:p>8694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65</text:p>
          </table:table-cell>
          <table:table-cell table:style-name="ce2" office:value-type="date" office:date-value="2023-06-16" calcext:value-type="date">
            <text:p>2023-06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894.29" calcext:value-type="float">
            <text:p>4894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66</text:p>
          </table:table-cell>
          <table:table-cell table:style-name="ce2" office:value-type="date" office:date-value="2020-06-25" calcext:value-type="date">
            <text:p>2020-06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26.59" calcext:value-type="float">
            <text:p>426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67</text:p>
          </table:table-cell>
          <table:table-cell table:style-name="ce2" office:value-type="date" office:date-value="2022-05-02" calcext:value-type="date">
            <text:p>2022-05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041.33" calcext:value-type="float">
            <text:p>-4041.3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68</text:p>
          </table:table-cell>
          <table:table-cell table:style-name="ce2" office:value-type="date" office:date-value="2023-07-29" calcext:value-type="date">
            <text:p>2023-07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152.22" calcext:value-type="float">
            <text:p>-4152.2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69</text:p>
          </table:table-cell>
          <table:table-cell table:style-name="ce2" office:value-type="date" office:date-value="2020-03-03" calcext:value-type="date">
            <text:p>2020-03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612.57" calcext:value-type="float">
            <text:p>2612.5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70</text:p>
          </table:table-cell>
          <table:table-cell table:style-name="ce2" office:value-type="date" office:date-value="2023-05-25" calcext:value-type="date">
            <text:p>2023-05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091.99" calcext:value-type="float">
            <text:p>2091.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71</text:p>
          </table:table-cell>
          <table:table-cell table:style-name="ce2" office:value-type="date" office:date-value="2022-04-06" calcext:value-type="date">
            <text:p>2022-04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007.99" calcext:value-type="float">
            <text:p>7007.9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72</text:p>
          </table:table-cell>
          <table:table-cell table:style-name="ce2" office:value-type="date" office:date-value="2022-03-05" calcext:value-type="date">
            <text:p>2022-03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252.25" calcext:value-type="float">
            <text:p>3252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73</text:p>
          </table:table-cell>
          <table:table-cell table:style-name="ce2" office:value-type="date" office:date-value="2021-11-19" calcext:value-type="date">
            <text:p>2021-11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7515.4" calcext:value-type="float">
            <text:p>-7515.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74</text:p>
          </table:table-cell>
          <table:table-cell table:style-name="ce2" office:value-type="date" office:date-value="2024-01-24" calcext:value-type="date">
            <text:p>2024-01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259.74" calcext:value-type="float">
            <text:p>5259.7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75</text:p>
          </table:table-cell>
          <table:table-cell table:style-name="ce2" office:value-type="date" office:date-value="2020-04-14" calcext:value-type="date">
            <text:p>2020-04-1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990.3" calcext:value-type="float">
            <text:p>-4990.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76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919.86" calcext:value-type="float">
            <text:p>-1919.8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77</text:p>
          </table:table-cell>
          <table:table-cell table:style-name="ce2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78</text:p>
          </table:table-cell>
          <table:table-cell table:style-name="ce2" office:value-type="date" office:date-value="2021-01-19" calcext:value-type="date">
            <text:p>2021-01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978.34" calcext:value-type="float">
            <text:p>9978.3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79</text:p>
          </table:table-cell>
          <table:table-cell table:style-name="ce2" office:value-type="date" office:date-value="2021-02-08" calcext:value-type="date">
            <text:p>2021-02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5549.59" calcext:value-type="float">
            <text:p>15549.5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80</text:p>
          </table:table-cell>
          <table:table-cell table:style-name="ce2" office:value-type="date" office:date-value="2022-04-02" calcext:value-type="date">
            <text:p>2022-04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033.62" calcext:value-type="float">
            <text:p>3033.6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81</text:p>
          </table:table-cell>
          <table:table-cell table:style-name="ce2" office:value-type="date" office:date-value="2021-06-01" calcext:value-type="date">
            <text:p>2021-06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15.98" calcext:value-type="float">
            <text:p>-915.9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82</text:p>
          </table:table-cell>
          <table:table-cell table:style-name="ce2" office:value-type="date" office:date-value="2021-04-20" calcext:value-type="date">
            <text:p>2021-04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672.53" calcext:value-type="float">
            <text:p>2672.5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83</text:p>
          </table:table-cell>
          <table:table-cell table:style-name="ce2" office:value-type="date" office:date-value="2021-12-09" calcext:value-type="date">
            <text:p>2021-12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438.28" calcext:value-type="float">
            <text:p>4438.2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84</text:p>
          </table:table-cell>
          <table:table-cell table:style-name="ce2" office:value-type="date" office:date-value="2022-02-09" calcext:value-type="date">
            <text:p>2022-02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603.34" calcext:value-type="float">
            <text:p>-1603.3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85</text:p>
          </table:table-cell>
          <table:table-cell table:style-name="ce2" office:value-type="date" office:date-value="2023-12-31" calcext:value-type="date">
            <text:p>2023-12-3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976.06" calcext:value-type="float">
            <text:p>8976.0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86</text:p>
          </table:table-cell>
          <table:table-cell table:style-name="ce2" office:value-type="date" office:date-value="2022-11-12" calcext:value-type="date">
            <text:p>2022-11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150.35" calcext:value-type="float">
            <text:p>1150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87</text:p>
          </table:table-cell>
          <table:table-cell table:style-name="ce2" office:value-type="date" office:date-value="2022-09-23" calcext:value-type="date">
            <text:p>2022-09-2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488.72" calcext:value-type="float">
            <text:p>2488.7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88</text:p>
          </table:table-cell>
          <table:table-cell table:style-name="ce2" office:value-type="date" office:date-value="2021-11-07" calcext:value-type="date">
            <text:p>2021-11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329.62" calcext:value-type="float">
            <text:p>3329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89</text:p>
          </table:table-cell>
          <table:table-cell table:style-name="ce2" office:value-type="date" office:date-value="2021-12-14" calcext:value-type="date">
            <text:p>2021-12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107.93" calcext:value-type="float">
            <text:p>2107.9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90</text:p>
          </table:table-cell>
          <table:table-cell table:style-name="ce2" office:value-type="date" office:date-value="2024-01-21" calcext:value-type="date">
            <text:p>2024-01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194.7" calcext:value-type="float">
            <text:p>4194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91</text:p>
          </table:table-cell>
          <table:table-cell table:style-name="ce2" office:value-type="date" office:date-value="2020-03-23" calcext:value-type="date">
            <text:p>2020-03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086.27" calcext:value-type="float">
            <text:p>-3086.2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92</text:p>
          </table:table-cell>
          <table:table-cell table:style-name="ce2" office:value-type="date" office:date-value="2023-03-14" calcext:value-type="date">
            <text:p>2023-03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791.51" calcext:value-type="float">
            <text:p>-2791.5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93</text:p>
          </table:table-cell>
          <table:table-cell table:style-name="ce2" office:value-type="date" office:date-value="2023-01-13" calcext:value-type="date">
            <text:p>2023-01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500.77" calcext:value-type="float">
            <text:p>-5500.7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94</text:p>
          </table:table-cell>
          <table:table-cell table:style-name="ce2" office:value-type="date" office:date-value="2023-01-06" calcext:value-type="date">
            <text:p>2023-01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197.51" calcext:value-type="float">
            <text:p>2197.5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95</text:p>
          </table:table-cell>
          <table:table-cell table:style-name="ce2" office:value-type="date" office:date-value="2021-04-01" calcext:value-type="date">
            <text:p>2021-04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894.68" calcext:value-type="float">
            <text:p>3894.6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96</text:p>
          </table:table-cell>
          <table:table-cell table:style-name="ce2" office:value-type="date" office:date-value="2020-01-01" calcext:value-type="date">
            <text:p>2020-01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288.86" calcext:value-type="float">
            <text:p>2288.8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797</text:p>
          </table:table-cell>
          <table:table-cell table:style-name="ce2" office:value-type="date" office:date-value="2020-02-20" calcext:value-type="date">
            <text:p>2020-02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8372.46" calcext:value-type="float">
            <text:p>8372.4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98</text:p>
          </table:table-cell>
          <table:table-cell table:style-name="ce2" office:value-type="date" office:date-value="2021-11-15" calcext:value-type="date">
            <text:p>2021-11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7.98" calcext:value-type="float">
            <text:p>-27.9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799</text:p>
          </table:table-cell>
          <table:table-cell table:style-name="ce2" office:value-type="date" office:date-value="2021-12-17" calcext:value-type="date">
            <text:p>2021-12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343.71" calcext:value-type="float">
            <text:p>3343.7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00</text:p>
          </table:table-cell>
          <table:table-cell table:style-name="ce2" office:value-type="date" office:date-value="2024-01-09" calcext:value-type="date">
            <text:p>2024-01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458.5" calcext:value-type="float">
            <text:p>-5458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01</text:p>
          </table:table-cell>
          <table:table-cell table:style-name="ce2" office:value-type="date" office:date-value="2021-03-24" calcext:value-type="date">
            <text:p>2021-03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935.5" calcext:value-type="float">
            <text:p>-1935.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02</text:p>
          </table:table-cell>
          <table:table-cell table:style-name="ce2" office:value-type="date" office:date-value="2022-05-30" calcext:value-type="date">
            <text:p>2022-05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477.69" calcext:value-type="float">
            <text:p>3477.6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03</text:p>
          </table:table-cell>
          <table:table-cell table:style-name="ce2" office:value-type="date" office:date-value="2021-05-02" calcext:value-type="date">
            <text:p>2021-05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245.51" calcext:value-type="float">
            <text:p>4245.5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04</text:p>
          </table:table-cell>
          <table:table-cell table:style-name="ce2" office:value-type="date" office:date-value="2020-02-03" calcext:value-type="date">
            <text:p>2020-02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469.83" calcext:value-type="float">
            <text:p>-1469.8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05</text:p>
          </table:table-cell>
          <table:table-cell table:style-name="ce2" office:value-type="date" office:date-value="2023-10-03" calcext:value-type="date">
            <text:p>2023-10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58" calcext:value-type="float">
            <text:p>-35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06</text:p>
          </table:table-cell>
          <table:table-cell table:style-name="ce2" office:value-type="date" office:date-value="2020-04-04" calcext:value-type="date">
            <text:p>2020-04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7589.37" calcext:value-type="float">
            <text:p>-7589.3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07</text:p>
          </table:table-cell>
          <table:table-cell table:style-name="ce2" office:value-type="date" office:date-value="2022-12-31" calcext:value-type="date">
            <text:p>2022-12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785.15" calcext:value-type="float">
            <text:p>-1785.1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08</text:p>
          </table:table-cell>
          <table:table-cell table:style-name="ce2" office:value-type="date" office:date-value="2020-06-02" calcext:value-type="date">
            <text:p>2020-06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451.92" calcext:value-type="float">
            <text:p>4451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09</text:p>
          </table:table-cell>
          <table:table-cell table:style-name="ce2" office:value-type="date" office:date-value="2020-09-06" calcext:value-type="date">
            <text:p>2020-09-0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876.03" calcext:value-type="float">
            <text:p>2876.0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10</text:p>
          </table:table-cell>
          <table:table-cell table:style-name="ce2" office:value-type="date" office:date-value="2021-11-04" calcext:value-type="date">
            <text:p>2021-11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503.33" calcext:value-type="float">
            <text:p>2503.3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11</text:p>
          </table:table-cell>
          <table:table-cell table:style-name="ce2" office:value-type="date" office:date-value="2021-03-13" calcext:value-type="date">
            <text:p>2021-03-1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48.87" calcext:value-type="float">
            <text:p>248.8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12</text:p>
          </table:table-cell>
          <table:table-cell table:style-name="ce2" office:value-type="date" office:date-value="2020-04-27" calcext:value-type="date">
            <text:p>2020-04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5.32" calcext:value-type="float">
            <text:p>35.3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13</text:p>
          </table:table-cell>
          <table:table-cell table:style-name="ce2" office:value-type="date" office:date-value="2022-02-09" calcext:value-type="date">
            <text:p>2022-02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301.61" calcext:value-type="float">
            <text:p>-3301.6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14</text:p>
          </table:table-cell>
          <table:table-cell table:style-name="ce2" office:value-type="date" office:date-value="2023-08-22" calcext:value-type="date">
            <text:p>2023-08-2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494.14" calcext:value-type="float">
            <text:p>3494.1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15</text:p>
          </table:table-cell>
          <table:table-cell table:style-name="ce2" office:value-type="date" office:date-value="2020-09-24" calcext:value-type="date">
            <text:p>2020-09-2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104.86" calcext:value-type="float">
            <text:p>2104.8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16</text:p>
          </table:table-cell>
          <table:table-cell table:style-name="ce2" office:value-type="date" office:date-value="2022-12-13" calcext:value-type="date">
            <text:p>2022-12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460.09" calcext:value-type="float">
            <text:p>2460.0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17</text:p>
          </table:table-cell>
          <table:table-cell table:style-name="ce2" office:value-type="date" office:date-value="2020-08-23" calcext:value-type="date">
            <text:p>2020-08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630.17" calcext:value-type="float">
            <text:p>-2630.1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18</text:p>
          </table:table-cell>
          <table:table-cell table:style-name="ce2" office:value-type="date" office:date-value="2021-01-23" calcext:value-type="date">
            <text:p>2021-01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0766.71" calcext:value-type="float">
            <text:p>-10766.7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19</text:p>
          </table:table-cell>
          <table:table-cell table:style-name="ce2" office:value-type="date" office:date-value="2022-09-16" calcext:value-type="date">
            <text:p>2022-09-1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485.76" calcext:value-type="float">
            <text:p>5485.7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20</text:p>
          </table:table-cell>
          <table:table-cell table:style-name="ce2" office:value-type="date" office:date-value="2022-02-01" calcext:value-type="date">
            <text:p>2022-02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394.19" calcext:value-type="float">
            <text:p>-2394.1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21</text:p>
          </table:table-cell>
          <table:table-cell table:style-name="ce2" office:value-type="date" office:date-value="2021-02-04" calcext:value-type="date">
            <text:p>2021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313.88" calcext:value-type="float">
            <text:p>-4313.8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22</text:p>
          </table:table-cell>
          <table:table-cell table:style-name="ce2" office:value-type="date" office:date-value="2021-09-15" calcext:value-type="date">
            <text:p>2021-09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467.39" calcext:value-type="float">
            <text:p>3467.3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23</text:p>
          </table:table-cell>
          <table:table-cell table:style-name="ce2" office:value-type="date" office:date-value="2022-02-05" calcext:value-type="date">
            <text:p>2022-02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960.06" calcext:value-type="float">
            <text:p>-1960.0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24</text:p>
          </table:table-cell>
          <table:table-cell table:style-name="ce2" office:value-type="date" office:date-value="2023-08-19" calcext:value-type="date">
            <text:p>2023-08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299.68" calcext:value-type="float">
            <text:p>5299.6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25</text:p>
          </table:table-cell>
          <table:table-cell table:style-name="ce2" office:value-type="date" office:date-value="2022-07-07" calcext:value-type="date">
            <text:p>2022-07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085.03" calcext:value-type="float">
            <text:p>3085.0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26</text:p>
          </table:table-cell>
          <table:table-cell table:style-name="ce2" office:value-type="date" office:date-value="2023-05-15" calcext:value-type="date">
            <text:p>2023-05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417.85" calcext:value-type="float">
            <text:p>3417.8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27</text:p>
          </table:table-cell>
          <table:table-cell table:style-name="ce2" office:value-type="date" office:date-value="2023-06-06" calcext:value-type="date">
            <text:p>2023-06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829.78" calcext:value-type="float">
            <text:p>-6829.7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28</text:p>
          </table:table-cell>
          <table:table-cell table:style-name="ce2" office:value-type="date" office:date-value="2022-05-02" calcext:value-type="date">
            <text:p>2022-05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059.72" calcext:value-type="float">
            <text:p>6059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29</text:p>
          </table:table-cell>
          <table:table-cell table:style-name="ce2" office:value-type="date" office:date-value="2021-07-31" calcext:value-type="date">
            <text:p>2021-07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306.25" calcext:value-type="float">
            <text:p>1306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30</text:p>
          </table:table-cell>
          <table:table-cell table:style-name="ce2" office:value-type="date" office:date-value="2020-03-15" calcext:value-type="date">
            <text:p>2020-03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846.39" calcext:value-type="float">
            <text:p>-1846.3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31</text:p>
          </table:table-cell>
          <table:table-cell table:style-name="ce2" office:value-type="date" office:date-value="2021-03-10" calcext:value-type="date">
            <text:p>2021-03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716.94" calcext:value-type="float">
            <text:p>716.9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32</text:p>
          </table:table-cell>
          <table:table-cell table:style-name="ce2" office:value-type="date" office:date-value="2020-04-12" calcext:value-type="date">
            <text:p>2020-04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8881.18" calcext:value-type="float">
            <text:p>-8881.1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33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043.26" calcext:value-type="float">
            <text:p>2043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34</text:p>
          </table:table-cell>
          <table:table-cell table:style-name="ce2" office:value-type="date" office:date-value="2022-02-02" calcext:value-type="date">
            <text:p>2022-02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146.86" calcext:value-type="float">
            <text:p>-5146.8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35</text:p>
          </table:table-cell>
          <table:table-cell table:style-name="ce2" office:value-type="date" office:date-value="2022-01-07" calcext:value-type="date">
            <text:p>2022-01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763.35" calcext:value-type="float">
            <text:p>-6763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36</text:p>
          </table:table-cell>
          <table:table-cell table:style-name="ce2" office:value-type="date" office:date-value="2022-03-16" calcext:value-type="date">
            <text:p>2022-03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611.8" calcext:value-type="float">
            <text:p>-7611.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37</text:p>
          </table:table-cell>
          <table:table-cell table:style-name="ce2" office:value-type="date" office:date-value="2023-08-22" calcext:value-type="date">
            <text:p>2023-08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563.44" calcext:value-type="float">
            <text:p>5563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38</text:p>
          </table:table-cell>
          <table:table-cell table:style-name="ce2" office:value-type="date" office:date-value="2020-04-07" calcext:value-type="date">
            <text:p>2020-04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146.32" calcext:value-type="float">
            <text:p>-3146.3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39</text:p>
          </table:table-cell>
          <table:table-cell table:style-name="ce2" office:value-type="date" office:date-value="2022-03-08" calcext:value-type="date">
            <text:p>2022-03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668.64" calcext:value-type="float">
            <text:p>7668.6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0</text:p>
          </table:table-cell>
          <table:table-cell table:style-name="ce2" office:value-type="date" office:date-value="2023-09-20" calcext:value-type="date">
            <text:p>2023-09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679.01" calcext:value-type="float">
            <text:p>-2679.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1</text:p>
          </table:table-cell>
          <table:table-cell table:style-name="ce2" office:value-type="date" office:date-value="2022-05-08" calcext:value-type="date">
            <text:p>2022-05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536.79" calcext:value-type="float">
            <text:p>-8536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2</text:p>
          </table:table-cell>
          <table:table-cell table:style-name="ce2" office:value-type="date" office:date-value="2021-03-10" calcext:value-type="date">
            <text:p>2021-03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582.62" calcext:value-type="float">
            <text:p>-5582.6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3</text:p>
          </table:table-cell>
          <table:table-cell table:style-name="ce2" office:value-type="date" office:date-value="2021-03-22" calcext:value-type="date">
            <text:p>2021-03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6179.06" calcext:value-type="float">
            <text:p>6179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4</text:p>
          </table:table-cell>
          <table:table-cell table:style-name="ce2" office:value-type="date" office:date-value="2023-08-24" calcext:value-type="date">
            <text:p>2023-08-2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779.49" calcext:value-type="float">
            <text:p>-779.4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5</text:p>
          </table:table-cell>
          <table:table-cell table:style-name="ce2" office:value-type="date" office:date-value="2020-09-05" calcext:value-type="date">
            <text:p>2020-09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741.44" calcext:value-type="float">
            <text:p>-2741.4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6</text:p>
          </table:table-cell>
          <table:table-cell table:style-name="ce2" office:value-type="date" office:date-value="2020-06-14" calcext:value-type="date">
            <text:p>2020-06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800.09" calcext:value-type="float">
            <text:p>800.0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7</text:p>
          </table:table-cell>
          <table:table-cell table:style-name="ce2" office:value-type="date" office:date-value="2022-09-10" calcext:value-type="date">
            <text:p>2022-09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508.91" calcext:value-type="float">
            <text:p>2508.9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8</text:p>
          </table:table-cell>
          <table:table-cell table:style-name="ce2" office:value-type="date" office:date-value="2023-09-20" calcext:value-type="date">
            <text:p>2023-09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586.99" calcext:value-type="float">
            <text:p>5586.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49</text:p>
          </table:table-cell>
          <table:table-cell table:style-name="ce2" office:value-type="date" office:date-value="2022-10-16" calcext:value-type="date">
            <text:p>2022-10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242.5" calcext:value-type="float">
            <text:p>7242.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50</text:p>
          </table:table-cell>
          <table:table-cell table:style-name="ce2" office:value-type="date" office:date-value="2021-06-25" calcext:value-type="date">
            <text:p>2021-06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798.84" calcext:value-type="float">
            <text:p>-1798.8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51</text:p>
          </table:table-cell>
          <table:table-cell table:style-name="ce2" office:value-type="date" office:date-value="2022-01-28" calcext:value-type="date">
            <text:p>2022-01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630.24" calcext:value-type="float">
            <text:p>-6630.2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52</text:p>
          </table:table-cell>
          <table:table-cell table:style-name="ce2" office:value-type="date" office:date-value="2023-02-03" calcext:value-type="date">
            <text:p>2023-02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067.33" calcext:value-type="float">
            <text:p>-2067.3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53</text:p>
          </table:table-cell>
          <table:table-cell table:style-name="ce2" office:value-type="date" office:date-value="2020-03-21" calcext:value-type="date">
            <text:p>2020-03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301.4" calcext:value-type="float">
            <text:p>1301.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54</text:p>
          </table:table-cell>
          <table:table-cell table:style-name="ce2" office:value-type="date" office:date-value="2020-05-12" calcext:value-type="date">
            <text:p>2020-05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818.79" calcext:value-type="float">
            <text:p>-4818.7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55</text:p>
          </table:table-cell>
          <table:table-cell table:style-name="ce2" office:value-type="date" office:date-value="2022-03-07" calcext:value-type="date">
            <text:p>2022-03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785.75" calcext:value-type="float">
            <text:p>-4785.7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56</text:p>
          </table:table-cell>
          <table:table-cell table:style-name="ce2" office:value-type="date" office:date-value="2022-06-18" calcext:value-type="date">
            <text:p>2022-06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718.94" calcext:value-type="float">
            <text:p>1718.9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57</text:p>
          </table:table-cell>
          <table:table-cell table:style-name="ce2" office:value-type="date" office:date-value="2020-05-17" calcext:value-type="date">
            <text:p>2020-05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3.26" calcext:value-type="float">
            <text:p>-243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58</text:p>
          </table:table-cell>
          <table:table-cell table:style-name="ce2" office:value-type="date" office:date-value="2020-07-02" calcext:value-type="date">
            <text:p>2020-07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63.98" calcext:value-type="float">
            <text:p>163.9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59</text:p>
          </table:table-cell>
          <table:table-cell table:style-name="ce2" office:value-type="date" office:date-value="2023-11-25" calcext:value-type="date">
            <text:p>2023-11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792.48" calcext:value-type="float">
            <text:p>-3792.4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60</text:p>
          </table:table-cell>
          <table:table-cell table:style-name="ce2" office:value-type="date" office:date-value="2023-09-15" calcext:value-type="date">
            <text:p>2023-09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152" calcext:value-type="float">
            <text:p>-11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61</text:p>
          </table:table-cell>
          <table:table-cell table:style-name="ce2" office:value-type="date" office:date-value="2022-02-23" calcext:value-type="date">
            <text:p>2022-02-2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621.17" calcext:value-type="float">
            <text:p>-4621.1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62</text:p>
          </table:table-cell>
          <table:table-cell table:style-name="ce2" office:value-type="date" office:date-value="2022-09-10" calcext:value-type="date">
            <text:p>2022-09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450.99" calcext:value-type="float">
            <text:p>4450.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63</text:p>
          </table:table-cell>
          <table:table-cell table:style-name="ce2" office:value-type="date" office:date-value="2020-03-09" calcext:value-type="date">
            <text:p>2020-03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176.25" calcext:value-type="float">
            <text:p>5176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64</text:p>
          </table:table-cell>
          <table:table-cell table:style-name="ce2" office:value-type="date" office:date-value="2021-06-29" calcext:value-type="date">
            <text:p>2021-06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230.94" calcext:value-type="float">
            <text:p>-9230.9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65</text:p>
          </table:table-cell>
          <table:table-cell table:style-name="ce2" office:value-type="date" office:date-value="2020-02-22" calcext:value-type="date">
            <text:p>2020-02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647.55" calcext:value-type="float">
            <text:p>-4647.5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66</text:p>
          </table:table-cell>
          <table:table-cell table:style-name="ce2" office:value-type="date" office:date-value="2024-01-13" calcext:value-type="date">
            <text:p>2024-01-1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7482.65" calcext:value-type="float">
            <text:p>-7482.6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67</text:p>
          </table:table-cell>
          <table:table-cell table:style-name="ce2" office:value-type="date" office:date-value="2020-07-23" calcext:value-type="date">
            <text:p>2020-07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250.12" calcext:value-type="float">
            <text:p>-3250.1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68</text:p>
          </table:table-cell>
          <table:table-cell table:style-name="ce2" office:value-type="date" office:date-value="2020-05-05" calcext:value-type="date">
            <text:p>2020-05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17.19" calcext:value-type="float">
            <text:p>-417.1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69</text:p>
          </table:table-cell>
          <table:table-cell table:style-name="ce2" office:value-type="date" office:date-value="2020-02-12" calcext:value-type="date">
            <text:p>2020-02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7248.23" calcext:value-type="float">
            <text:p>-7248.2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70</text:p>
          </table:table-cell>
          <table:table-cell table:style-name="ce2" office:value-type="date" office:date-value="2020-04-20" calcext:value-type="date">
            <text:p>2020-04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609.3" calcext:value-type="float">
            <text:p>-4609.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71</text:p>
          </table:table-cell>
          <table:table-cell table:style-name="ce2" office:value-type="date" office:date-value="2022-01-30" calcext:value-type="date">
            <text:p>2022-01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019.79" calcext:value-type="float">
            <text:p>-5019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72</text:p>
          </table:table-cell>
          <table:table-cell table:style-name="ce2" office:value-type="date" office:date-value="2023-04-21" calcext:value-type="date">
            <text:p>2023-04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036.34" calcext:value-type="float">
            <text:p>1036.3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73</text:p>
          </table:table-cell>
          <table:table-cell table:style-name="ce2" office:value-type="date" office:date-value="2022-04-27" calcext:value-type="date">
            <text:p>2022-04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46.72" calcext:value-type="float">
            <text:p>346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74</text:p>
          </table:table-cell>
          <table:table-cell table:style-name="ce2" office:value-type="date" office:date-value="2020-04-04" calcext:value-type="date">
            <text:p>2020-04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608.69" calcext:value-type="float">
            <text:p>-3608.6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75</text:p>
          </table:table-cell>
          <table:table-cell table:style-name="ce2" office:value-type="date" office:date-value="2023-10-29" calcext:value-type="date">
            <text:p>2023-10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84.1" calcext:value-type="float">
            <text:p>884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76</text:p>
          </table:table-cell>
          <table:table-cell table:style-name="ce2" office:value-type="date" office:date-value="2022-06-18" calcext:value-type="date">
            <text:p>2022-06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733.4" calcext:value-type="float">
            <text:p>-2733.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77</text:p>
          </table:table-cell>
          <table:table-cell table:style-name="ce2" office:value-type="date" office:date-value="2020-12-25" calcext:value-type="date">
            <text:p>2020-12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358.28" calcext:value-type="float">
            <text:p>-1358.2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78</text:p>
          </table:table-cell>
          <table:table-cell table:style-name="ce2" office:value-type="date" office:date-value="2022-06-18" calcext:value-type="date">
            <text:p>2022-06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367.26" calcext:value-type="float">
            <text:p>8367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79</text:p>
          </table:table-cell>
          <table:table-cell table:style-name="ce2" office:value-type="date" office:date-value="2020-10-07" calcext:value-type="date">
            <text:p>2020-10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702.31" calcext:value-type="float">
            <text:p>6702.3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80</text:p>
          </table:table-cell>
          <table:table-cell table:style-name="ce2" office:value-type="date" office:date-value="2023-05-03" calcext:value-type="date">
            <text:p>2023-05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497.91" calcext:value-type="float">
            <text:p>-6497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81</text:p>
          </table:table-cell>
          <table:table-cell table:style-name="ce2" office:value-type="date" office:date-value="2023-05-03" calcext:value-type="date">
            <text:p>2023-05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148.66" calcext:value-type="float">
            <text:p>4148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82</text:p>
          </table:table-cell>
          <table:table-cell table:style-name="ce2" office:value-type="date" office:date-value="2021-10-28" calcext:value-type="date">
            <text:p>2021-10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056.98" calcext:value-type="float">
            <text:p>4056.9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83</text:p>
          </table:table-cell>
          <table:table-cell table:style-name="ce2" office:value-type="date" office:date-value="2020-04-02" calcext:value-type="date">
            <text:p>2020-04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741.32" calcext:value-type="float">
            <text:p>-5741.3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84</text:p>
          </table:table-cell>
          <table:table-cell table:style-name="ce2" office:value-type="date" office:date-value="2021-11-02" calcext:value-type="date">
            <text:p>2021-11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093.89" calcext:value-type="float">
            <text:p>4093.8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85</text:p>
          </table:table-cell>
          <table:table-cell table:style-name="ce2" office:value-type="date" office:date-value="2020-03-01" calcext:value-type="date">
            <text:p>2020-03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689.66" calcext:value-type="float">
            <text:p>7689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86</text:p>
          </table:table-cell>
          <table:table-cell table:style-name="ce2" office:value-type="date" office:date-value="2021-09-25" calcext:value-type="date">
            <text:p>2021-09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612.72" calcext:value-type="float">
            <text:p>-5612.7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87</text:p>
          </table:table-cell>
          <table:table-cell table:style-name="ce2" office:value-type="date" office:date-value="2022-12-10" calcext:value-type="date">
            <text:p>2022-12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587.51" calcext:value-type="float">
            <text:p>-4587.5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88</text:p>
          </table:table-cell>
          <table:table-cell table:style-name="ce2" office:value-type="date" office:date-value="2023-11-27" calcext:value-type="date">
            <text:p>2023-1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088.31" calcext:value-type="float">
            <text:p>5088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89</text:p>
          </table:table-cell>
          <table:table-cell table:style-name="ce2" office:value-type="date" office:date-value="2022-10-25" calcext:value-type="date">
            <text:p>2022-10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357.48" calcext:value-type="float">
            <text:p>1357.4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90</text:p>
          </table:table-cell>
          <table:table-cell table:style-name="ce2" office:value-type="date" office:date-value="2024-01-29" calcext:value-type="date">
            <text:p>2024-01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757.38" calcext:value-type="float">
            <text:p>2757.3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91</text:p>
          </table:table-cell>
          <table:table-cell table:style-name="ce2" office:value-type="date" office:date-value="2021-08-26" calcext:value-type="date">
            <text:p>2021-08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702.95" calcext:value-type="float">
            <text:p>1702.9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92</text:p>
          </table:table-cell>
          <table:table-cell table:style-name="ce2" office:value-type="date" office:date-value="2021-11-12" calcext:value-type="date">
            <text:p>2021-11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953.48" calcext:value-type="float">
            <text:p>1953.4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93</text:p>
          </table:table-cell>
          <table:table-cell table:style-name="ce2" office:value-type="date" office:date-value="2021-06-17" calcext:value-type="date">
            <text:p>2021-06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632.36" calcext:value-type="float">
            <text:p>-6632.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94</text:p>
          </table:table-cell>
          <table:table-cell table:style-name="ce2" office:value-type="date" office:date-value="2023-11-29" calcext:value-type="date">
            <text:p>2023-11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236.59" calcext:value-type="float">
            <text:p>5236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95</text:p>
          </table:table-cell>
          <table:table-cell table:style-name="ce2" office:value-type="date" office:date-value="2022-04-17" calcext:value-type="date">
            <text:p>2022-04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847.95" calcext:value-type="float">
            <text:p>5847.9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896</text:p>
          </table:table-cell>
          <table:table-cell table:style-name="ce2" office:value-type="date" office:date-value="2021-10-06" calcext:value-type="date">
            <text:p>2021-10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46.95" calcext:value-type="float">
            <text:p>-1146.9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97</text:p>
          </table:table-cell>
          <table:table-cell table:style-name="ce2" office:value-type="date" office:date-value="2020-08-20" calcext:value-type="date">
            <text:p>2020-08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17.38" calcext:value-type="float">
            <text:p>-217.3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98</text:p>
          </table:table-cell>
          <table:table-cell table:style-name="ce2" office:value-type="date" office:date-value="2021-06-07" calcext:value-type="date">
            <text:p>2021-06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655.54" calcext:value-type="float">
            <text:p>-7655.5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899</text:p>
          </table:table-cell>
          <table:table-cell table:style-name="ce2" office:value-type="date" office:date-value="2020-12-11" calcext:value-type="date">
            <text:p>2020-12-1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571.27" calcext:value-type="float">
            <text:p>2571.2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00</text:p>
          </table:table-cell>
          <table:table-cell table:style-name="ce2" office:value-type="date" office:date-value="2022-12-05" calcext:value-type="date">
            <text:p>2022-12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860.29" calcext:value-type="float">
            <text:p>2860.2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01</text:p>
          </table:table-cell>
          <table:table-cell table:style-name="ce2" office:value-type="date" office:date-value="2021-06-29" calcext:value-type="date">
            <text:p>2021-06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10.96" calcext:value-type="float">
            <text:p>-310.9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02</text:p>
          </table:table-cell>
          <table:table-cell table:style-name="ce2" office:value-type="date" office:date-value="2023-01-06" calcext:value-type="date">
            <text:p>2023-01-0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621.77" calcext:value-type="float">
            <text:p>5621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03</text:p>
          </table:table-cell>
          <table:table-cell table:style-name="ce2" office:value-type="date" office:date-value="2023-01-01" calcext:value-type="date">
            <text:p>2023-01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670.39" calcext:value-type="float">
            <text:p>-1670.3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04</text:p>
          </table:table-cell>
          <table:table-cell table:style-name="ce2" office:value-type="date" office:date-value="2022-03-04" calcext:value-type="date">
            <text:p>2022-03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823.03" calcext:value-type="float">
            <text:p>2823.0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05</text:p>
          </table:table-cell>
          <table:table-cell table:style-name="ce2" office:value-type="date" office:date-value="2020-09-05" calcext:value-type="date">
            <text:p>2020-09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5098.32" calcext:value-type="float">
            <text:p>-5098.3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06</text:p>
          </table:table-cell>
          <table:table-cell table:style-name="ce2" office:value-type="date" office:date-value="2020-02-16" calcext:value-type="date">
            <text:p>2020-0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7.76" calcext:value-type="float">
            <text:p>-117.7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07</text:p>
          </table:table-cell>
          <table:table-cell table:style-name="ce2" office:value-type="date" office:date-value="2023-02-18" calcext:value-type="date">
            <text:p>2023-02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871.77" calcext:value-type="float">
            <text:p>-871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08</text:p>
          </table:table-cell>
          <table:table-cell table:style-name="ce2" office:value-type="date" office:date-value="2020-08-01" calcext:value-type="date">
            <text:p>2020-08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126.54" calcext:value-type="float">
            <text:p>1126.5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09</text:p>
          </table:table-cell>
          <table:table-cell table:style-name="ce2" office:value-type="date" office:date-value="2020-08-26" calcext:value-type="date">
            <text:p>2020-08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847.63" calcext:value-type="float">
            <text:p>-1847.6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0</text:p>
          </table:table-cell>
          <table:table-cell table:style-name="ce2" office:value-type="date" office:date-value="2022-12-15" calcext:value-type="date">
            <text:p>2022-12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57.36" calcext:value-type="float">
            <text:p>-657.3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1</text:p>
          </table:table-cell>
          <table:table-cell table:style-name="ce2" office:value-type="date" office:date-value="2020-12-15" calcext:value-type="date">
            <text:p>2020-12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130.24" calcext:value-type="float">
            <text:p>4130.2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2</text:p>
          </table:table-cell>
          <table:table-cell table:style-name="ce2" office:value-type="date" office:date-value="2020-04-16" calcext:value-type="date">
            <text:p>2020-04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183.82" calcext:value-type="float">
            <text:p>-2183.8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3</text:p>
          </table:table-cell>
          <table:table-cell table:style-name="ce2" office:value-type="date" office:date-value="2022-04-10" calcext:value-type="date">
            <text:p>2022-04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8032.89" calcext:value-type="float">
            <text:p>-8032.8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4</text:p>
          </table:table-cell>
          <table:table-cell table:style-name="ce2" office:value-type="date" office:date-value="2020-02-17" calcext:value-type="date">
            <text:p>2020-02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747.92" calcext:value-type="float">
            <text:p>8747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5</text:p>
          </table:table-cell>
          <table:table-cell table:style-name="ce2" office:value-type="date" office:date-value="2020-12-02" calcext:value-type="date">
            <text:p>2020-12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6907.27" calcext:value-type="float">
            <text:p>6907.2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6</text:p>
          </table:table-cell>
          <table:table-cell table:style-name="ce2" office:value-type="date" office:date-value="2022-11-15" calcext:value-type="date">
            <text:p>2022-11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461.31" calcext:value-type="float">
            <text:p>-6461.3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7</text:p>
          </table:table-cell>
          <table:table-cell table:style-name="ce2" office:value-type="date" office:date-value="2022-03-14" calcext:value-type="date">
            <text:p>2022-03-1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448.54" calcext:value-type="float">
            <text:p>3448.5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8</text:p>
          </table:table-cell>
          <table:table-cell table:style-name="ce2" office:value-type="date" office:date-value="2023-07-04" calcext:value-type="date">
            <text:p>2023-07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514.87" calcext:value-type="float">
            <text:p>-2514.8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19</text:p>
          </table:table-cell>
          <table:table-cell table:style-name="ce2" office:value-type="date" office:date-value="2020-01-08" calcext:value-type="date">
            <text:p>2020-01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317.44" calcext:value-type="float">
            <text:p>1317.4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20</text:p>
          </table:table-cell>
          <table:table-cell table:style-name="ce2" office:value-type="date" office:date-value="2021-09-16" calcext:value-type="date">
            <text:p>2021-09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471.12" calcext:value-type="float">
            <text:p>1471.1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21</text:p>
          </table:table-cell>
          <table:table-cell table:style-name="ce2" office:value-type="date" office:date-value="2023-06-30" calcext:value-type="date">
            <text:p>2023-06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72.04" calcext:value-type="float">
            <text:p>-1172.0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22</text:p>
          </table:table-cell>
          <table:table-cell table:style-name="ce2" office:value-type="date" office:date-value="2021-12-19" calcext:value-type="date">
            <text:p>2021-12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918.83" calcext:value-type="float">
            <text:p>-3918.8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23</text:p>
          </table:table-cell>
          <table:table-cell table:style-name="ce2" office:value-type="date" office:date-value="2020-10-29" calcext:value-type="date">
            <text:p>2020-10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452.71" calcext:value-type="float">
            <text:p>-3452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24</text:p>
          </table:table-cell>
          <table:table-cell table:style-name="ce2" office:value-type="date" office:date-value="2021-09-30" calcext:value-type="date">
            <text:p>2021-09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580.96" calcext:value-type="float">
            <text:p>-4580.9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25</text:p>
          </table:table-cell>
          <table:table-cell table:style-name="ce2" office:value-type="date" office:date-value="2020-02-25" calcext:value-type="date">
            <text:p>2020-02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159.11" calcext:value-type="float">
            <text:p>-4159.1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26</text:p>
          </table:table-cell>
          <table:table-cell table:style-name="ce2" office:value-type="date" office:date-value="2021-12-26" calcext:value-type="date">
            <text:p>2021-12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35.89" calcext:value-type="float">
            <text:p>-335.8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27</text:p>
          </table:table-cell>
          <table:table-cell table:style-name="ce2" office:value-type="date" office:date-value="2021-06-09" calcext:value-type="date">
            <text:p>2021-06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578.8" calcext:value-type="float">
            <text:p>-3578.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28</text:p>
          </table:table-cell>
          <table:table-cell table:style-name="ce2" office:value-type="date" office:date-value="2021-04-18" calcext:value-type="date">
            <text:p>2021-04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410.26" calcext:value-type="float">
            <text:p>3410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29</text:p>
          </table:table-cell>
          <table:table-cell table:style-name="ce2" office:value-type="date" office:date-value="2020-01-28" calcext:value-type="date">
            <text:p>2020-01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436.23" calcext:value-type="float">
            <text:p>7436.2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30</text:p>
          </table:table-cell>
          <table:table-cell table:style-name="ce2" office:value-type="date" office:date-value="2020-03-18" calcext:value-type="date">
            <text:p>2020-03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900.27" calcext:value-type="float">
            <text:p>-2900.2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31</text:p>
          </table:table-cell>
          <table:table-cell table:style-name="ce2" office:value-type="date" office:date-value="2023-05-24" calcext:value-type="date">
            <text:p>2023-05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197.02" calcext:value-type="float">
            <text:p>1197.0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32</text:p>
          </table:table-cell>
          <table:table-cell table:style-name="ce2" office:value-type="date" office:date-value="2023-11-10" calcext:value-type="date">
            <text:p>2023-11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498.43" calcext:value-type="float">
            <text:p>2498.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33</text:p>
          </table:table-cell>
          <table:table-cell table:style-name="ce2" office:value-type="date" office:date-value="2020-12-30" calcext:value-type="date">
            <text:p>2020-12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360.01" calcext:value-type="float">
            <text:p>2360.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34</text:p>
          </table:table-cell>
          <table:table-cell table:style-name="ce2" office:value-type="date" office:date-value="2021-10-27" calcext:value-type="date">
            <text:p>2021-10-2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79.78" calcext:value-type="float">
            <text:p>379.7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35</text:p>
          </table:table-cell>
          <table:table-cell table:style-name="ce2" office:value-type="date" office:date-value="2021-06-09" calcext:value-type="date">
            <text:p>2021-06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713.41" calcext:value-type="float">
            <text:p>3713.4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36</text:p>
          </table:table-cell>
          <table:table-cell table:style-name="ce2" office:value-type="date" office:date-value="2021-11-29" calcext:value-type="date">
            <text:p>2021-11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411.24" calcext:value-type="float">
            <text:p>2411.2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37</text:p>
          </table:table-cell>
          <table:table-cell table:style-name="ce2" office:value-type="date" office:date-value="2023-08-28" calcext:value-type="date">
            <text:p>2023-08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188.31" calcext:value-type="float">
            <text:p>-6188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38</text:p>
          </table:table-cell>
          <table:table-cell table:style-name="ce2" office:value-type="date" office:date-value="2022-06-01" calcext:value-type="date">
            <text:p>2022-06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345.78" calcext:value-type="float">
            <text:p>4345.7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39</text:p>
          </table:table-cell>
          <table:table-cell table:style-name="ce2" office:value-type="date" office:date-value="2022-10-27" calcext:value-type="date">
            <text:p>2022-10-2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436.45" calcext:value-type="float">
            <text:p>4436.4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40</text:p>
          </table:table-cell>
          <table:table-cell table:style-name="ce2" office:value-type="date" office:date-value="2022-10-23" calcext:value-type="date">
            <text:p>2022-10-2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816.43" calcext:value-type="float">
            <text:p>-3816.4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41</text:p>
          </table:table-cell>
          <table:table-cell table:style-name="ce2" office:value-type="date" office:date-value="2022-07-07" calcext:value-type="date">
            <text:p>2022-07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89.69" calcext:value-type="float">
            <text:p>189.6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42</text:p>
          </table:table-cell>
          <table:table-cell table:style-name="ce2" office:value-type="date" office:date-value="2022-01-19" calcext:value-type="date">
            <text:p>2022-01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416.64" calcext:value-type="float">
            <text:p>3416.6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43</text:p>
          </table:table-cell>
          <table:table-cell table:style-name="ce2" office:value-type="date" office:date-value="2020-12-28" calcext:value-type="date">
            <text:p>2020-12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046.57" calcext:value-type="float">
            <text:p>-1046.5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44</text:p>
          </table:table-cell>
          <table:table-cell table:style-name="ce2" office:value-type="date" office:date-value="2023-07-21" calcext:value-type="date">
            <text:p>2023-07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5364.89" calcext:value-type="float">
            <text:p>5364.8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45</text:p>
          </table:table-cell>
          <table:table-cell table:style-name="ce2" office:value-type="date" office:date-value="2022-03-16" calcext:value-type="date">
            <text:p>2022-03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1819.36" calcext:value-type="float">
            <text:p>11819.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46</text:p>
          </table:table-cell>
          <table:table-cell table:style-name="ce2" office:value-type="date" office:date-value="2022-01-08" calcext:value-type="date">
            <text:p>2022-01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929.93" calcext:value-type="float">
            <text:p>-3929.9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47</text:p>
          </table:table-cell>
          <table:table-cell table:style-name="ce2" office:value-type="date" office:date-value="2022-11-04" calcext:value-type="date">
            <text:p>2022-11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905.22" calcext:value-type="float">
            <text:p>-6905.2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48</text:p>
          </table:table-cell>
          <table:table-cell table:style-name="ce2" office:value-type="date" office:date-value="2023-04-30" calcext:value-type="date">
            <text:p>2023-04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519.09" calcext:value-type="float">
            <text:p>1519.0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49</text:p>
          </table:table-cell>
          <table:table-cell table:style-name="ce2" office:value-type="date" office:date-value="2021-04-29" calcext:value-type="date">
            <text:p>2021-04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607.81" calcext:value-type="float">
            <text:p>3607.8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50</text:p>
          </table:table-cell>
          <table:table-cell table:style-name="ce2" office:value-type="date" office:date-value="2020-01-28" calcext:value-type="date">
            <text:p>2020-01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154.33" calcext:value-type="float">
            <text:p>-1154.3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51</text:p>
          </table:table-cell>
          <table:table-cell table:style-name="ce2" office:value-type="date" office:date-value="2021-12-14" calcext:value-type="date">
            <text:p>2021-12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266.3" calcext:value-type="float">
            <text:p>7266.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52</text:p>
          </table:table-cell>
          <table:table-cell table:style-name="ce2" office:value-type="date" office:date-value="2022-11-28" calcext:value-type="date">
            <text:p>2022-11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693.03" calcext:value-type="float">
            <text:p>-6693.0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53</text:p>
          </table:table-cell>
          <table:table-cell table:style-name="ce2" office:value-type="date" office:date-value="2023-07-20" calcext:value-type="date">
            <text:p>2023-07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464.59" calcext:value-type="float">
            <text:p>3464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54</text:p>
          </table:table-cell>
          <table:table-cell table:style-name="ce2" office:value-type="date" office:date-value="2023-06-08" calcext:value-type="date">
            <text:p>2023-06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029.3" calcext:value-type="float">
            <text:p>-3029.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55</text:p>
          </table:table-cell>
          <table:table-cell table:style-name="ce2" office:value-type="date" office:date-value="2020-03-26" calcext:value-type="date">
            <text:p>2020-03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8596.89" calcext:value-type="float">
            <text:p>8596.8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56</text:p>
          </table:table-cell>
          <table:table-cell table:style-name="ce2" office:value-type="date" office:date-value="2024-02-06" calcext:value-type="date">
            <text:p>2024-02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9962.58" calcext:value-type="float">
            <text:p>9962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57</text:p>
          </table:table-cell>
          <table:table-cell table:style-name="ce2" office:value-type="date" office:date-value="2020-05-05" calcext:value-type="date">
            <text:p>2020-05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833.28" calcext:value-type="float">
            <text:p>-3833.2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58</text:p>
          </table:table-cell>
          <table:table-cell table:style-name="ce2" office:value-type="date" office:date-value="2022-03-22" calcext:value-type="date">
            <text:p>2022-03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747.79" calcext:value-type="float">
            <text:p>-2747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59</text:p>
          </table:table-cell>
          <table:table-cell table:style-name="ce2" office:value-type="date" office:date-value="2021-06-20" calcext:value-type="date">
            <text:p>2021-06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297.94" calcext:value-type="float">
            <text:p>4297.9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60</text:p>
          </table:table-cell>
          <table:table-cell table:style-name="ce2" office:value-type="date" office:date-value="2020-05-24" calcext:value-type="date">
            <text:p>2020-05-2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935.65" calcext:value-type="float">
            <text:p>-1935.6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61</text:p>
          </table:table-cell>
          <table:table-cell table:style-name="ce2" office:value-type="date" office:date-value="2023-05-20" calcext:value-type="date">
            <text:p>2023-05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27.06" calcext:value-type="float">
            <text:p>-227.0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62</text:p>
          </table:table-cell>
          <table:table-cell table:style-name="ce2" office:value-type="date" office:date-value="2020-01-25" calcext:value-type="date">
            <text:p>2020-01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26.94" calcext:value-type="float">
            <text:p>126.9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63</text:p>
          </table:table-cell>
          <table:table-cell table:style-name="ce2" office:value-type="date" office:date-value="2023-11-18" calcext:value-type="date">
            <text:p>2023-11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9598.37" calcext:value-type="float">
            <text:p>-9598.3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64</text:p>
          </table:table-cell>
          <table:table-cell table:style-name="ce2" office:value-type="date" office:date-value="2020-03-07" calcext:value-type="date">
            <text:p>2020-03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9.19" calcext:value-type="float">
            <text:p>-69.1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65</text:p>
          </table:table-cell>
          <table:table-cell table:style-name="ce2" office:value-type="date" office:date-value="2020-08-20" calcext:value-type="date">
            <text:p>2020-08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448.64" calcext:value-type="float">
            <text:p>-3448.6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66</text:p>
          </table:table-cell>
          <table:table-cell table:style-name="ce2" office:value-type="date" office:date-value="2020-04-18" calcext:value-type="date">
            <text:p>2020-04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465.61" calcext:value-type="float">
            <text:p>-2465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67</text:p>
          </table:table-cell>
          <table:table-cell table:style-name="ce2" office:value-type="date" office:date-value="2023-03-15" calcext:value-type="date">
            <text:p>2023-03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7218.16" calcext:value-type="float">
            <text:p>7218.1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68</text:p>
          </table:table-cell>
          <table:table-cell table:style-name="ce2" office:value-type="date" office:date-value="2020-04-20" calcext:value-type="date">
            <text:p>2020-04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282.53" calcext:value-type="float">
            <text:p>-6282.5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69</text:p>
          </table:table-cell>
          <table:table-cell table:style-name="ce2" office:value-type="date" office:date-value="2020-08-15" calcext:value-type="date">
            <text:p>2020-08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066.03" calcext:value-type="float">
            <text:p>4066.0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70</text:p>
          </table:table-cell>
          <table:table-cell table:style-name="ce2" office:value-type="date" office:date-value="2020-04-20" calcext:value-type="date">
            <text:p>2020-04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394.81" calcext:value-type="float">
            <text:p>-1394.8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71</text:p>
          </table:table-cell>
          <table:table-cell table:style-name="ce2" office:value-type="date" office:date-value="2024-02-02" calcext:value-type="date">
            <text:p>2024-02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398.8" calcext:value-type="float">
            <text:p>-1398.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72</text:p>
          </table:table-cell>
          <table:table-cell table:style-name="ce2" office:value-type="date" office:date-value="2020-02-03" calcext:value-type="date">
            <text:p>2020-02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951.86" calcext:value-type="float">
            <text:p>3951.8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73</text:p>
          </table:table-cell>
          <table:table-cell table:style-name="ce2" office:value-type="date" office:date-value="2021-09-14" calcext:value-type="date">
            <text:p>2021-09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700.26" calcext:value-type="float">
            <text:p>1700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74</text:p>
          </table:table-cell>
          <table:table-cell table:style-name="ce2" office:value-type="date" office:date-value="2023-10-24" calcext:value-type="date">
            <text:p>2023-10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853.06" calcext:value-type="float">
            <text:p>2853.0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75</text:p>
          </table:table-cell>
          <table:table-cell table:style-name="ce2" office:value-type="date" office:date-value="2022-01-17" calcext:value-type="date">
            <text:p>2022-0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840.92" calcext:value-type="float">
            <text:p>4840.9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76</text:p>
          </table:table-cell>
          <table:table-cell table:style-name="ce2" office:value-type="date" office:date-value="2021-08-17" calcext:value-type="date">
            <text:p>2021-08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656.54" calcext:value-type="float">
            <text:p>-1656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77</text:p>
          </table:table-cell>
          <table:table-cell table:style-name="ce2" office:value-type="date" office:date-value="2021-02-28" calcext:value-type="date">
            <text:p>2021-02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061.18" calcext:value-type="float">
            <text:p>-3061.1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78</text:p>
          </table:table-cell>
          <table:table-cell table:style-name="ce2" office:value-type="date" office:date-value="2021-09-04" calcext:value-type="date">
            <text:p>2021-09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425.75" calcext:value-type="float">
            <text:p>-5425.7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79</text:p>
          </table:table-cell>
          <table:table-cell table:style-name="ce2" office:value-type="date" office:date-value="2021-11-22" calcext:value-type="date">
            <text:p>2021-11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127.05" calcext:value-type="float">
            <text:p>-4127.0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80</text:p>
          </table:table-cell>
          <table:table-cell table:style-name="ce2" office:value-type="date" office:date-value="2023-07-29" calcext:value-type="date">
            <text:p>2023-07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4745.47" calcext:value-type="float">
            <text:p>14745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81</text:p>
          </table:table-cell>
          <table:table-cell table:style-name="ce2" office:value-type="date" office:date-value="2023-09-05" calcext:value-type="date">
            <text:p>2023-09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223.4" calcext:value-type="float">
            <text:p>6223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82</text:p>
          </table:table-cell>
          <table:table-cell table:style-name="ce2" office:value-type="date" office:date-value="2024-01-06" calcext:value-type="date">
            <text:p>2024-01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755.37" calcext:value-type="float">
            <text:p>-6755.3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83</text:p>
          </table:table-cell>
          <table:table-cell table:style-name="ce2" office:value-type="date" office:date-value="2020-11-10" calcext:value-type="date">
            <text:p>2020-11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612.29" calcext:value-type="float">
            <text:p>-6612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84</text:p>
          </table:table-cell>
          <table:table-cell table:style-name="ce2" office:value-type="date" office:date-value="2022-05-26" calcext:value-type="date">
            <text:p>2022-05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409.33" calcext:value-type="float">
            <text:p>2409.3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85</text:p>
          </table:table-cell>
          <table:table-cell table:style-name="ce2" office:value-type="date" office:date-value="2023-11-01" calcext:value-type="date">
            <text:p>2023-11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736.32" calcext:value-type="float">
            <text:p>2736.3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86</text:p>
          </table:table-cell>
          <table:table-cell table:style-name="ce2" office:value-type="date" office:date-value="2023-08-05" calcext:value-type="date">
            <text:p>2023-08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744.42" calcext:value-type="float">
            <text:p>2744.4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87</text:p>
          </table:table-cell>
          <table:table-cell table:style-name="ce2" office:value-type="date" office:date-value="2023-12-31" calcext:value-type="date">
            <text:p>2023-12-3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74.78" calcext:value-type="float">
            <text:p>-1274.7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88</text:p>
          </table:table-cell>
          <table:table-cell table:style-name="ce2" office:value-type="date" office:date-value="2021-10-23" calcext:value-type="date">
            <text:p>2021-10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27.27" calcext:value-type="float">
            <text:p>-627.2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89</text:p>
          </table:table-cell>
          <table:table-cell table:style-name="ce2" office:value-type="date" office:date-value="2020-10-03" calcext:value-type="date">
            <text:p>2020-10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639.4" calcext:value-type="float">
            <text:p>1639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90</text:p>
          </table:table-cell>
          <table:table-cell table:style-name="ce2" office:value-type="date" office:date-value="2021-09-15" calcext:value-type="date">
            <text:p>2021-09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29.47" calcext:value-type="float">
            <text:p>429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91</text:p>
          </table:table-cell>
          <table:table-cell table:style-name="ce2" office:value-type="date" office:date-value="2021-05-30" calcext:value-type="date">
            <text:p>2021-05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1096.5" calcext:value-type="float">
            <text:p>-11096.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92</text:p>
          </table:table-cell>
          <table:table-cell table:style-name="ce2" office:value-type="date" office:date-value="2023-10-05" calcext:value-type="date">
            <text:p>2023-10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49" calcext:value-type="float">
            <text:p>-114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93</text:p>
          </table:table-cell>
          <table:table-cell table:style-name="ce2" office:value-type="date" office:date-value="2022-04-22" calcext:value-type="date">
            <text:p>2022-04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257.03" calcext:value-type="float">
            <text:p>-4257.0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94</text:p>
          </table:table-cell>
          <table:table-cell table:style-name="ce2" office:value-type="date" office:date-value="2024-01-09" calcext:value-type="date">
            <text:p>2024-01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76.06" calcext:value-type="float">
            <text:p>876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95</text:p>
          </table:table-cell>
          <table:table-cell table:style-name="ce2" office:value-type="date" office:date-value="2020-12-15" calcext:value-type="date">
            <text:p>2020-12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4926.3" calcext:value-type="float">
            <text:p>14926.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96</text:p>
          </table:table-cell>
          <table:table-cell table:style-name="ce2" office:value-type="date" office:date-value="2022-04-02" calcext:value-type="date">
            <text:p>2022-04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837.41" calcext:value-type="float">
            <text:p>1837.4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100997</text:p>
          </table:table-cell>
          <table:table-cell table:style-name="ce2" office:value-type="date" office:date-value="2023-03-06" calcext:value-type="date">
            <text:p>2023-03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567.65" calcext:value-type="float">
            <text:p>-1567.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98</text:p>
          </table:table-cell>
          <table:table-cell table:style-name="ce2" office:value-type="date" office:date-value="2022-01-28" calcext:value-type="date">
            <text:p>2022-01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609.01" calcext:value-type="float">
            <text:p>4609.0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00999</text:p>
          </table:table-cell>
          <table:table-cell table:style-name="ce2" office:value-type="date" office:date-value="2022-06-17" calcext:value-type="date">
            <text:p>2022-06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413.44" calcext:value-type="float">
            <text:p>2413.4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number-columns-repeated="101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ConversionRateToUS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R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PY</text:p>
          </table:table-cell>
          <table:table-cell table:style-name="ce3" office:value-type="float" office:value="0.007" calcext:value-type="float">
            <text:p>0.0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BP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_20_conversion" style:display-name="PageStyle_currency conver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822" meta:object-count="0"/>
    <meta:generator>LibreOfficeDev/6.0.5.2$Linux_X86_64 LibreOffice_project/</meta:generator>
  </office:meta>
</office:document-meta>
</file>